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2.2898in"/>
    </style:style>
    <style:style style:name="co3" style:family="table-column">
      <style:table-column-properties fo:break-before="auto" style:column-width="2.7453in"/>
    </style:style>
    <style:style style:name="co4" style:family="table-column">
      <style:table-column-properties fo:break-before="auto" style:column-width="1.2709in"/>
    </style:style>
    <style:style style:name="co5" style:family="table-column">
      <style:table-column-properties fo:break-before="auto" style:column-width="2.530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1.4453in"/>
    </style:style>
    <style:style style:name="co17" style:family="table-column">
      <style:table-column-properties fo:break-before="auto" style:column-width="1.0835in"/>
    </style:style>
    <style:style style:name="co18" style:family="table-column">
      <style:table-column-properties fo:break-before="auto" style:column-width="1.1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9" style:family="table-cell" style:parent-style-name="Default" style:data-style-name="N100">
      <style:text-properties style:text-position=""/>
    </style:style>
    <style:style style:name="ce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/>
    <style:style style:name="ce8" style:family="table-cell" style:parent-style-name="Default" style:data-style-name="N2"/>
    <style:style style:name="ce10" style:family="table-cell" style:parent-style-name="Default">
      <style:table-cell-properties fo:padding="0.028in"/>
    </style:style>
    <style:style style:name="ce11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f 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number-columns-repeated="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2" svg:width="1.1413in" svg:height="0.2346in" svg:x="11.5508in" svg:y="0.0079in" draw:caption-point-x="-0.2402in" draw:caption-point-y="0.3398in">
              <dc:date>2014-01-24T00:00:00</dc:date>
              <text:p text:style-name="P1"><text:span text:style-name="T1">SF Planning p. 6</text:span></text:p>
            </office:annotation>
            <text:p>346643</text:p>
          </table:table-cell>
          <table:table-cell table:number-columns-repeated="4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4"/>
        </table:table-row>
      </table:table>
      <table:table table:name="sfunits2" table:style-name="ta1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number-columns-repeated="3"/>
          <table:table-cell office:value-type="string">
            <text:p>Date</text:p>
          </table:table-cell>
          <table:table-cell office:value-type="string">
            <text:p>Total</text:p>
          </table:table-cell>
          <table:table-cell/>
          <table:table-cell table:style-name="ce3" office:value-type="string">
            <text:p>date</text:p>
          </table:table-cell>
          <table:table-cell table:style-name="ce3" office:value-type="string">
            <text:p>Total</text:p>
          </table:table-cell>
          <table:table-cell office:value-type="string">
            <text:p>Projected</text:p>
          </table:table-cell>
        </table:table-row>
        <table:table-row table:style-name="ro4">
          <table:table-cell office:value-type="float" office:value="1992">
            <text:p>1992</text:p>
          </table:table-cell>
          <table:table-cell office:value-type="float" office:value="767">
            <text:p>767</text:p>
          </table:table-cell>
          <table:table-cell office:value-type="float" office:value="-76">
            <text:p>-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style-name="ce1" table:formula="of:=[.F3]-[.E3]" office:value-type="float" office:value="346355">
            <text:p>346355</text:p>
          </table:table-cell>
          <table:table-cell table:number-columns-repeated="2"/>
          <table:table-cell office:value-type="float" office:value="1992">
            <text:p>1992</text:p>
          </table:table-cell>
          <table:table-cell table:style-name="ce1" table:formula="of:=[.J3]-[.I3]" office:value-type="float" office:value="338278">
            <text:p>338278</text:p>
          </table:table-cell>
          <table:table-cell/>
          <table:table-cell office:value-type="float" office:value="2013">
            <text:p>2013</text:p>
          </table:table-cell>
          <table:table-cell office:value-type="float" office:value="378424">
            <text:p>378424</text:p>
          </table:table-cell>
          <table:table-cell table:style-name="ce4" office:value-type="float" office:value="378424">
            <text:p>378424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379">
            <text:p>379</text:p>
          </table:table-cell>
          <table:table-cell office:value-type="float" office:value="-26">
            <text:p>-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style-name="ce1" table:formula="of:=[.F4]-[.E4]" office:value-type="float" office:value="346643">
            <text:p>346643</text:p>
          </table:table-cell>
          <table:table-cell table:number-columns-repeated="2"/>
          <table:table-cell office:value-type="float" office:value="1993">
            <text:p>1993</text:p>
          </table:table-cell>
          <table:table-cell table:style-name="ce1" table:formula="of:=[.J4]-[.I4]" office:value-type="float" office:value="340271">
            <text:p>340271</text:p>
          </table:table-cell>
          <table:table-cell/>
          <table:table-cell office:value-type="float" office:value="2014">
            <text:p>2014</text:p>
          </table:table-cell>
          <table:table-cell table:formula="of:=[.M2]+5000" office:value-type="float" office:value="383424">
            <text:p>383424</text:p>
          </table:table-cell>
          <table:table-cell table:style-name="ce4" table:formula="of:=[.N2]*1.013" office:value-type="float" office:value="383343.512">
            <text:p>383344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1234">
            <text:p>1234</text:p>
          </table:table-cell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style-name="ce1" table:formula="of:=[.F5]-[.E5]" office:value-type="float" office:value="347829">
            <text:p>347829</text:p>
          </table:table-cell>
          <table:table-cell table:number-columns-repeated="2"/>
          <table:table-cell office:value-type="float" office:value="1994">
            <text:p>1994</text:p>
          </table:table-cell>
          <table:table-cell table:style-name="ce1" table:formula="of:=[.J5]-[.I5]" office:value-type="float" office:value="342265">
            <text:p>342265</text:p>
          </table:table-cell>
          <table:table-cell/>
          <table:table-cell office:value-type="float" office:value="2015">
            <text:p>2015</text:p>
          </table:table-cell>
          <table:table-cell table:formula="of:=[.M3]+5000" office:value-type="float" office:value="388424">
            <text:p>388424</text:p>
          </table:table-cell>
          <table:table-cell table:style-name="ce4" table:formula="of:=[.N3]*1.013" office:value-type="float" office:value="388326.977656">
            <text:p>388327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32">
            <text:p>532</text:p>
          </table:table-cell>
          <table:table-cell office:value-type="float" office:value="-55">
            <text:p>-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style-name="ce1" table:formula="of:=[.F6]-[.E6]" office:value-type="float" office:value="348230">
            <text:p>348230</text:p>
          </table:table-cell>
          <table:table-cell table:number-columns-repeated="2"/>
          <table:table-cell office:value-type="float" office:value="1995">
            <text:p>1995</text:p>
          </table:table-cell>
          <table:table-cell table:style-name="ce1" table:formula="of:=[.J6]-[.I6]" office:value-type="float" office:value="344260">
            <text:p>344260</text:p>
          </table:table-cell>
          <table:table-cell/>
          <table:table-cell office:value-type="float" office:value="2016">
            <text:p>2016</text:p>
          </table:table-cell>
          <table:table-cell table:formula="of:=[.M4]+5000" office:value-type="float" office:value="393424">
            <text:p>393424</text:p>
          </table:table-cell>
          <table:table-cell table:style-name="ce4" table:formula="of:=[.N4]*1.013" office:value-type="float" office:value="393375.228365528">
            <text:p>393375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909">
            <text:p>909</text:p>
          </table:table-cell>
          <table:table-cell office:value-type="float" office:value="-278">
            <text:p>-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style-name="ce1" table:formula="of:=[.F7]-[.E7]" office:value-type="float" office:value="348913">
            <text:p>348913</text:p>
          </table:table-cell>
          <table:table-cell table:number-columns-repeated="2"/>
          <table:table-cell office:value-type="float" office:value="1996">
            <text:p>1996</text:p>
          </table:table-cell>
          <table:table-cell table:style-name="ce1" table:formula="of:=[.J7]-[.I7]" office:value-type="float" office:value="346256">
            <text:p>346256</text:p>
          </table:table-cell>
          <table:table-cell/>
          <table:table-cell office:value-type="float" office:value="2017">
            <text:p>2017</text:p>
          </table:table-cell>
          <table:table-cell table:formula="of:=[.M5]+5000" office:value-type="float" office:value="398424">
            <text:p>398424</text:p>
          </table:table-cell>
          <table:table-cell table:style-name="ce4" table:formula="of:=[.N5]*1.013" office:value-type="float" office:value="398489.10633428">
            <text:p>398489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906">
            <text:p>906</text:p>
          </table:table-cell>
          <table:table-cell office:value-type="float" office:value="-344">
            <text:p>-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style-name="ce1" table:formula="of:=[.F8]-[.E8]" office:value-type="float" office:value="349638">
            <text:p>349638</text:p>
          </table:table-cell>
          <table:table-cell table:number-columns-repeated="2"/>
          <table:table-cell office:value-type="float" office:value="1997">
            <text:p>1997</text:p>
          </table:table-cell>
          <table:table-cell table:style-name="ce1" table:formula="of:=[.J8]-[.I8]" office:value-type="float" office:value="348253">
            <text:p>348253</text:p>
          </table:table-cell>
          <table:table-cell/>
          <table:table-cell office:value-type="float" office:value="2018">
            <text:p>2018</text:p>
          </table:table-cell>
          <table:table-cell table:formula="of:=[.M6]+5000" office:value-type="float" office:value="403424">
            <text:p>403424</text:p>
          </table:table-cell>
          <table:table-cell table:style-name="ce4" table:formula="of:=[.N6]*1.013" office:value-type="float" office:value="403669.464716625">
            <text:p>403669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909">
            <text:p>909</text:p>
          </table:table-cell>
          <table:table-cell office:value-type="float" office:value="-54">
            <text:p>-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style-name="ce1" table:formula="of:=[.F9]-[.E9]" office:value-type="float" office:value="350512">
            <text:p>350512</text:p>
          </table:table-cell>
          <table:table-cell table:number-columns-repeated="2"/>
          <table:table-cell office:value-type="float" office:value="1998">
            <text:p>1998</text:p>
          </table:table-cell>
          <table:table-cell table:style-name="ce1" table:formula="of:=[.J9]-[.I9]" office:value-type="float" office:value="350251">
            <text:p>350251</text:p>
          </table:table-cell>
          <table:table-cell/>
          <table:table-cell office:value-type="float" office:value="2019">
            <text:p>2019</text:p>
          </table:table-cell>
          <table:table-cell table:formula="of:=[.M7]+5000" office:value-type="float" office:value="408424">
            <text:p>408424</text:p>
          </table:table-cell>
          <table:table-cell table:style-name="ce4" table:formula="of:=[.N7]*1.013" office:value-type="float" office:value="408917.167757941">
            <text:p>408917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1225">
            <text:p>1225</text:p>
          </table:table-cell>
          <table:table-cell office:value-type="float" office:value="-98">
            <text:p>-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style-name="ce1" table:formula="of:=[.F10]-[.E10]" office:value-type="float" office:value="351797">
            <text:p>351797</text:p>
          </table:table-cell>
          <table:table-cell table:number-columns-repeated="2"/>
          <table:table-cell office:value-type="float" office:value="1999">
            <text:p>1999</text:p>
          </table:table-cell>
          <table:table-cell table:style-name="ce1" table:formula="of:=[.J10]-[.I10]" office:value-type="float" office:value="352250">
            <text:p>352250</text:p>
          </table:table-cell>
          <table:table-cell/>
          <table:table-cell office:value-type="float" office:value="2020">
            <text:p>2020</text:p>
          </table:table-cell>
          <table:table-cell table:formula="of:=[.M8]+5000" office:value-type="float" office:value="413424">
            <text:p>413424</text:p>
          </table:table-cell>
          <table:table-cell table:style-name="ce4" table:formula="of:=[.N8]*1.013" office:value-type="float" office:value="414233.090938795">
            <text:p>414233</text:p>
          </table:table-cell>
        </table:table-row>
        <table:table-row table:style-name="ro4">
          <table:table-cell office:value-type="float" office:value="2000">
            <text:p>2000</text:p>
          </table:table-cell>
          <table:table-cell office:value-type="float" office:value="1859">
            <text:p>1859</text:p>
          </table:table-cell>
          <table:table-cell office:value-type="float" office:value="-61">
            <text:p>-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style-name="ce1" table:formula="of:=[.F11]-[.E11]" office:value-type="float" office:value="353594">
            <text:p>353594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1" table:formula="of:=[.J11]-[.I11]" office:value-type="float" office:value="354250">
            <text:p>354250</text:p>
          </table:table-cell>
          <table:table-cell table:number-columns-repeated="4"/>
        </table:table-row>
        <table:table-row table:style-name="ro4">
          <table:table-cell office:value-type="float" office:value="2001">
            <text:p>2001</text:p>
          </table:table-cell>
          <table:table-cell office:value-type="float" office:value="1619">
            <text:p>1619</text:p>
          </table:table-cell>
          <table:table-cell office:value-type="float" office:value="-99">
            <text:p>-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style-name="ce1" table:formula="of:=[.F12]-[.E12]" office:value-type="float" office:value="355373">
            <text:p>355373</text:p>
          </table:table-cell>
          <table:table-cell table:number-columns-repeated="2"/>
          <table:table-cell office:value-type="float" office:value="2001">
            <text:p>2001</text:p>
          </table:table-cell>
          <table:table-cell table:style-name="ce1" table:formula="of:=[.J12]-[.I12]" office:value-type="float" office:value="356251">
            <text:p>356251</text:p>
          </table:table-cell>
          <table:table-cell table:number-columns-repeated="4"/>
        </table:table-row>
        <table:table-row table:style-name="ro4">
          <table:table-cell office:value-type="float" office:value="2002">
            <text:p>2002</text:p>
          </table:table-cell>
          <table:table-cell office:value-type="float" office:value="2260">
            <text:p>2260</text:p>
          </table:table-cell>
          <table:table-cell office:value-type="float" office:value="-73">
            <text:p>-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style-name="ce1" table:formula="of:=[.F13]-[.E13]" office:value-type="float" office:value="357781">
            <text:p>357781</text:p>
          </table:table-cell>
          <table:table-cell table:number-columns-repeated="2"/>
          <table:table-cell office:value-type="float" office:value="2002">
            <text:p>2002</text:p>
          </table:table-cell>
          <table:table-cell table:style-name="ce1" table:formula="of:=[.J13]-[.I13]" office:value-type="float" office:value="358253">
            <text:p>358253</text:p>
          </table:table-cell>
          <table:table-cell table:number-columns-repeated="4"/>
        </table:table-row>
        <table:table-row table:style-name="ro4">
          <table:table-cell office:value-type="float" office:value="2003">
            <text:p>2003</text:p>
          </table:table-cell>
          <table:table-cell office:value-type="float" office:value="2730">
            <text:p>2730</text:p>
          </table:table-cell>
          <table:table-cell office:value-type="float" office:value="-286">
            <text:p>-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style-name="ce1" table:formula="of:=[.F14]-[.E14]" office:value-type="float" office:value="360277">
            <text:p>360277</text:p>
          </table:table-cell>
          <table:table-cell table:number-columns-repeated="2"/>
          <table:table-cell office:value-type="float" office:value="2003">
            <text:p>2003</text:p>
          </table:table-cell>
          <table:table-cell table:style-name="ce1" table:formula="of:=[.J14]-[.I14]" office:value-type="float" office:value="360256">
            <text:p>360256</text:p>
          </table:table-cell>
          <table:table-cell table:number-columns-repeated="4"/>
        </table:table-row>
        <table:table-row table:style-name="ro4">
          <table:table-cell office:value-type="float" office:value="2004">
            <text:p>2004</text:p>
          </table:table-cell>
          <table:table-cell office:value-type="float" office:value="1780">
            <text:p>1780</text:p>
          </table:table-cell>
          <table:table-cell office:value-type="float" office:value="-355">
            <text:p>-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style-name="ce1" table:formula="of:=[.F15]-[.E15]" office:value-type="float" office:value="361764">
            <text:p>361764</text:p>
          </table:table-cell>
          <table:table-cell table:number-columns-repeated="2"/>
          <table:table-cell office:value-type="float" office:value="2004">
            <text:p>2004</text:p>
          </table:table-cell>
          <table:table-cell table:style-name="ce1" table:formula="of:=[.J15]-[.I15]" office:value-type="float" office:value="362260">
            <text:p>362260</text:p>
          </table:table-cell>
          <table:table-cell table:number-columns-repeated="4"/>
        </table:table-row>
        <table:table-row table:style-name="ro4">
          <table:table-cell office:value-type="float" office:value="2005">
            <text:p>2005</text:p>
          </table:table-cell>
          <table:table-cell office:value-type="float" office:value="1872">
            <text:p>1872</text:p>
          </table:table-cell>
          <table:table-cell office:value-type="float" office:value="-174">
            <text:p>-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style-name="ce1" table:formula="of:=[.F16]-[.E16]" office:value-type="float" office:value="363619">
            <text:p>363619</text:p>
          </table:table-cell>
          <table:table-cell table:number-columns-repeated="2"/>
          <table:table-cell office:value-type="float" office:value="2005">
            <text:p>2005</text:p>
          </table:table-cell>
          <table:table-cell table:style-name="ce1" table:formula="of:=[.J16]-[.I16]" office:value-type="float" office:value="364265">
            <text:p>364265</text:p>
          </table:table-cell>
          <table:table-cell table:number-columns-repeated="4"/>
        </table:table-row>
        <table:table-row table:style-name="ro4">
          <table:table-cell office:value-type="float" office:value="2006">
            <text:p>2006</text:p>
          </table:table-cell>
          <table:table-cell office:value-type="float" office:value="1675">
            <text:p>1675</text:p>
          </table:table-cell>
          <table:table-cell office:value-type="float" office:value="-41">
            <text:p>-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style-name="ce1" table:formula="of:=[.F17]-[.E17]" office:value-type="float" office:value="365533">
            <text:p>365533</text:p>
          </table:table-cell>
          <table:table-cell table:number-columns-repeated="2"/>
          <table:table-cell office:value-type="float" office:value="2006">
            <text:p>2006</text:p>
          </table:table-cell>
          <table:table-cell table:style-name="ce1" table:formula="of:=[.J17]-[.I17]" office:value-type="float" office:value="366271">
            <text:p>366271</text:p>
          </table:table-cell>
          <table:table-cell table:number-columns-repeated="4"/>
        </table:table-row>
        <table:table-row table:style-name="ro4">
          <table:table-cell office:value-type="float" office:value="2007">
            <text:p>2007</text:p>
          </table:table-cell>
          <table:table-cell office:value-type="float" office:value="2197">
            <text:p>2197</text:p>
          </table:table-cell>
          <table:table-cell office:value-type="float" office:value="-81">
            <text:p>-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style-name="ce1" table:formula="of:=[.F18]-[.E18]" office:value-type="float" office:value="368100">
            <text:p>368100</text:p>
          </table:table-cell>
          <table:table-cell table:number-columns-repeated="2"/>
          <table:table-cell office:value-type="float" office:value="2007">
            <text:p>2007</text:p>
          </table:table-cell>
          <table:table-cell table:style-name="ce1" table:formula="of:=[.J18]-[.I18]" office:value-type="float" office:value="368278">
            <text:p>368278</text:p>
          </table:table-cell>
          <table:table-cell table:number-columns-repeated="4"/>
        </table:table-row>
        <table:table-row table:style-name="ro4">
          <table:table-cell office:value-type="float" office:value="2008">
            <text:p>2008</text:p>
          </table:table-cell>
          <table:table-cell office:value-type="float" office:value="3019">
            <text:p>3019</text:p>
          </table:table-cell>
          <table:table-cell office:value-type="float" office:value="-29">
            <text:p>-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style-name="ce1" table:formula="of:=[.F19]-[.E19]" office:value-type="float" office:value="371363">
            <text:p>371363</text:p>
          </table:table-cell>
          <table:table-cell table:number-columns-repeated="2"/>
          <table:table-cell office:value-type="float" office:value="2008">
            <text:p>2008</text:p>
          </table:table-cell>
          <table:table-cell table:style-name="ce1" table:formula="of:=[.J19]-[.I19]" office:value-type="float" office:value="370286">
            <text:p>370286</text:p>
          </table:table-cell>
          <table:table-cell table:number-columns-repeated="4"/>
        </table:table-row>
        <table:table-row table:style-name="ro4">
          <table:table-cell office:value-type="float" office:value="2009">
            <text:p>2009</text:p>
          </table:table-cell>
          <table:table-cell office:value-type="float" office:value="3366">
            <text:p>3366</text:p>
          </table:table-cell>
          <table:table-cell office:value-type="float" office:value="-29">
            <text:p>-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style-name="ce1" table:formula="of:=[.F20]-[.E20]" office:value-type="float" office:value="374817">
            <text:p>374817</text:p>
          </table:table-cell>
          <table:table-cell table:number-columns-repeated="2"/>
          <table:table-cell office:value-type="float" office:value="2009">
            <text:p>2009</text:p>
          </table:table-cell>
          <table:table-cell table:style-name="ce1" table:formula="of:=[.J20]-[.I20]" office:value-type="float" office:value="372295">
            <text:p>372295</text:p>
          </table:table-cell>
          <table:table-cell table:number-columns-repeated="4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82">
            <text:p>1082</text:p>
          </table:table-cell>
          <table:table-cell office:value-type="float" office:value="-170">
            <text:p>-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style-name="ce1" table:formula="of:=[.F21]-[.E21]" office:value-type="float" office:value="376047">
            <text:p>376047</text:p>
          </table:table-cell>
          <table:table-cell table:number-columns-repeated="2"/>
          <table:table-cell office:value-type="float" office:value="2010">
            <text:p>2010</text:p>
          </table:table-cell>
          <table:table-cell table:style-name="ce1" table:formula="of:=[.J21]-[.I21]" office:value-type="float" office:value="374305">
            <text:p>374305</text:p>
          </table:table-cell>
          <table:table-cell table:number-columns-repeated="4"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348">
            <text:p>34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1" office:value-type="float" office:value="376316">
            <text:p>376316</text:p>
          </table:table-cell>
          <table:table-cell table:number-columns-repeated="2"/>
          <table:table-cell office:value-type="float" office:value="2011">
            <text:p>2011</text:p>
          </table:table-cell>
          <table:table-cell table:style-name="ce1" office:value-type="float" office:value="376316">
            <text:p>376316</text:p>
          </table:table-cell>
          <table:table-cell table:number-columns-repeated="4"/>
        </table:table-row>
        <table:table-row table:style-name="ro2">
          <table:table-cell office:value-type="float" office:value="2012">
            <text:p>2012</text:p>
          </table:table-cell>
          <table:table-cell table:number-columns-repeated="3"/>
          <table:table-cell table:formula="of:=[.F22]-[.F21]" office:value-type="float" office:value="608">
            <text:p>608</text:p>
          </table:table-cell>
          <table:table-cell table:style-name="ce2" office:value-type="float" office:value="376924">
            <text:p>376924</text:p>
          </table:table-cell>
          <table:table-cell table:number-columns-repeated="2"/>
          <table:table-cell office:value-type="float" office:value="2012">
            <text:p>2012</text:p>
          </table:table-cell>
          <table:table-cell table:style-name="ce2" office:value-type="float" office:value="376924">
            <text:p>37692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500+[.F22]" office:value-type="float" office:value="378424">
            <text:p>378424</text:p>
          </table:table-cell>
          <table:table-cell table:number-columns-repeated="2"/>
          <table:table-cell office:value-type="float" office:value="2013">
            <text:p>2013</text:p>
          </table:table-cell>
          <table:table-cell table:formula="of:=1500+[.J22]" office:value-type="float" office:value="378424">
            <text:p>378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4">
            <text:p>2014</text:p>
          </table:table-cell>
          <table:table-cell table:formula="of:=[.J23]+5000" office:value-type="float" office:value="383424">
            <text:p>383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5">
            <text:p>2015</text:p>
          </table:table-cell>
          <table:table-cell table:formula="of:=1500+[.J24]" office:value-type="float" office:value="384924">
            <text:p>384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6">
            <text:p>2016</text:p>
          </table:table-cell>
          <table:table-cell table:formula="of:=[.J25]+5000" office:value-type="float" office:value="389924">
            <text:p>389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7">
            <text:p>2017</text:p>
          </table:table-cell>
          <table:table-cell table:formula="of:=1500+[.J26]" office:value-type="float" office:value="391424">
            <text:p>391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8">
            <text:p>2018</text:p>
          </table:table-cell>
          <table:table-cell table:formula="of:=[.J27]+5000" office:value-type="float" office:value="396424">
            <text:p>396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9">
            <text:p>2019</text:p>
          </table:table-cell>
          <table:table-cell table:formula="of:=1500+[.J28]" office:value-type="float" office:value="397924">
            <text:p>397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20">
            <text:p>2020</text:p>
          </table:table-cell>
          <table:table-cell table:formula="of:=[.J29]+5000" office:value-type="float" office:value="402924">
            <text:p>402924</text:p>
          </table:table-cell>
          <table:table-cell table:number-columns-repeated="4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etro profile" table:style-name="ta1">
        <table:table-column table:style-name="co16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Portland</text:p>
          </table:table-cell>
          <table:table-cell office:value-type="string">
            <text:p>Seattle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4">
          <table:table-cell office:value-type="string">
            <text:p>Median Income</text:p>
          </table:table-cell>
          <table:table-cell table:style-name="ce6" office:value-type="float" office:value="77183">
            <text:p>77183</text:p>
          </table:table-cell>
          <table:table-cell table:style-name="ce6" office:value-type="float" office:value="69983">
            <text:p>69983</text:p>
          </table:table-cell>
          <table:table-cell table:style-name="ce7" office:value-type="float" office:value="57986">
            <text:p>57986</text:p>
          </table:table-cell>
          <table:table-cell table:style-name="ce7" office:value-type="float" office:value="67437">
            <text:p>67437</text:p>
          </table:table-cell>
          <table:table-cell table:style-name="ce7" office:value-type="float" office:value="58190">
            <text:p>58190</text:p>
          </table:table-cell>
          <table:table-cell table:style-name="ce7" office:value-type="float" office:value="57470">
            <text:p>57470</text:p>
          </table:table-cell>
        </table:table-row>
        <table:table-row table:style-name="ro4">
          <table:table-cell office:value-type="string">
            <text:p>Median House Price</text:p>
          </table:table-cell>
          <table:table-cell table:style-name="ce7" office:value-type="float" office:value="595400">
            <text:p>595400</text:p>
          </table:table-cell>
          <table:table-cell table:style-name="ce6" office:value-type="float" office:value="366400">
            <text:p>366400</text:p>
          </table:table-cell>
          <table:table-cell table:style-name="ce7" office:value-type="float" office:value="288300">
            <text:p>288300</text:p>
          </table:table-cell>
          <table:table-cell table:style-name="ce7" office:value-type="float" office:value="336900">
            <text:p>336900</text:p>
          </table:table-cell>
          <table:table-cell table:style-name="ce7" office:value-type="float" office:value="149500">
            <text:p>149500</text:p>
          </table:table-cell>
          <table:table-cell table:style-name="ce7" office:value-type="float" office:value="177300">
            <text:p>177300</text:p>
          </table:table-cell>
        </table:table-row>
        <table:table-row table:style-name="ro4">
          <table:table-cell office:value-type="string">
            <text:p>Rent</text:p>
          </table:table-cell>
          <table:table-cell table:style-name="ce6" office:value-type="float" office:value="1381">
            <text:p>1381</text:p>
          </table:table-cell>
          <table:table-cell table:style-name="ce6" office:value-type="float" office:value="1184">
            <text:p>1184</text:p>
          </table:table-cell>
          <table:table-cell table:style-name="ce6" office:value-type="float" office:value="916">
            <text:p>916</text:p>
          </table:table-cell>
          <table:table-cell table:style-name="ce6" office:value-type="float" office:value="1072">
            <text:p>1072</text:p>
          </table:table-cell>
          <table:table-cell table:style-name="ce6" office:value-type="float" office:value="889">
            <text:p>889</text:p>
          </table:table-cell>
          <table:table-cell table:style-name="ce6" office:value-type="float" office:value="949">
            <text:p>949</text:p>
          </table:table-cell>
        </table:table-row>
        <table:table-row table:style-name="ro1">
          <table:table-cell office:value-type="string">
            <text:p>Housing multiple</text:p>
          </table:table-cell>
          <table:table-cell table:style-name="ce8" table:formula="of:=[.B3]/[.B2]" office:value-type="float" office:value="7.71413394141197">
            <text:p>7.71</text:p>
          </table:table-cell>
          <table:table-cell table:style-name="ce8" table:formula="of:=[.C3]/[.C2]" office:value-type="float" office:value="5.23555720675021">
            <text:p>5.24</text:p>
          </table:table-cell>
          <table:table-cell table:style-name="ce8" table:formula="of:=[.D3]/[.D2]" office:value-type="float" office:value="4.97188976649536">
            <text:p>4.97</text:p>
          </table:table-cell>
          <table:table-cell table:style-name="ce8" table:formula="of:=[.E3]/[.E2]" office:value-type="float" office:value="4.99577383335558">
            <text:p>5.00</text:p>
          </table:table-cell>
          <table:table-cell table:style-name="ce8" table:formula="of:=[.F3]/[.F2]" office:value-type="float" office:value="2.56916996047431">
            <text:p>2.57</text:p>
          </table:table-cell>
          <table:table-cell table:style-name="ce8" table:formula="of:=[.G3]/[.G2]" office:value-type="float" office:value="3.08508787193318">
            <text:p>3.09</text:p>
          </table:table-cell>
        </table:table-row>
        <table:table-row table:style-name="ro1">
          <table:table-cell office:value-type="string">
            <text:p>Rent multiple</text:p>
          </table:table-cell>
          <table:table-cell table:style-name="ce8" table:formula="of:=[.B4]*12/[.B2]" office:value-type="float" office:value="0.214710493243331">
            <text:p>0.21</text:p>
          </table:table-cell>
          <table:table-cell table:style-name="ce8" table:formula="of:=[.C4]*12/[.C2]" office:value-type="float" office:value="0.203020733606733">
            <text:p>0.20</text:p>
          </table:table-cell>
          <table:table-cell table:style-name="ce8" table:formula="of:=[.D4]*12/[.D2]" office:value-type="float" office:value="0.189562997965026">
            <text:p>0.19</text:p>
          </table:table-cell>
          <table:table-cell table:style-name="ce8" table:formula="of:=[.E4]*12/[.E2]" office:value-type="float" office:value="0.190755816539882">
            <text:p>0.19</text:p>
          </table:table-cell>
          <table:table-cell table:style-name="ce8" table:formula="of:=[.F4]*12/[.F2]" office:value-type="float" office:value="0.183330469152775">
            <text:p>0.18</text:p>
          </table:table-cell>
          <table:table-cell table:style-name="ce8" table:formula="of:=[.G4]*12/[.G2]" office:value-type="float" office:value="0.198155559422307">
            <text:p>0.20</text:p>
          </table:table-cell>
        </table:table-row>
        <table:table-row table:style-name="ro4">
          <table:table-cell office:value-type="string">
            <text:p>Housing units</text:p>
          </table:table-cell>
          <table:table-cell table:style-name="ce6" office:value-type="float" office:value="1741999">
            <text:p>1741999</text:p>
          </table:table-cell>
          <table:table-cell table:style-name="ce6" office:value-type="float" office:value="1883206">
            <text:p>1883206</text:p>
          </table:table-cell>
          <table:table-cell table:style-name="ce6" office:value-type="float" office:value="925076">
            <text:p>925076</text:p>
          </table:table-cell>
          <table:table-cell table:style-name="ce6" office:value-type="float" office:value="1463295">
            <text:p>1463295</text:p>
          </table:table-cell>
          <table:table-cell table:style-name="ce6" office:value-type="float" office:value="2502075">
            <text:p>2502075</text:p>
          </table:table-cell>
          <table:table-cell table:style-name="ce6" office:value-type="float" office:value="2165495">
            <text:p>2165495</text:p>
          </table:table-cell>
        </table:table-row>
        <table:table-row table:style-name="ro1">
          <table:table-cell office:value-type="string">
            <text:p>Land Area</text:p>
          </table:table-cell>
          <table:table-cell table:style-name="ce7" table:formula="of:=3426-956" office:value-type="float" office:value="2470">
            <text:p>2470</text:p>
          </table:table-cell>
          <table:table-cell table:style-name="ce7" table:formula="of:=4512-1025" office:value-type="float" office:value="3487">
            <text:p>3487</text:p>
          </table:table-cell>
          <table:table-cell table:style-name="ce7" table:formula="of:=6821-138" office:value-type="float" office:value="6683">
            <text:p>6683</text:p>
          </table:table-cell>
          <table:table-cell table:style-name="ce7" table:formula="of:=6310-437" office:value-type="float" office:value="5873">
            <text:p>5873</text:p>
          </table:table-cell>
          <table:table-cell table:style-name="ce7" table:formula="of:=9285-358" office:value-type="float" office:value="8927">
            <text:p>8927</text:p>
          </table:table-cell>
          <table:table-cell table:style-name="ce7" table:formula="of:=8481-142" office:value-type="float" office:value="8339">
            <text:p>8339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mits" table:style-name="ta1">
        <table:table-column table:style-name="co6" table:number-columns-repeated="7" table:default-cell-style-name="Default"/>
        <table:table-column table:style-name="co18" table:default-cell-style-name="Default"/>
        <table:table-column table:style-name="co6" table:number-columns-repeated="5" table:default-cell-style-name="Default"/>
        <table:table-row table:style-name="ro5">
          <table:table-cell table:style-name="ce10" office:value-type="string">
            <text:p>date</text:p>
          </table:table-cell>
          <table:table-cell table:style-name="ce10" office:value-type="string">
            <text:p>San Francisco</text:p>
          </table:table-cell>
          <table:table-cell table:style-name="ce10" office:value-type="string">
            <text:p>Boston</text:p>
          </table:table-cell>
          <table:table-cell table:style-name="ce10" office:value-type="string">
            <text:p>Seattle</text:p>
          </table:table-cell>
          <table:table-cell table:style-name="ce10" office:value-type="string">
            <text:p>Portland</text:p>
          </table:table-cell>
          <table:table-cell table:style-name="ce10" office:value-type="string">
            <text:p>Dallas</text:p>
          </table:table-cell>
          <table:table-cell table:style-name="ce10" office:value-type="string">
            <text:p>Atlanta</text:p>
          </table:table-cell>
          <table:table-cell table:style-name="ce10" office:value-type="string">
            <text:p>San Francisco</text:p>
          </table:table-cell>
          <table:table-cell table:style-name="ce10" office:value-type="string">
            <text:p>Boston</text:p>
          </table:table-cell>
          <table:table-cell table:style-name="ce10" office:value-type="string">
            <text:p>Seattle</text:p>
          </table:table-cell>
          <table:table-cell table:style-name="ce10" office:value-type="string">
            <text:p>Portland</text:p>
          </table:table-cell>
          <table:table-cell table:style-name="ce10" office:value-type="string">
            <text:p>Dallas</text:p>
          </table:table-cell>
          <table:table-cell table:style-name="ce10" office:value-type="string">
            <text:p>Atlanta</text:p>
          </table:table-cell>
        </table:table-row>
        <table:table-row table:style-name="ro5">
          <table:table-cell table:style-name="ce11" office:value-type="date" office:date-value="1988-01-01">
            <text:p>1988-01-01</text:p>
          </table:table-cell>
          <table:table-cell table:style-name="ce12" office:value-type="float" office:value="1399">
            <text:p>1399</text:p>
          </table:table-cell>
          <table:table-cell table:style-name="ce12" office:value-type="float" office:value="1076">
            <text:p>1076</text:p>
          </table:table-cell>
          <table:table-cell table:style-name="ce12" office:value-type="float" office:value="2098">
            <text:p>2098</text:p>
          </table:table-cell>
          <table:table-cell table:style-name="ce12" office:value-type="float" office:value="851">
            <text:p>851</text:p>
          </table:table-cell>
          <table:table-cell table:style-name="ce12" office:value-type="float" office:value="1277">
            <text:p>1277</text:p>
          </table:table-cell>
          <table:table-cell table:style-name="ce12" office:value-type="float" office:value="3943">
            <text:p>3943</text:p>
          </table:table-cell>
          <table:table-cell table:style-name="ce12" table:formula="of:=[.B2]/['metro profile'.B$8]*100" office:value-type="float" office:value="56.6396761133603">
            <text:p>57</text:p>
          </table:table-cell>
          <table:table-cell table:style-name="ce12" table:formula="of:=[.C2]/['metro profile'.C$8]*100" office:value-type="float" office:value="30.8574706051047">
            <text:p>31</text:p>
          </table:table-cell>
          <table:table-cell table:style-name="ce12" table:formula="of:=[.D2]/['metro profile'.D$8]*100" office:value-type="float" office:value="31.3930869370043">
            <text:p>31</text:p>
          </table:table-cell>
          <table:table-cell table:style-name="ce12" table:formula="of:=[.E2]/['metro profile'.E$8]*100" office:value-type="float" office:value="14.490039162268">
            <text:p>14</text:p>
          </table:table-cell>
          <table:table-cell table:style-name="ce12" table:formula="of:=[.F2]/['metro profile'.F$8]*100" office:value-type="float" office:value="14.3049176655091">
            <text:p>14</text:p>
          </table:table-cell>
          <table:table-cell table:style-name="ce12" table:formula="of:=[.G2]/['metro profile'.G$8]*100" office:value-type="float" office:value="47.2838469840509">
            <text:p>47</text:p>
          </table:table-cell>
        </table:table-row>
        <table:table-row table:style-name="ro5">
          <table:table-cell table:style-name="ce11" office:value-type="date" office:date-value="1988-07-01">
            <text:p>1988-07-01</text:p>
          </table:table-cell>
          <table:table-cell table:style-name="ce12" office:value-type="float" office:value="2096">
            <text:p>2096</text:p>
          </table:table-cell>
          <table:table-cell table:style-name="ce12" office:value-type="float" office:value="798">
            <text:p>798</text:p>
          </table:table-cell>
          <table:table-cell table:style-name="ce12" office:value-type="float" office:value="3018">
            <text:p>3018</text:p>
          </table:table-cell>
          <table:table-cell table:style-name="ce12" office:value-type="float" office:value="1132">
            <text:p>1132</text:p>
          </table:table-cell>
          <table:table-cell table:style-name="ce12" office:value-type="float" office:value="1316">
            <text:p>1316</text:p>
          </table:table-cell>
          <table:table-cell table:style-name="ce12" office:value-type="float" office:value="3493">
            <text:p>3493</text:p>
          </table:table-cell>
          <table:table-cell table:style-name="ce12" table:formula="of:=[.B3]/['metro profile'.$B$8]*100" office:value-type="float" office:value="84.8582995951417">
            <text:p>85</text:p>
          </table:table-cell>
          <table:table-cell table:style-name="ce12" table:formula="of:=[.C3]/['metro profile'.$B$8]*100" office:value-type="float" office:value="32.3076923076923">
            <text:p>32</text:p>
          </table:table-cell>
          <table:table-cell table:style-name="ce12" table:formula="of:=[.D3]/['metro profile'.$B$8]*100" office:value-type="float" office:value="122.186234817814">
            <text:p>122</text:p>
          </table:table-cell>
          <table:table-cell table:style-name="ce12" table:formula="of:=[.E3]/['metro profile'.$B$8]*100" office:value-type="float" office:value="45.82995951417">
            <text:p>46</text:p>
          </table:table-cell>
          <table:table-cell table:style-name="ce12" table:formula="of:=[.F3]/['metro profile'.$B$8]*100" office:value-type="float" office:value="53.2793522267207">
            <text:p>53</text:p>
          </table:table-cell>
          <table:table-cell table:style-name="ce12" table:formula="of:=[.G3]/['metro profile'.$B$8]*100" office:value-type="float" office:value="141.417004048583">
            <text:p>141</text:p>
          </table:table-cell>
        </table:table-row>
        <table:table-row table:style-name="ro5">
          <table:table-cell table:style-name="ce11" office:value-type="date" office:date-value="1989-01-01">
            <text:p>1989-01-01</text:p>
          </table:table-cell>
          <table:table-cell table:style-name="ce12" office:value-type="float" office:value="1830">
            <text:p>1830</text:p>
          </table:table-cell>
          <table:table-cell table:style-name="ce12" office:value-type="float" office:value="667">
            <text:p>667</text:p>
          </table:table-cell>
          <table:table-cell table:style-name="ce12" office:value-type="float" office:value="2377">
            <text:p>2377</text:p>
          </table:table-cell>
          <table:table-cell table:style-name="ce12" office:value-type="float" office:value="1499">
            <text:p>1499</text:p>
          </table:table-cell>
          <table:table-cell table:style-name="ce12" office:value-type="float" office:value="1186">
            <text:p>1186</text:p>
          </table:table-cell>
          <table:table-cell table:style-name="ce12" office:value-type="float" office:value="2925">
            <text:p>2925</text:p>
          </table:table-cell>
          <table:table-cell table:style-name="ce12" table:formula="of:=[.B4]/['metro profile'.$B$8]*100" office:value-type="float" office:value="74.0890688259109">
            <text:p>74</text:p>
          </table:table-cell>
          <table:table-cell table:style-name="ce12" table:formula="of:=[.C4]/['metro profile'.$B$8]*100" office:value-type="float" office:value="27.0040485829959">
            <text:p>27</text:p>
          </table:table-cell>
          <table:table-cell table:style-name="ce12" table:formula="of:=[.D4]/['metro profile'.$B$8]*100" office:value-type="float" office:value="96.2348178137652">
            <text:p>96</text:p>
          </table:table-cell>
          <table:table-cell table:style-name="ce12" table:formula="of:=[.E4]/['metro profile'.$B$8]*100" office:value-type="float" office:value="60.6882591093117">
            <text:p>61</text:p>
          </table:table-cell>
          <table:table-cell table:style-name="ce12" table:formula="of:=[.F4]/['metro profile'.$B$8]*100" office:value-type="float" office:value="48.0161943319838">
            <text:p>48</text:p>
          </table:table-cell>
          <table:table-cell table:style-name="ce12" table:formula="of:=[.G4]/['metro profile'.$B$8]*100" office:value-type="float" office:value="118.421052631579">
            <text:p>118</text:p>
          </table:table-cell>
        </table:table-row>
        <table:table-row table:style-name="ro5">
          <table:table-cell table:style-name="ce11" office:value-type="date" office:date-value="1989-07-01">
            <text:p>1989-07-01</text:p>
          </table:table-cell>
          <table:table-cell table:style-name="ce12" office:value-type="float" office:value="1310">
            <text:p>1310</text:p>
          </table:table-cell>
          <table:table-cell table:style-name="ce12" office:value-type="float" office:value="712">
            <text:p>712</text:p>
          </table:table-cell>
          <table:table-cell table:style-name="ce12" office:value-type="float" office:value="2951">
            <text:p>2951</text:p>
          </table:table-cell>
          <table:table-cell table:style-name="ce12" office:value-type="float" office:value="1382">
            <text:p>1382</text:p>
          </table:table-cell>
          <table:table-cell table:style-name="ce12" office:value-type="float" office:value="1232">
            <text:p>1232</text:p>
          </table:table-cell>
          <table:table-cell table:style-name="ce12" office:value-type="float" office:value="2700">
            <text:p>2700</text:p>
          </table:table-cell>
          <table:table-cell table:style-name="ce12" table:formula="of:=[.B5]/['metro profile'.$B$8]*100" office:value-type="float" office:value="53.0364372469636">
            <text:p>53</text:p>
          </table:table-cell>
          <table:table-cell table:style-name="ce12" table:formula="of:=[.C5]/['metro profile'.$B$8]*100" office:value-type="float" office:value="28.8259109311741">
            <text:p>29</text:p>
          </table:table-cell>
          <table:table-cell table:style-name="ce12" table:formula="of:=[.D5]/['metro profile'.$B$8]*100" office:value-type="float" office:value="119.473684210526">
            <text:p>119</text:p>
          </table:table-cell>
          <table:table-cell table:style-name="ce12" table:formula="of:=[.E5]/['metro profile'.$B$8]*100" office:value-type="float" office:value="55.9514170040486">
            <text:p>56</text:p>
          </table:table-cell>
          <table:table-cell table:style-name="ce12" table:formula="of:=[.F5]/['metro profile'.$B$8]*100" office:value-type="float" office:value="49.8785425101215">
            <text:p>50</text:p>
          </table:table-cell>
          <table:table-cell table:style-name="ce12" table:formula="of:=[.G5]/['metro profile'.$B$8]*100" office:value-type="float" office:value="109.311740890688">
            <text:p>109</text:p>
          </table:table-cell>
        </table:table-row>
        <table:table-row table:style-name="ro5">
          <table:table-cell table:style-name="ce11" office:value-type="date" office:date-value="1990-01-01">
            <text:p>1990-01-01</text:p>
          </table:table-cell>
          <table:table-cell table:style-name="ce12" office:value-type="float" office:value="1019">
            <text:p>1019</text:p>
          </table:table-cell>
          <table:table-cell table:style-name="ce12" office:value-type="float" office:value="497">
            <text:p>497</text:p>
          </table:table-cell>
          <table:table-cell table:style-name="ce12" office:value-type="float" office:value="2868">
            <text:p>2868</text:p>
          </table:table-cell>
          <table:table-cell table:style-name="ce12" office:value-type="float" office:value="1372">
            <text:p>1372</text:p>
          </table:table-cell>
          <table:table-cell table:style-name="ce12" office:value-type="float" office:value="1863">
            <text:p>1863</text:p>
          </table:table-cell>
          <table:table-cell table:style-name="ce12" office:value-type="float" office:value="2438">
            <text:p>2438</text:p>
          </table:table-cell>
          <table:table-cell table:style-name="ce12" table:formula="of:=[.B6]/['metro profile'.$B$8]*100" office:value-type="float" office:value="41.2550607287449">
            <text:p>41</text:p>
          </table:table-cell>
          <table:table-cell table:style-name="ce12" table:formula="of:=[.C6]/['metro profile'.$B$8]*100" office:value-type="float" office:value="20.1214574898785">
            <text:p>20</text:p>
          </table:table-cell>
          <table:table-cell table:style-name="ce12" table:formula="of:=[.D6]/['metro profile'.$B$8]*100" office:value-type="float" office:value="116.113360323887">
            <text:p>116</text:p>
          </table:table-cell>
          <table:table-cell table:style-name="ce12" table:formula="of:=[.E6]/['metro profile'.$B$8]*100" office:value-type="float" office:value="55.5465587044534">
            <text:p>56</text:p>
          </table:table-cell>
          <table:table-cell table:style-name="ce12" table:formula="of:=[.F6]/['metro profile'.$B$8]*100" office:value-type="float" office:value="75.4251012145749">
            <text:p>75</text:p>
          </table:table-cell>
          <table:table-cell table:style-name="ce12" table:formula="of:=[.G6]/['metro profile'.$B$8]*100" office:value-type="float" office:value="98.7044534412955">
            <text:p>99</text:p>
          </table:table-cell>
        </table:table-row>
        <table:table-row table:style-name="ro5">
          <table:table-cell table:style-name="ce11" office:value-type="date" office:date-value="1990-07-01">
            <text:p>1990-07-01</text:p>
          </table:table-cell>
          <table:table-cell table:style-name="ce12" office:value-type="float" office:value="622">
            <text:p>622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1897">
            <text:p>1897</text:p>
          </table:table-cell>
          <table:table-cell table:style-name="ce12" office:value-type="float" office:value="1108">
            <text:p>1108</text:p>
          </table:table-cell>
          <table:table-cell table:style-name="ce12" office:value-type="float" office:value="1352">
            <text:p>1352</text:p>
          </table:table-cell>
          <table:table-cell table:style-name="ce12" office:value-type="float" office:value="1885">
            <text:p>1885</text:p>
          </table:table-cell>
          <table:table-cell table:style-name="ce12" table:formula="of:=[.B7]/['metro profile'.$B$8]*100" office:value-type="float" office:value="25.1821862348178">
            <text:p>25</text:p>
          </table:table-cell>
          <table:table-cell table:style-name="ce12" table:formula="of:=[.C7]/['metro profile'.$B$8]*100" office:value-type="float" office:value="15.668016194332">
            <text:p>16</text:p>
          </table:table-cell>
          <table:table-cell table:style-name="ce12" table:formula="of:=[.D7]/['metro profile'.$B$8]*100" office:value-type="float" office:value="76.8016194331984">
            <text:p>77</text:p>
          </table:table-cell>
          <table:table-cell table:style-name="ce12" table:formula="of:=[.E7]/['metro profile'.$B$8]*100" office:value-type="float" office:value="44.8582995951417">
            <text:p>45</text:p>
          </table:table-cell>
          <table:table-cell table:style-name="ce12" table:formula="of:=[.F7]/['metro profile'.$B$8]*100" office:value-type="float" office:value="54.7368421052632">
            <text:p>55</text:p>
          </table:table-cell>
          <table:table-cell table:style-name="ce12" table:formula="of:=[.G7]/['metro profile'.$B$8]*100" office:value-type="float" office:value="76.3157894736842">
            <text:p>76</text:p>
          </table:table-cell>
        </table:table-row>
        <table:table-row table:style-name="ro5">
          <table:table-cell table:style-name="ce11" office:value-type="date" office:date-value="1991-01-01">
            <text:p>1991-01-01</text:p>
          </table:table-cell>
          <table:table-cell table:style-name="ce12" office:value-type="float" office:value="897">
            <text:p>897</text:p>
          </table:table-cell>
          <table:table-cell table:style-name="ce12" office:value-type="float" office:value="372">
            <text:p>372</text:p>
          </table:table-cell>
          <table:table-cell table:style-name="ce12" office:value-type="float" office:value="1295">
            <text:p>1295</text:p>
          </table:table-cell>
          <table:table-cell table:style-name="ce12" office:value-type="float" office:value="794">
            <text:p>794</text:p>
          </table:table-cell>
          <table:table-cell table:style-name="ce12" office:value-type="float" office:value="1371">
            <text:p>1371</text:p>
          </table:table-cell>
          <table:table-cell table:style-name="ce12" office:value-type="float" office:value="1846">
            <text:p>1846</text:p>
          </table:table-cell>
          <table:table-cell table:style-name="ce12" table:formula="of:=[.B8]/['metro profile'.$B$8]*100" office:value-type="float" office:value="36.3157894736842">
            <text:p>36</text:p>
          </table:table-cell>
          <table:table-cell table:style-name="ce12" table:formula="of:=[.C8]/['metro profile'.$B$8]*100" office:value-type="float" office:value="15.0607287449393">
            <text:p>15</text:p>
          </table:table-cell>
          <table:table-cell table:style-name="ce12" table:formula="of:=[.D8]/['metro profile'.$B$8]*100" office:value-type="float" office:value="52.4291497975709">
            <text:p>52</text:p>
          </table:table-cell>
          <table:table-cell table:style-name="ce12" table:formula="of:=[.E8]/['metro profile'.$B$8]*100" office:value-type="float" office:value="32.1457489878542">
            <text:p>32</text:p>
          </table:table-cell>
          <table:table-cell table:style-name="ce12" table:formula="of:=[.F8]/['metro profile'.$B$8]*100" office:value-type="float" office:value="55.5060728744939">
            <text:p>56</text:p>
          </table:table-cell>
          <table:table-cell table:style-name="ce12" table:formula="of:=[.G8]/['metro profile'.$B$8]*100" office:value-type="float" office:value="74.7368421052632">
            <text:p>75</text:p>
          </table:table-cell>
        </table:table-row>
        <table:table-row table:style-name="ro5">
          <table:table-cell table:style-name="ce11" office:value-type="date" office:date-value="1991-07-01">
            <text:p>1991-07-01</text:p>
          </table:table-cell>
          <table:table-cell table:style-name="ce12" office:value-type="float" office:value="718">
            <text:p>718</text:p>
          </table:table-cell>
          <table:table-cell table:style-name="ce12" office:value-type="float" office:value="442">
            <text:p>442</text:p>
          </table:table-cell>
          <table:table-cell table:style-name="ce12" office:value-type="float" office:value="1262">
            <text:p>1262</text:p>
          </table:table-cell>
          <table:table-cell table:style-name="ce12" office:value-type="float" office:value="910">
            <text:p>910</text:p>
          </table:table-cell>
          <table:table-cell table:style-name="ce12" office:value-type="float" office:value="1900">
            <text:p>1900</text:p>
          </table:table-cell>
          <table:table-cell table:style-name="ce12" office:value-type="float" office:value="2056">
            <text:p>2056</text:p>
          </table:table-cell>
          <table:table-cell table:style-name="ce12" table:formula="of:=[.B9]/['metro profile'.$B$8]*100" office:value-type="float" office:value="29.0688259109312">
            <text:p>29</text:p>
          </table:table-cell>
          <table:table-cell table:style-name="ce12" table:formula="of:=[.C9]/['metro profile'.$B$8]*100" office:value-type="float" office:value="17.8947368421053">
            <text:p>18</text:p>
          </table:table-cell>
          <table:table-cell table:style-name="ce12" table:formula="of:=[.D9]/['metro profile'.$B$8]*100" office:value-type="float" office:value="51.0931174089069">
            <text:p>51</text:p>
          </table:table-cell>
          <table:table-cell table:style-name="ce12" table:formula="of:=[.E9]/['metro profile'.$B$8]*100" office:value-type="float" office:value="36.8421052631579">
            <text:p>37</text:p>
          </table:table-cell>
          <table:table-cell table:style-name="ce12" table:formula="of:=[.F9]/['metro profile'.$B$8]*100" office:value-type="float" office:value="76.9230769230769">
            <text:p>77</text:p>
          </table:table-cell>
          <table:table-cell table:style-name="ce12" table:formula="of:=[.G9]/['metro profile'.$B$8]*100" office:value-type="float" office:value="83.2388663967611">
            <text:p>83</text:p>
          </table:table-cell>
        </table:table-row>
        <table:table-row table:style-name="ro5">
          <table:table-cell table:style-name="ce11" office:value-type="date" office:date-value="1992-01-01">
            <text:p>1992-01-01</text:p>
          </table:table-cell>
          <table:table-cell table:style-name="ce12" office:value-type="float" office:value="710">
            <text:p>710</text:p>
          </table:table-cell>
          <table:table-cell table:style-name="ce12" office:value-type="float" office:value="486">
            <text:p>486</text:p>
          </table:table-cell>
          <table:table-cell table:style-name="ce12" office:value-type="float" office:value="1651">
            <text:p>1651</text:p>
          </table:table-cell>
          <table:table-cell table:style-name="ce12" office:value-type="float" office:value="993">
            <text:p>993</text:p>
          </table:table-cell>
          <table:table-cell table:style-name="ce12" office:value-type="float" office:value="1787">
            <text:p>1787</text:p>
          </table:table-cell>
          <table:table-cell table:style-name="ce12" office:value-type="float" office:value="2419">
            <text:p>2419</text:p>
          </table:table-cell>
          <table:table-cell table:style-name="ce12" table:formula="of:=[.B10]/['metro profile'.$B$8]*100" office:value-type="float" office:value="28.7449392712551">
            <text:p>29</text:p>
          </table:table-cell>
          <table:table-cell table:style-name="ce12" table:formula="of:=[.C10]/['metro profile'.$B$8]*100" office:value-type="float" office:value="19.6761133603239">
            <text:p>20</text:p>
          </table:table-cell>
          <table:table-cell table:style-name="ce12" table:formula="of:=[.D10]/['metro profile'.$B$8]*100" office:value-type="float" office:value="66.8421052631579">
            <text:p>67</text:p>
          </table:table-cell>
          <table:table-cell table:style-name="ce12" table:formula="of:=[.E10]/['metro profile'.$B$8]*100" office:value-type="float" office:value="40.2024291497976">
            <text:p>40</text:p>
          </table:table-cell>
          <table:table-cell table:style-name="ce12" table:formula="of:=[.F10]/['metro profile'.$B$8]*100" office:value-type="float" office:value="72.3481781376518">
            <text:p>72</text:p>
          </table:table-cell>
          <table:table-cell table:style-name="ce12" table:formula="of:=[.G10]/['metro profile'.$B$8]*100" office:value-type="float" office:value="97.9352226720648">
            <text:p>98</text:p>
          </table:table-cell>
        </table:table-row>
        <table:table-row table:style-name="ro5">
          <table:table-cell table:style-name="ce11" office:value-type="date" office:date-value="1992-07-01">
            <text:p>1992-07-01</text:p>
          </table:table-cell>
          <table:table-cell table:style-name="ce12" office:value-type="float" office:value="778">
            <text:p>778</text:p>
          </table:table-cell>
          <table:table-cell table:style-name="ce12" office:value-type="float" office:value="603">
            <text:p>603</text:p>
          </table:table-cell>
          <table:table-cell table:style-name="ce12" office:value-type="float" office:value="1474">
            <text:p>1474</text:p>
          </table:table-cell>
          <table:table-cell table:style-name="ce12" office:value-type="float" office:value="955">
            <text:p>955</text:p>
          </table:table-cell>
          <table:table-cell table:style-name="ce12" office:value-type="float" office:value="1819">
            <text:p>1819</text:p>
          </table:table-cell>
          <table:table-cell table:style-name="ce12" office:value-type="float" office:value="2269">
            <text:p>2269</text:p>
          </table:table-cell>
          <table:table-cell table:style-name="ce12" table:formula="of:=[.B11]/['metro profile'.$B$8]*100" office:value-type="float" office:value="31.497975708502">
            <text:p>31</text:p>
          </table:table-cell>
          <table:table-cell table:style-name="ce12" table:formula="of:=[.C11]/['metro profile'.$B$8]*100" office:value-type="float" office:value="24.412955465587">
            <text:p>24</text:p>
          </table:table-cell>
          <table:table-cell table:style-name="ce12" table:formula="of:=[.D11]/['metro profile'.$B$8]*100" office:value-type="float" office:value="59.6761133603239">
            <text:p>60</text:p>
          </table:table-cell>
          <table:table-cell table:style-name="ce12" table:formula="of:=[.E11]/['metro profile'.$B$8]*100" office:value-type="float" office:value="38.663967611336">
            <text:p>39</text:p>
          </table:table-cell>
          <table:table-cell table:style-name="ce12" table:formula="of:=[.F11]/['metro profile'.$B$8]*100" office:value-type="float" office:value="73.6437246963563">
            <text:p>74</text:p>
          </table:table-cell>
          <table:table-cell table:style-name="ce12" table:formula="of:=[.G11]/['metro profile'.$B$8]*100" office:value-type="float" office:value="91.8623481781377">
            <text:p>92</text:p>
          </table:table-cell>
        </table:table-row>
        <table:table-row table:style-name="ro5">
          <table:table-cell table:style-name="ce11" office:value-type="date" office:date-value="1993-01-01">
            <text:p>1993-01-01</text:p>
          </table:table-cell>
          <table:table-cell table:style-name="ce12" office:value-type="float" office:value="712">
            <text:p>712</text:p>
          </table:table-cell>
          <table:table-cell table:style-name="ce12" office:value-type="float" office:value="1013">
            <text:p>1013</text:p>
          </table:table-cell>
          <table:table-cell table:style-name="ce12" office:value-type="float" office:value="1416">
            <text:p>1416</text:p>
          </table:table-cell>
          <table:table-cell table:style-name="ce12" office:value-type="float" office:value="1003">
            <text:p>1003</text:p>
          </table:table-cell>
          <table:table-cell table:style-name="ce12" office:value-type="float" office:value="2101">
            <text:p>2101</text:p>
          </table:table-cell>
          <table:table-cell table:style-name="ce12" office:value-type="float" office:value="2689">
            <text:p>2689</text:p>
          </table:table-cell>
          <table:table-cell table:style-name="ce12" table:formula="of:=[.B12]/['metro profile'.$B$8]*100" office:value-type="float" office:value="28.8259109311741">
            <text:p>29</text:p>
          </table:table-cell>
          <table:table-cell table:style-name="ce12" table:formula="of:=[.C12]/['metro profile'.$B$8]*100" office:value-type="float" office:value="41.0121457489879">
            <text:p>41</text:p>
          </table:table-cell>
          <table:table-cell table:style-name="ce12" table:formula="of:=[.D12]/['metro profile'.$B$8]*100" office:value-type="float" office:value="57.3279352226721">
            <text:p>57</text:p>
          </table:table-cell>
          <table:table-cell table:style-name="ce12" table:formula="of:=[.E12]/['metro profile'.$B$8]*100" office:value-type="float" office:value="40.6072874493927">
            <text:p>41</text:p>
          </table:table-cell>
          <table:table-cell table:style-name="ce12" table:formula="of:=[.F12]/['metro profile'.$B$8]*100" office:value-type="float" office:value="85.0607287449393">
            <text:p>85</text:p>
          </table:table-cell>
          <table:table-cell table:style-name="ce12" table:formula="of:=[.G12]/['metro profile'.$B$8]*100" office:value-type="float" office:value="108.866396761134">
            <text:p>109</text:p>
          </table:table-cell>
        </table:table-row>
        <table:table-row table:style-name="ro5">
          <table:table-cell table:style-name="ce11" office:value-type="date" office:date-value="1993-07-01">
            <text:p>1993-07-01</text:p>
          </table:table-cell>
          <table:table-cell table:style-name="ce12" office:value-type="float" office:value="629">
            <text:p>629</text:p>
          </table:table-cell>
          <table:table-cell table:style-name="ce12" office:value-type="float" office:value="1370">
            <text:p>1370</text:p>
          </table:table-cell>
          <table:table-cell table:style-name="ce12" office:value-type="float" office:value="1687">
            <text:p>1687</text:p>
          </table:table-cell>
          <table:table-cell table:style-name="ce12" office:value-type="float" office:value="1237">
            <text:p>1237</text:p>
          </table:table-cell>
          <table:table-cell table:style-name="ce12" office:value-type="float" office:value="2278">
            <text:p>2278</text:p>
          </table:table-cell>
          <table:table-cell table:style-name="ce12" office:value-type="float" office:value="3223">
            <text:p>3223</text:p>
          </table:table-cell>
          <table:table-cell table:style-name="ce12" table:formula="of:=[.B13]/['metro profile'.$B$8]*100" office:value-type="float" office:value="25.4655870445344">
            <text:p>25</text:p>
          </table:table-cell>
          <table:table-cell table:style-name="ce12" table:formula="of:=[.C13]/['metro profile'.$B$8]*100" office:value-type="float" office:value="55.4655870445344">
            <text:p>55</text:p>
          </table:table-cell>
          <table:table-cell table:style-name="ce12" table:formula="of:=[.D13]/['metro profile'.$B$8]*100" office:value-type="float" office:value="68.2995951417004">
            <text:p>68</text:p>
          </table:table-cell>
          <table:table-cell table:style-name="ce12" table:formula="of:=[.E13]/['metro profile'.$B$8]*100" office:value-type="float" office:value="50.080971659919">
            <text:p>50</text:p>
          </table:table-cell>
          <table:table-cell table:style-name="ce12" table:formula="of:=[.F13]/['metro profile'.$B$8]*100" office:value-type="float" office:value="92.2267206477733">
            <text:p>92</text:p>
          </table:table-cell>
          <table:table-cell table:style-name="ce12" table:formula="of:=[.G13]/['metro profile'.$B$8]*100" office:value-type="float" office:value="130.485829959514">
            <text:p>130</text:p>
          </table:table-cell>
        </table:table-row>
        <table:table-row table:style-name="ro5">
          <table:table-cell table:style-name="ce11" office:value-type="date" office:date-value="1994-01-01">
            <text:p>1994-01-01</text:p>
          </table:table-cell>
          <table:table-cell table:style-name="ce12" office:value-type="float" office:value="740">
            <text:p>740</text:p>
          </table:table-cell>
          <table:table-cell table:style-name="ce12" office:value-type="float" office:value="672">
            <text:p>672</text:p>
          </table:table-cell>
          <table:table-cell table:style-name="ce12" office:value-type="float" office:value="1537">
            <text:p>1537</text:p>
          </table:table-cell>
          <table:table-cell table:style-name="ce12" office:value-type="float" office:value="1413">
            <text:p>1413</text:p>
          </table:table-cell>
          <table:table-cell table:style-name="ce12" office:value-type="float" office:value="2531">
            <text:p>2531</text:p>
          </table:table-cell>
          <table:table-cell table:style-name="ce12" office:value-type="float" office:value="3357">
            <text:p>3357</text:p>
          </table:table-cell>
          <table:table-cell table:style-name="ce12" table:formula="of:=[.B14]/['metro profile'.$B$8]*100" office:value-type="float" office:value="29.9595141700405">
            <text:p>30</text:p>
          </table:table-cell>
          <table:table-cell table:style-name="ce12" table:formula="of:=[.C14]/['metro profile'.$B$8]*100" office:value-type="float" office:value="27.2064777327935">
            <text:p>27</text:p>
          </table:table-cell>
          <table:table-cell table:style-name="ce12" table:formula="of:=[.D14]/['metro profile'.$B$8]*100" office:value-type="float" office:value="62.2267206477733">
            <text:p>62</text:p>
          </table:table-cell>
          <table:table-cell table:style-name="ce12" table:formula="of:=[.E14]/['metro profile'.$B$8]*100" office:value-type="float" office:value="57.2064777327935">
            <text:p>57</text:p>
          </table:table-cell>
          <table:table-cell table:style-name="ce12" table:formula="of:=[.F14]/['metro profile'.$B$8]*100" office:value-type="float" office:value="102.46963562753">
            <text:p>102</text:p>
          </table:table-cell>
          <table:table-cell table:style-name="ce12" table:formula="of:=[.G14]/['metro profile'.$B$8]*100" office:value-type="float" office:value="135.910931174089">
            <text:p>136</text:p>
          </table:table-cell>
        </table:table-row>
        <table:table-row table:style-name="ro5">
          <table:table-cell table:style-name="ce11" office:value-type="date" office:date-value="1994-07-01">
            <text:p>1994-07-01</text:p>
          </table:table-cell>
          <table:table-cell table:style-name="ce12" office:value-type="float" office:value="761">
            <text:p>761</text:p>
          </table:table-cell>
          <table:table-cell table:style-name="ce12" office:value-type="float" office:value="793">
            <text:p>793</text:p>
          </table:table-cell>
          <table:table-cell table:style-name="ce12" office:value-type="float" office:value="1690">
            <text:p>1690</text:p>
          </table:table-cell>
          <table:table-cell table:style-name="ce12" office:value-type="float" office:value="1406">
            <text:p>1406</text:p>
          </table:table-cell>
          <table:table-cell table:style-name="ce12" office:value-type="float" office:value="3067">
            <text:p>3067</text:p>
          </table:table-cell>
          <table:table-cell table:style-name="ce12" office:value-type="float" office:value="3517">
            <text:p>3517</text:p>
          </table:table-cell>
          <table:table-cell table:style-name="ce12" table:formula="of:=[.B15]/['metro profile'.$B$8]*100" office:value-type="float" office:value="30.8097165991903">
            <text:p>31</text:p>
          </table:table-cell>
          <table:table-cell table:style-name="ce12" table:formula="of:=[.C15]/['metro profile'.$B$8]*100" office:value-type="float" office:value="32.1052631578947">
            <text:p>32</text:p>
          </table:table-cell>
          <table:table-cell table:style-name="ce12" table:formula="of:=[.D15]/['metro profile'.$B$8]*100" office:value-type="float" office:value="68.421052631579">
            <text:p>68</text:p>
          </table:table-cell>
          <table:table-cell table:style-name="ce12" table:formula="of:=[.E15]/['metro profile'.$B$8]*100" office:value-type="float" office:value="56.9230769230769">
            <text:p>57</text:p>
          </table:table-cell>
          <table:table-cell table:style-name="ce12" table:formula="of:=[.F15]/['metro profile'.$B$8]*100" office:value-type="float" office:value="124.17004048583">
            <text:p>124</text:p>
          </table:table-cell>
          <table:table-cell table:style-name="ce12" table:formula="of:=[.G15]/['metro profile'.$B$8]*100" office:value-type="float" office:value="142.388663967611">
            <text:p>142</text:p>
          </table:table-cell>
        </table:table-row>
        <table:table-row table:style-name="ro5">
          <table:table-cell table:style-name="ce11" office:value-type="date" office:date-value="1995-01-01">
            <text:p>1995-01-01</text:p>
          </table:table-cell>
          <table:table-cell table:style-name="ce12" office:value-type="float" office:value="628">
            <text:p>628</text:p>
          </table:table-cell>
          <table:table-cell table:style-name="ce12" office:value-type="float" office:value="573">
            <text:p>573</text:p>
          </table:table-cell>
          <table:table-cell table:style-name="ce12" office:value-type="float" office:value="1652">
            <text:p>1652</text:p>
          </table:table-cell>
          <table:table-cell table:style-name="ce12" office:value-type="float" office:value="1430">
            <text:p>1430</text:p>
          </table:table-cell>
          <table:table-cell table:style-name="ce12" office:value-type="float" office:value="3006">
            <text:p>3006</text:p>
          </table:table-cell>
          <table:table-cell table:style-name="ce12" office:value-type="float" office:value="4001">
            <text:p>4001</text:p>
          </table:table-cell>
          <table:table-cell table:style-name="ce12" table:formula="of:=[.B16]/['metro profile'.$B$8]*100" office:value-type="float" office:value="25.4251012145749">
            <text:p>25</text:p>
          </table:table-cell>
          <table:table-cell table:style-name="ce12" table:formula="of:=[.C16]/['metro profile'.$B$8]*100" office:value-type="float" office:value="23.1983805668016">
            <text:p>23</text:p>
          </table:table-cell>
          <table:table-cell table:style-name="ce12" table:formula="of:=[.D16]/['metro profile'.$B$8]*100" office:value-type="float" office:value="66.8825910931174">
            <text:p>67</text:p>
          </table:table-cell>
          <table:table-cell table:style-name="ce12" table:formula="of:=[.E16]/['metro profile'.$B$8]*100" office:value-type="float" office:value="57.8947368421053">
            <text:p>58</text:p>
          </table:table-cell>
          <table:table-cell table:style-name="ce12" table:formula="of:=[.F16]/['metro profile'.$B$8]*100" office:value-type="float" office:value="121.7004048583">
            <text:p>122</text:p>
          </table:table-cell>
          <table:table-cell table:style-name="ce12" table:formula="of:=[.G16]/['metro profile'.$B$8]*100" office:value-type="float" office:value="161.983805668016">
            <text:p>162</text:p>
          </table:table-cell>
        </table:table-row>
        <table:table-row table:style-name="ro5">
          <table:table-cell table:style-name="ce11" office:value-type="date" office:date-value="1995-07-01">
            <text:p>1995-07-01</text:p>
          </table:table-cell>
          <table:table-cell table:style-name="ce12" office:value-type="float" office:value="838">
            <text:p>838</text:p>
          </table:table-cell>
          <table:table-cell table:style-name="ce12" office:value-type="float" office:value="652">
            <text:p>652</text:p>
          </table:table-cell>
          <table:table-cell table:style-name="ce12" office:value-type="float" office:value="1456">
            <text:p>1456</text:p>
          </table:table-cell>
          <table:table-cell table:style-name="ce12" office:value-type="float" office:value="1480">
            <text:p>1480</text:p>
          </table:table-cell>
          <table:table-cell table:style-name="ce12" office:value-type="float" office:value="2906">
            <text:p>2906</text:p>
          </table:table-cell>
          <table:table-cell table:style-name="ce12" office:value-type="float" office:value="4061">
            <text:p>4061</text:p>
          </table:table-cell>
          <table:table-cell table:style-name="ce12" table:formula="of:=[.B17]/['metro profile'.$B$8]*100" office:value-type="float" office:value="33.9271255060729">
            <text:p>34</text:p>
          </table:table-cell>
          <table:table-cell table:style-name="ce12" table:formula="of:=[.C17]/['metro profile'.$B$8]*100" office:value-type="float" office:value="26.3967611336032">
            <text:p>26</text:p>
          </table:table-cell>
          <table:table-cell table:style-name="ce12" table:formula="of:=[.D17]/['metro profile'.$B$8]*100" office:value-type="float" office:value="58.9473684210526">
            <text:p>59</text:p>
          </table:table-cell>
          <table:table-cell table:style-name="ce12" table:formula="of:=[.E17]/['metro profile'.$B$8]*100" office:value-type="float" office:value="59.919028340081">
            <text:p>60</text:p>
          </table:table-cell>
          <table:table-cell table:style-name="ce12" table:formula="of:=[.F17]/['metro profile'.$B$8]*100" office:value-type="float" office:value="117.651821862348">
            <text:p>118</text:p>
          </table:table-cell>
          <table:table-cell table:style-name="ce12" table:formula="of:=[.G17]/['metro profile'.$B$8]*100" office:value-type="float" office:value="164.412955465587">
            <text:p>164</text:p>
          </table:table-cell>
        </table:table-row>
        <table:table-row table:style-name="ro5">
          <table:table-cell table:style-name="ce11" office:value-type="date" office:date-value="1996-01-01">
            <text:p>1996-01-01</text:p>
          </table:table-cell>
          <table:table-cell table:style-name="ce12" office:value-type="float" office:value="799">
            <text:p>799</text:p>
          </table:table-cell>
          <table:table-cell table:style-name="ce12" office:value-type="float" office:value="600">
            <text:p>600</text:p>
          </table:table-cell>
          <table:table-cell table:style-name="ce12" office:value-type="float" office:value="1695">
            <text:p>1695</text:p>
          </table:table-cell>
          <table:table-cell table:style-name="ce12" office:value-type="float" office:value="1595">
            <text:p>1595</text:p>
          </table:table-cell>
          <table:table-cell table:style-name="ce12" office:value-type="float" office:value="3003">
            <text:p>3003</text:p>
          </table:table-cell>
          <table:table-cell table:style-name="ce12" office:value-type="float" office:value="4082">
            <text:p>4082</text:p>
          </table:table-cell>
          <table:table-cell table:style-name="ce12" table:formula="of:=[.B18]/['metro profile'.$B$8]*100" office:value-type="float" office:value="32.3481781376518">
            <text:p>32</text:p>
          </table:table-cell>
          <table:table-cell table:style-name="ce12" table:formula="of:=[.C18]/['metro profile'.$B$8]*100" office:value-type="float" office:value="24.2914979757085">
            <text:p>24</text:p>
          </table:table-cell>
          <table:table-cell table:style-name="ce12" table:formula="of:=[.D18]/['metro profile'.$B$8]*100" office:value-type="float" office:value="68.6234817813765">
            <text:p>69</text:p>
          </table:table-cell>
          <table:table-cell table:style-name="ce12" table:formula="of:=[.E18]/['metro profile'.$B$8]*100" office:value-type="float" office:value="64.5748987854251">
            <text:p>65</text:p>
          </table:table-cell>
          <table:table-cell table:style-name="ce12" table:formula="of:=[.F18]/['metro profile'.$B$8]*100" office:value-type="float" office:value="121.578947368421">
            <text:p>122</text:p>
          </table:table-cell>
          <table:table-cell table:style-name="ce12" table:formula="of:=[.G18]/['metro profile'.$B$8]*100" office:value-type="float" office:value="165.263157894737">
            <text:p>165</text:p>
          </table:table-cell>
        </table:table-row>
        <table:table-row table:style-name="ro5">
          <table:table-cell table:style-name="ce11" office:value-type="date" office:date-value="1996-07-01">
            <text:p>1996-07-01</text:p>
          </table:table-cell>
          <table:table-cell table:style-name="ce12" office:value-type="float" office:value="863">
            <text:p>863</text:p>
          </table:table-cell>
          <table:table-cell table:style-name="ce12" office:value-type="float" office:value="798">
            <text:p>798</text:p>
          </table:table-cell>
          <table:table-cell table:style-name="ce12" office:value-type="float" office:value="1763">
            <text:p>1763</text:p>
          </table:table-cell>
          <table:table-cell table:style-name="ce12" office:value-type="float" office:value="1640">
            <text:p>1640</text:p>
          </table:table-cell>
          <table:table-cell table:style-name="ce12" office:value-type="float" office:value="3640">
            <text:p>3640</text:p>
          </table:table-cell>
          <table:table-cell table:style-name="ce12" office:value-type="float" office:value="3902">
            <text:p>3902</text:p>
          </table:table-cell>
          <table:table-cell table:style-name="ce12" table:formula="of:=[.B19]/['metro profile'.$B$8]*100" office:value-type="float" office:value="34.9392712550607">
            <text:p>35</text:p>
          </table:table-cell>
          <table:table-cell table:style-name="ce12" table:formula="of:=[.C19]/['metro profile'.$B$8]*100" office:value-type="float" office:value="32.3076923076923">
            <text:p>32</text:p>
          </table:table-cell>
          <table:table-cell table:style-name="ce12" table:formula="of:=[.D19]/['metro profile'.$B$8]*100" office:value-type="float" office:value="71.3765182186235">
            <text:p>71</text:p>
          </table:table-cell>
          <table:table-cell table:style-name="ce12" table:formula="of:=[.E19]/['metro profile'.$B$8]*100" office:value-type="float" office:value="66.3967611336033">
            <text:p>66</text:p>
          </table:table-cell>
          <table:table-cell table:style-name="ce12" table:formula="of:=[.F19]/['metro profile'.$B$8]*100" office:value-type="float" office:value="147.368421052632">
            <text:p>147</text:p>
          </table:table-cell>
          <table:table-cell table:style-name="ce12" table:formula="of:=[.G19]/['metro profile'.$B$8]*100" office:value-type="float" office:value="157.975708502024">
            <text:p>158</text:p>
          </table:table-cell>
        </table:table-row>
        <table:table-row table:style-name="ro5">
          <table:table-cell table:style-name="ce11" office:value-type="date" office:date-value="1997-01-01">
            <text:p>1997-01-01</text:p>
          </table:table-cell>
          <table:table-cell table:style-name="ce12" office:value-type="float" office:value="1070">
            <text:p>1070</text:p>
          </table:table-cell>
          <table:table-cell table:style-name="ce12" office:value-type="float" office:value="720">
            <text:p>720</text:p>
          </table:table-cell>
          <table:table-cell table:style-name="ce12" office:value-type="float" office:value="1736">
            <text:p>1736</text:p>
          </table:table-cell>
          <table:table-cell table:style-name="ce12" office:value-type="float" office:value="1465">
            <text:p>1465</text:p>
          </table:table-cell>
          <table:table-cell table:style-name="ce12" office:value-type="float" office:value="3372">
            <text:p>3372</text:p>
          </table:table-cell>
          <table:table-cell table:style-name="ce12" office:value-type="float" office:value="3997">
            <text:p>3997</text:p>
          </table:table-cell>
          <table:table-cell table:style-name="ce12" table:formula="of:=[.B20]/['metro profile'.$B$8]*100" office:value-type="float" office:value="43.3198380566802">
            <text:p>43</text:p>
          </table:table-cell>
          <table:table-cell table:style-name="ce12" table:formula="of:=[.C20]/['metro profile'.$B$8]*100" office:value-type="float" office:value="29.1497975708502">
            <text:p>29</text:p>
          </table:table-cell>
          <table:table-cell table:style-name="ce12" table:formula="of:=[.D20]/['metro profile'.$B$8]*100" office:value-type="float" office:value="70.2834008097166">
            <text:p>70</text:p>
          </table:table-cell>
          <table:table-cell table:style-name="ce12" table:formula="of:=[.E20]/['metro profile'.$B$8]*100" office:value-type="float" office:value="59.3117408906883">
            <text:p>59</text:p>
          </table:table-cell>
          <table:table-cell table:style-name="ce12" table:formula="of:=[.F20]/['metro profile'.$B$8]*100" office:value-type="float" office:value="136.518218623482">
            <text:p>137</text:p>
          </table:table-cell>
          <table:table-cell table:style-name="ce12" table:formula="of:=[.G20]/['metro profile'.$B$8]*100" office:value-type="float" office:value="161.821862348178">
            <text:p>162</text:p>
          </table:table-cell>
        </table:table-row>
        <table:table-row table:style-name="ro5">
          <table:table-cell table:style-name="ce11" office:value-type="date" office:date-value="1997-07-01">
            <text:p>1997-07-01</text:p>
          </table:table-cell>
          <table:table-cell table:style-name="ce12" office:value-type="float" office:value="1144">
            <text:p>1144</text:p>
          </table:table-cell>
          <table:table-cell table:style-name="ce12" office:value-type="float" office:value="725">
            <text:p>725</text:p>
          </table:table-cell>
          <table:table-cell table:style-name="ce12" office:value-type="float" office:value="2067">
            <text:p>2067</text:p>
          </table:table-cell>
          <table:table-cell table:style-name="ce12" office:value-type="float" office:value="1816">
            <text:p>1816</text:p>
          </table:table-cell>
          <table:table-cell table:style-name="ce12" office:value-type="float" office:value="3895">
            <text:p>3895</text:p>
          </table:table-cell>
          <table:table-cell table:style-name="ce12" office:value-type="float" office:value="4227">
            <text:p>4227</text:p>
          </table:table-cell>
          <table:table-cell table:style-name="ce12" table:formula="of:=[.B21]/['metro profile'.$B$8]*100" office:value-type="float" office:value="46.3157894736842">
            <text:p>46</text:p>
          </table:table-cell>
          <table:table-cell table:style-name="ce12" table:formula="of:=[.C21]/['metro profile'.$B$8]*100" office:value-type="float" office:value="29.3522267206478">
            <text:p>29</text:p>
          </table:table-cell>
          <table:table-cell table:style-name="ce12" table:formula="of:=[.D21]/['metro profile'.$B$8]*100" office:value-type="float" office:value="83.6842105263158">
            <text:p>84</text:p>
          </table:table-cell>
          <table:table-cell table:style-name="ce12" table:formula="of:=[.E21]/['metro profile'.$B$8]*100" office:value-type="float" office:value="73.5222672064777">
            <text:p>74</text:p>
          </table:table-cell>
          <table:table-cell table:style-name="ce12" table:formula="of:=[.F21]/['metro profile'.$B$8]*100" office:value-type="float" office:value="157.692307692308">
            <text:p>158</text:p>
          </table:table-cell>
          <table:table-cell table:style-name="ce12" table:formula="of:=[.G21]/['metro profile'.$B$8]*100" office:value-type="float" office:value="171.133603238866">
            <text:p>171</text:p>
          </table:table-cell>
        </table:table-row>
        <table:table-row table:style-name="ro5">
          <table:table-cell table:style-name="ce11" office:value-type="date" office:date-value="1998-01-01">
            <text:p>1998-01-01</text:p>
          </table:table-cell>
          <table:table-cell table:style-name="ce12" office:value-type="float" office:value="1109">
            <text:p>1109</text:p>
          </table:table-cell>
          <table:table-cell table:style-name="ce12" office:value-type="float" office:value="717">
            <text:p>717</text:p>
          </table:table-cell>
          <table:table-cell table:style-name="ce12" office:value-type="float" office:value="2069">
            <text:p>2069</text:p>
          </table:table-cell>
          <table:table-cell table:style-name="ce12" office:value-type="float" office:value="1384">
            <text:p>1384</text:p>
          </table:table-cell>
          <table:table-cell table:style-name="ce12" office:value-type="float" office:value="4291">
            <text:p>4291</text:p>
          </table:table-cell>
          <table:table-cell table:style-name="ce12" office:value-type="float" office:value="4543">
            <text:p>4543</text:p>
          </table:table-cell>
          <table:table-cell table:style-name="ce12" table:formula="of:=[.B22]/['metro profile'.$B$8]*100" office:value-type="float" office:value="44.8987854251012">
            <text:p>45</text:p>
          </table:table-cell>
          <table:table-cell table:style-name="ce12" table:formula="of:=[.C22]/['metro profile'.$B$8]*100" office:value-type="float" office:value="29.0283400809717">
            <text:p>29</text:p>
          </table:table-cell>
          <table:table-cell table:style-name="ce12" table:formula="of:=[.D22]/['metro profile'.$B$8]*100" office:value-type="float" office:value="83.7651821862348">
            <text:p>84</text:p>
          </table:table-cell>
          <table:table-cell table:style-name="ce12" table:formula="of:=[.E22]/['metro profile'.$B$8]*100" office:value-type="float" office:value="56.0323886639676">
            <text:p>56</text:p>
          </table:table-cell>
          <table:table-cell table:style-name="ce12" table:formula="of:=[.F22]/['metro profile'.$B$8]*100" office:value-type="float" office:value="173.724696356275">
            <text:p>174</text:p>
          </table:table-cell>
          <table:table-cell table:style-name="ce12" table:formula="of:=[.G22]/['metro profile'.$B$8]*100" office:value-type="float" office:value="183.927125506073">
            <text:p>184</text:p>
          </table:table-cell>
        </table:table-row>
        <table:table-row table:style-name="ro5">
          <table:table-cell table:style-name="ce11" office:value-type="date" office:date-value="1998-07-01">
            <text:p>1998-07-01</text:p>
          </table:table-cell>
          <table:table-cell table:style-name="ce12" office:value-type="float" office:value="1467">
            <text:p>1467</text:p>
          </table:table-cell>
          <table:table-cell table:style-name="ce12" office:value-type="float" office:value="814">
            <text:p>814</text:p>
          </table:table-cell>
          <table:table-cell table:style-name="ce12" office:value-type="float" office:value="2390">
            <text:p>2390</text:p>
          </table:table-cell>
          <table:table-cell table:style-name="ce12" office:value-type="float" office:value="1577">
            <text:p>1577</text:p>
          </table:table-cell>
          <table:table-cell table:style-name="ce12" office:value-type="float" office:value="4563">
            <text:p>4563</text:p>
          </table:table-cell>
          <table:table-cell table:style-name="ce12" office:value-type="float" office:value="5118">
            <text:p>5118</text:p>
          </table:table-cell>
          <table:table-cell table:style-name="ce12" table:formula="of:=[.B23]/['metro profile'.$B$8]*100" office:value-type="float" office:value="59.3927125506073">
            <text:p>59</text:p>
          </table:table-cell>
          <table:table-cell table:style-name="ce12" table:formula="of:=[.C23]/['metro profile'.$B$8]*100" office:value-type="float" office:value="32.9554655870445">
            <text:p>33</text:p>
          </table:table-cell>
          <table:table-cell table:style-name="ce12" table:formula="of:=[.D23]/['metro profile'.$B$8]*100" office:value-type="float" office:value="96.7611336032389">
            <text:p>97</text:p>
          </table:table-cell>
          <table:table-cell table:style-name="ce12" table:formula="of:=[.E23]/['metro profile'.$B$8]*100" office:value-type="float" office:value="63.8461538461538">
            <text:p>64</text:p>
          </table:table-cell>
          <table:table-cell table:style-name="ce12" table:formula="of:=[.F23]/['metro profile'.$B$8]*100" office:value-type="float" office:value="184.736842105263">
            <text:p>185</text:p>
          </table:table-cell>
          <table:table-cell table:style-name="ce12" table:formula="of:=[.G23]/['metro profile'.$B$8]*100" office:value-type="float" office:value="207.206477732793">
            <text:p>207</text:p>
          </table:table-cell>
        </table:table-row>
        <table:table-row table:style-name="ro5">
          <table:table-cell table:style-name="ce11" office:value-type="date" office:date-value="1999-01-01">
            <text:p>1999-01-01</text:p>
          </table:table-cell>
          <table:table-cell table:style-name="ce12" office:value-type="float" office:value="1119">
            <text:p>1119</text:p>
          </table:table-cell>
          <table:table-cell table:style-name="ce12" office:value-type="float" office:value="759">
            <text:p>759</text:p>
          </table:table-cell>
          <table:table-cell table:style-name="ce12" office:value-type="float" office:value="2155">
            <text:p>2155</text:p>
          </table:table-cell>
          <table:table-cell table:style-name="ce12" office:value-type="float" office:value="1386">
            <text:p>1386</text:p>
          </table:table-cell>
          <table:table-cell table:style-name="ce12" office:value-type="float" office:value="4262">
            <text:p>4262</text:p>
          </table:table-cell>
          <table:table-cell table:style-name="ce12" office:value-type="float" office:value="4940">
            <text:p>4940</text:p>
          </table:table-cell>
          <table:table-cell table:style-name="ce12" table:formula="of:=[.B24]/['metro profile'.$B$8]*100" office:value-type="float" office:value="45.3036437246964">
            <text:p>45</text:p>
          </table:table-cell>
          <table:table-cell table:style-name="ce12" table:formula="of:=[.C24]/['metro profile'.$B$8]*100" office:value-type="float" office:value="30.7287449392713">
            <text:p>31</text:p>
          </table:table-cell>
          <table:table-cell table:style-name="ce12" table:formula="of:=[.D24]/['metro profile'.$B$8]*100" office:value-type="float" office:value="87.246963562753">
            <text:p>87</text:p>
          </table:table-cell>
          <table:table-cell table:style-name="ce12" table:formula="of:=[.E24]/['metro profile'.$B$8]*100" office:value-type="float" office:value="56.1133603238866">
            <text:p>56</text:p>
          </table:table-cell>
          <table:table-cell table:style-name="ce12" table:formula="of:=[.F24]/['metro profile'.$B$8]*100" office:value-type="float" office:value="172.550607287449">
            <text:p>173</text:p>
          </table:table-cell>
          <table:table-cell table:style-name="ce12" table:formula="of:=[.G24]/['metro profile'.$B$8]*100" office:value-type="float" office:value="200">
            <text:p>200</text:p>
          </table:table-cell>
        </table:table-row>
        <table:table-row table:style-name="ro5">
          <table:table-cell table:style-name="ce11" office:value-type="date" office:date-value="1999-07-01">
            <text:p>1999-07-01</text:p>
          </table:table-cell>
          <table:table-cell table:style-name="ce12" office:value-type="float" office:value="1082">
            <text:p>1082</text:p>
          </table:table-cell>
          <table:table-cell table:style-name="ce12" office:value-type="float" office:value="850">
            <text:p>850</text:p>
          </table:table-cell>
          <table:table-cell table:style-name="ce12" office:value-type="float" office:value="2036">
            <text:p>2036</text:p>
          </table:table-cell>
          <table:table-cell table:style-name="ce12" office:value-type="float" office:value="1036">
            <text:p>1036</text:p>
          </table:table-cell>
          <table:table-cell table:style-name="ce12" office:value-type="float" office:value="3751">
            <text:p>3751</text:p>
          </table:table-cell>
          <table:table-cell table:style-name="ce12" office:value-type="float" office:value="4975">
            <text:p>4975</text:p>
          </table:table-cell>
          <table:table-cell table:style-name="ce12" table:formula="of:=[.B25]/['metro profile'.$B$8]*100" office:value-type="float" office:value="43.8056680161943">
            <text:p>44</text:p>
          </table:table-cell>
          <table:table-cell table:style-name="ce12" table:formula="of:=[.C25]/['metro profile'.$B$8]*100" office:value-type="float" office:value="34.412955465587">
            <text:p>34</text:p>
          </table:table-cell>
          <table:table-cell table:style-name="ce12" table:formula="of:=[.D25]/['metro profile'.$B$8]*100" office:value-type="float" office:value="82.4291497975709">
            <text:p>82</text:p>
          </table:table-cell>
          <table:table-cell table:style-name="ce12" table:formula="of:=[.E25]/['metro profile'.$B$8]*100" office:value-type="float" office:value="41.9433198380567">
            <text:p>42</text:p>
          </table:table-cell>
          <table:table-cell table:style-name="ce12" table:formula="of:=[.F25]/['metro profile'.$B$8]*100" office:value-type="float" office:value="151.862348178138">
            <text:p>152</text:p>
          </table:table-cell>
          <table:table-cell table:style-name="ce12" table:formula="of:=[.G25]/['metro profile'.$B$8]*100" office:value-type="float" office:value="201.417004048583">
            <text:p>201</text:p>
          </table:table-cell>
        </table:table-row>
        <table:table-row table:style-name="ro5">
          <table:table-cell table:style-name="ce11" office:value-type="date" office:date-value="2000-01-01">
            <text:p>2000-01-01</text:p>
          </table:table-cell>
          <table:table-cell table:style-name="ce12" office:value-type="float" office:value="1141">
            <text:p>1141</text:p>
          </table:table-cell>
          <table:table-cell table:style-name="ce12" office:value-type="float" office:value="698">
            <text:p>698</text:p>
          </table:table-cell>
          <table:table-cell table:style-name="ce12" office:value-type="float" office:value="2026">
            <text:p>2026</text:p>
          </table:table-cell>
          <table:table-cell table:style-name="ce12" office:value-type="float" office:value="1136">
            <text:p>1136</text:p>
          </table:table-cell>
          <table:table-cell table:style-name="ce12" office:value-type="float" office:value="3494">
            <text:p>3494</text:p>
          </table:table-cell>
          <table:table-cell table:style-name="ce12" office:value-type="float" office:value="5697">
            <text:p>5697</text:p>
          </table:table-cell>
          <table:table-cell table:style-name="ce12" table:formula="of:=[.B26]/['metro profile'.$B$8]*100" office:value-type="float" office:value="46.1943319838057">
            <text:p>46</text:p>
          </table:table-cell>
          <table:table-cell table:style-name="ce12" table:formula="of:=[.C26]/['metro profile'.$B$8]*100" office:value-type="float" office:value="28.2591093117409">
            <text:p>28</text:p>
          </table:table-cell>
          <table:table-cell table:style-name="ce12" table:formula="of:=[.D26]/['metro profile'.$B$8]*100" office:value-type="float" office:value="82.0242914979757">
            <text:p>82</text:p>
          </table:table-cell>
          <table:table-cell table:style-name="ce12" table:formula="of:=[.E26]/['metro profile'.$B$8]*100" office:value-type="float" office:value="45.9919028340081">
            <text:p>46</text:p>
          </table:table-cell>
          <table:table-cell table:style-name="ce12" table:formula="of:=[.F26]/['metro profile'.$B$8]*100" office:value-type="float" office:value="141.457489878543">
            <text:p>141</text:p>
          </table:table-cell>
          <table:table-cell table:style-name="ce12" table:formula="of:=[.G26]/['metro profile'.$B$8]*100" office:value-type="float" office:value="230.647773279352">
            <text:p>231</text:p>
          </table:table-cell>
        </table:table-row>
        <table:table-row table:style-name="ro5">
          <table:table-cell table:style-name="ce11" office:value-type="date" office:date-value="2000-07-01">
            <text:p>2000-07-01</text:p>
          </table:table-cell>
          <table:table-cell table:style-name="ce12" office:value-type="float" office:value="1197">
            <text:p>1197</text:p>
          </table:table-cell>
          <table:table-cell table:style-name="ce12" office:value-type="float" office:value="780">
            <text:p>780</text:p>
          </table:table-cell>
          <table:table-cell table:style-name="ce12" office:value-type="float" office:value="1968">
            <text:p>1968</text:p>
          </table:table-cell>
          <table:table-cell table:style-name="ce12" office:value-type="float" office:value="1121">
            <text:p>1121</text:p>
          </table:table-cell>
          <table:table-cell table:style-name="ce12" office:value-type="float" office:value="3617">
            <text:p>3617</text:p>
          </table:table-cell>
          <table:table-cell table:style-name="ce12" office:value-type="float" office:value="4877">
            <text:p>4877</text:p>
          </table:table-cell>
          <table:table-cell table:style-name="ce12" table:formula="of:=[.B27]/['metro profile'.$B$8]*100" office:value-type="float" office:value="48.4615384615385">
            <text:p>48</text:p>
          </table:table-cell>
          <table:table-cell table:style-name="ce12" table:formula="of:=[.C27]/['metro profile'.$B$8]*100" office:value-type="float" office:value="31.5789473684211">
            <text:p>32</text:p>
          </table:table-cell>
          <table:table-cell table:style-name="ce12" table:formula="of:=[.D27]/['metro profile'.$B$8]*100" office:value-type="float" office:value="79.6761133603239">
            <text:p>80</text:p>
          </table:table-cell>
          <table:table-cell table:style-name="ce12" table:formula="of:=[.E27]/['metro profile'.$B$8]*100" office:value-type="float" office:value="45.3846153846154">
            <text:p>45</text:p>
          </table:table-cell>
          <table:table-cell table:style-name="ce12" table:formula="of:=[.F27]/['metro profile'.$B$8]*100" office:value-type="float" office:value="146.437246963563">
            <text:p>146</text:p>
          </table:table-cell>
          <table:table-cell table:style-name="ce12" table:formula="of:=[.G27]/['metro profile'.$B$8]*100" office:value-type="float" office:value="197.449392712551">
            <text:p>197</text:p>
          </table:table-cell>
        </table:table-row>
        <table:table-row table:style-name="ro5">
          <table:table-cell table:style-name="ce11" office:value-type="date" office:date-value="2001-01-01">
            <text:p>2001-01-01</text:p>
          </table:table-cell>
          <table:table-cell table:style-name="ce12" office:value-type="float" office:value="1086">
            <text:p>1086</text:p>
          </table:table-cell>
          <table:table-cell table:style-name="ce12" office:value-type="float" office:value="692">
            <text:p>692</text:p>
          </table:table-cell>
          <table:table-cell table:style-name="ce12" office:value-type="float" office:value="1989">
            <text:p>1989</text:p>
          </table:table-cell>
          <table:table-cell table:style-name="ce12" office:value-type="float" office:value="1148">
            <text:p>1148</text:p>
          </table:table-cell>
          <table:table-cell table:style-name="ce12" office:value-type="float" office:value="4048">
            <text:p>4048</text:p>
          </table:table-cell>
          <table:table-cell table:style-name="ce12" office:value-type="float" office:value="5907">
            <text:p>5907</text:p>
          </table:table-cell>
          <table:table-cell table:style-name="ce12" table:formula="of:=[.B28]/['metro profile'.$B$8]*100" office:value-type="float" office:value="43.9676113360324">
            <text:p>44</text:p>
          </table:table-cell>
          <table:table-cell table:style-name="ce12" table:formula="of:=[.C28]/['metro profile'.$B$8]*100" office:value-type="float" office:value="28.0161943319838">
            <text:p>28</text:p>
          </table:table-cell>
          <table:table-cell table:style-name="ce12" table:formula="of:=[.D28]/['metro profile'.$B$8]*100" office:value-type="float" office:value="80.5263157894737">
            <text:p>81</text:p>
          </table:table-cell>
          <table:table-cell table:style-name="ce12" table:formula="of:=[.E28]/['metro profile'.$B$8]*100" office:value-type="float" office:value="46.4777327935223">
            <text:p>46</text:p>
          </table:table-cell>
          <table:table-cell table:style-name="ce12" table:formula="of:=[.F28]/['metro profile'.$B$8]*100" office:value-type="float" office:value="163.886639676113">
            <text:p>164</text:p>
          </table:table-cell>
          <table:table-cell table:style-name="ce12" table:formula="of:=[.G28]/['metro profile'.$B$8]*100" office:value-type="float" office:value="239.14979757085">
            <text:p>239</text:p>
          </table:table-cell>
        </table:table-row>
        <table:table-row table:style-name="ro5">
          <table:table-cell table:style-name="ce11" office:value-type="date" office:date-value="2001-07-01">
            <text:p>2001-07-01</text:p>
          </table:table-cell>
          <table:table-cell table:style-name="ce12" office:value-type="float" office:value="730">
            <text:p>730</text:p>
          </table:table-cell>
          <table:table-cell table:style-name="ce12" office:value-type="float" office:value="695">
            <text:p>695</text:p>
          </table:table-cell>
          <table:table-cell table:style-name="ce12" office:value-type="float" office:value="1616">
            <text:p>1616</text:p>
          </table:table-cell>
          <table:table-cell table:style-name="ce12" office:value-type="float" office:value="1164">
            <text:p>1164</text:p>
          </table:table-cell>
          <table:table-cell table:style-name="ce12" office:value-type="float" office:value="4108">
            <text:p>4108</text:p>
          </table:table-cell>
          <table:table-cell table:style-name="ce12" office:value-type="float" office:value="4888">
            <text:p>4888</text:p>
          </table:table-cell>
          <table:table-cell table:style-name="ce12" table:formula="of:=[.B29]/['metro profile'.$B$8]*100" office:value-type="float" office:value="29.5546558704453">
            <text:p>30</text:p>
          </table:table-cell>
          <table:table-cell table:style-name="ce12" table:formula="of:=[.C29]/['metro profile'.$B$8]*100" office:value-type="float" office:value="28.1376518218623">
            <text:p>28</text:p>
          </table:table-cell>
          <table:table-cell table:style-name="ce12" table:formula="of:=[.D29]/['metro profile'.$B$8]*100" office:value-type="float" office:value="65.4251012145749">
            <text:p>65</text:p>
          </table:table-cell>
          <table:table-cell table:style-name="ce12" table:formula="of:=[.E29]/['metro profile'.$B$8]*100" office:value-type="float" office:value="47.1255060728745">
            <text:p>47</text:p>
          </table:table-cell>
          <table:table-cell table:style-name="ce12" table:formula="of:=[.F29]/['metro profile'.$B$8]*100" office:value-type="float" office:value="166.315789473684">
            <text:p>166</text:p>
          </table:table-cell>
          <table:table-cell table:style-name="ce12" table:formula="of:=[.G29]/['metro profile'.$B$8]*100" office:value-type="float" office:value="197.894736842105">
            <text:p>198</text:p>
          </table:table-cell>
        </table:table-row>
        <table:table-row table:style-name="ro5">
          <table:table-cell table:style-name="ce11" office:value-type="date" office:date-value="2002-01-01">
            <text:p>2002-01-01</text:p>
          </table:table-cell>
          <table:table-cell table:style-name="ce12" office:value-type="float" office:value="1048">
            <text:p>1048</text:p>
          </table:table-cell>
          <table:table-cell table:style-name="ce12" office:value-type="float" office:value="750">
            <text:p>750</text:p>
          </table:table-cell>
          <table:table-cell table:style-name="ce12" office:value-type="float" office:value="1789">
            <text:p>1789</text:p>
          </table:table-cell>
          <table:table-cell table:style-name="ce12" office:value-type="float" office:value="1192">
            <text:p>1192</text:p>
          </table:table-cell>
          <table:table-cell table:style-name="ce12" office:value-type="float" office:value="4134">
            <text:p>4134</text:p>
          </table:table-cell>
          <table:table-cell table:style-name="ce12" office:value-type="float" office:value="5777">
            <text:p>5777</text:p>
          </table:table-cell>
          <table:table-cell table:style-name="ce12" table:formula="of:=[.B30]/['metro profile'.$B$8]*100" office:value-type="float" office:value="42.4291497975709">
            <text:p>42</text:p>
          </table:table-cell>
          <table:table-cell table:style-name="ce12" table:formula="of:=[.C30]/['metro profile'.$B$8]*100" office:value-type="float" office:value="30.3643724696356">
            <text:p>30</text:p>
          </table:table-cell>
          <table:table-cell table:style-name="ce12" table:formula="of:=[.D30]/['metro profile'.$B$8]*100" office:value-type="float" office:value="72.4291497975708">
            <text:p>72</text:p>
          </table:table-cell>
          <table:table-cell table:style-name="ce12" table:formula="of:=[.E30]/['metro profile'.$B$8]*100" office:value-type="float" office:value="48.2591093117409">
            <text:p>48</text:p>
          </table:table-cell>
          <table:table-cell table:style-name="ce12" table:formula="of:=[.F30]/['metro profile'.$B$8]*100" office:value-type="float" office:value="167.368421052632">
            <text:p>167</text:p>
          </table:table-cell>
          <table:table-cell table:style-name="ce12" table:formula="of:=[.G30]/['metro profile'.$B$8]*100" office:value-type="float" office:value="233.886639676113">
            <text:p>234</text:p>
          </table:table-cell>
        </table:table-row>
        <table:table-row table:style-name="ro5">
          <table:table-cell table:style-name="ce11" office:value-type="date" office:date-value="2002-07-01">
            <text:p>2002-07-01</text:p>
          </table:table-cell>
          <table:table-cell table:style-name="ce12" office:value-type="float" office:value="1014">
            <text:p>1014</text:p>
          </table:table-cell>
          <table:table-cell table:style-name="ce12" office:value-type="float" office:value="633">
            <text:p>633</text:p>
          </table:table-cell>
          <table:table-cell table:style-name="ce12" office:value-type="float" office:value="1665">
            <text:p>1665</text:p>
          </table:table-cell>
          <table:table-cell table:style-name="ce12" office:value-type="float" office:value="1165">
            <text:p>1165</text:p>
          </table:table-cell>
          <table:table-cell table:style-name="ce12" office:value-type="float" office:value="4399">
            <text:p>4399</text:p>
          </table:table-cell>
          <table:table-cell table:style-name="ce12" office:value-type="float" office:value="4991">
            <text:p>4991</text:p>
          </table:table-cell>
          <table:table-cell table:style-name="ce12" table:formula="of:=[.B31]/['metro profile'.$B$8]*100" office:value-type="float" office:value="41.0526315789474">
            <text:p>41</text:p>
          </table:table-cell>
          <table:table-cell table:style-name="ce12" table:formula="of:=[.C31]/['metro profile'.$B$8]*100" office:value-type="float" office:value="25.6275303643725">
            <text:p>26</text:p>
          </table:table-cell>
          <table:table-cell table:style-name="ce12" table:formula="of:=[.D31]/['metro profile'.$B$8]*100" office:value-type="float" office:value="67.4089068825911">
            <text:p>67</text:p>
          </table:table-cell>
          <table:table-cell table:style-name="ce12" table:formula="of:=[.E31]/['metro profile'.$B$8]*100" office:value-type="float" office:value="47.165991902834">
            <text:p>47</text:p>
          </table:table-cell>
          <table:table-cell table:style-name="ce12" table:formula="of:=[.F31]/['metro profile'.$B$8]*100" office:value-type="float" office:value="178.097165991903">
            <text:p>178</text:p>
          </table:table-cell>
          <table:table-cell table:style-name="ce12" table:formula="of:=[.G31]/['metro profile'.$B$8]*100" office:value-type="float" office:value="202.064777327935">
            <text:p>202</text:p>
          </table:table-cell>
        </table:table-row>
        <table:table-row table:style-name="ro5">
          <table:table-cell table:style-name="ce11" office:value-type="date" office:date-value="2003-01-01">
            <text:p>2003-01-01</text:p>
          </table:table-cell>
          <table:table-cell table:style-name="ce12" office:value-type="float" office:value="1093">
            <text:p>1093</text:p>
          </table:table-cell>
          <table:table-cell table:style-name="ce12" office:value-type="float" office:value="649">
            <text:p>649</text:p>
          </table:table-cell>
          <table:table-cell table:style-name="ce12" office:value-type="float" office:value="1801">
            <text:p>1801</text:p>
          </table:table-cell>
          <table:table-cell table:style-name="ce12" office:value-type="float" office:value="1375">
            <text:p>1375</text:p>
          </table:table-cell>
          <table:table-cell table:style-name="ce12" office:value-type="float" office:value="4319">
            <text:p>4319</text:p>
          </table:table-cell>
          <table:table-cell table:style-name="ce12" office:value-type="float" office:value="5000">
            <text:p>5000</text:p>
          </table:table-cell>
          <table:table-cell table:style-name="ce12" table:formula="of:=[.B32]/['metro profile'.$B$8]*100" office:value-type="float" office:value="44.251012145749">
            <text:p>44</text:p>
          </table:table-cell>
          <table:table-cell table:style-name="ce12" table:formula="of:=[.C32]/['metro profile'.$B$8]*100" office:value-type="float" office:value="26.2753036437247">
            <text:p>26</text:p>
          </table:table-cell>
          <table:table-cell table:style-name="ce12" table:formula="of:=[.D32]/['metro profile'.$B$8]*100" office:value-type="float" office:value="72.914979757085">
            <text:p>73</text:p>
          </table:table-cell>
          <table:table-cell table:style-name="ce12" table:formula="of:=[.E32]/['metro profile'.$B$8]*100" office:value-type="float" office:value="55.668016194332">
            <text:p>56</text:p>
          </table:table-cell>
          <table:table-cell table:style-name="ce12" table:formula="of:=[.F32]/['metro profile'.$B$8]*100" office:value-type="float" office:value="174.858299595142">
            <text:p>175</text:p>
          </table:table-cell>
          <table:table-cell table:style-name="ce12" table:formula="of:=[.G32]/['metro profile'.$B$8]*100" office:value-type="float" office:value="202.429149797571">
            <text:p>202</text:p>
          </table:table-cell>
        </table:table-row>
        <table:table-row table:style-name="ro5">
          <table:table-cell table:style-name="ce11" office:value-type="date" office:date-value="2003-07-01">
            <text:p>2003-07-01</text:p>
          </table:table-cell>
          <table:table-cell table:style-name="ce12" office:value-type="float" office:value="1327">
            <text:p>1327</text:p>
          </table:table-cell>
          <table:table-cell table:style-name="ce12" office:value-type="float" office:value="975">
            <text:p>975</text:p>
          </table:table-cell>
          <table:table-cell table:style-name="ce12" office:value-type="float" office:value="1757">
            <text:p>1757</text:p>
          </table:table-cell>
          <table:table-cell table:style-name="ce12" office:value-type="float" office:value="1180">
            <text:p>1180</text:p>
          </table:table-cell>
          <table:table-cell table:style-name="ce12" office:value-type="float" office:value="4569">
            <text:p>4569</text:p>
          </table:table-cell>
          <table:table-cell table:style-name="ce12" office:value-type="float" office:value="5711">
            <text:p>5711</text:p>
          </table:table-cell>
          <table:table-cell table:style-name="ce12" table:formula="of:=[.B33]/['metro profile'.$B$8]*100" office:value-type="float" office:value="53.7246963562753">
            <text:p>54</text:p>
          </table:table-cell>
          <table:table-cell table:style-name="ce12" table:formula="of:=[.C33]/['metro profile'.$B$8]*100" office:value-type="float" office:value="39.4736842105263">
            <text:p>39</text:p>
          </table:table-cell>
          <table:table-cell table:style-name="ce12" table:formula="of:=[.D33]/['metro profile'.$B$8]*100" office:value-type="float" office:value="71.1336032388664">
            <text:p>71</text:p>
          </table:table-cell>
          <table:table-cell table:style-name="ce12" table:formula="of:=[.E33]/['metro profile'.$B$8]*100" office:value-type="float" office:value="47.7732793522267">
            <text:p>48</text:p>
          </table:table-cell>
          <table:table-cell table:style-name="ce12" table:formula="of:=[.F33]/['metro profile'.$B$8]*100" office:value-type="float" office:value="184.97975708502">
            <text:p>185</text:p>
          </table:table-cell>
          <table:table-cell table:style-name="ce12" table:formula="of:=[.G33]/['metro profile'.$B$8]*100" office:value-type="float" office:value="231.214574898785">
            <text:p>231</text:p>
          </table:table-cell>
        </table:table-row>
        <table:table-row table:style-name="ro5">
          <table:table-cell table:style-name="ce11" office:value-type="date" office:date-value="2004-01-01">
            <text:p>2004-01-01</text:p>
          </table:table-cell>
          <table:table-cell table:style-name="ce12" office:value-type="float" office:value="1185">
            <text:p>1185</text:p>
          </table:table-cell>
          <table:table-cell table:style-name="ce12" office:value-type="float" office:value="1105">
            <text:p>1105</text:p>
          </table:table-cell>
          <table:table-cell table:style-name="ce12" office:value-type="float" office:value="1864">
            <text:p>1864</text:p>
          </table:table-cell>
          <table:table-cell table:style-name="ce12" office:value-type="float" office:value="1152">
            <text:p>1152</text:p>
          </table:table-cell>
          <table:table-cell table:style-name="ce12" office:value-type="float" office:value="4498">
            <text:p>4498</text:p>
          </table:table-cell>
          <table:table-cell table:style-name="ce12" office:value-type="float" office:value="5956">
            <text:p>5956</text:p>
          </table:table-cell>
          <table:table-cell table:style-name="ce12" table:formula="of:=[.B34]/['metro profile'.$B$8]*100" office:value-type="float" office:value="47.9757085020243">
            <text:p>48</text:p>
          </table:table-cell>
          <table:table-cell table:style-name="ce12" table:formula="of:=[.C34]/['metro profile'.$B$8]*100" office:value-type="float" office:value="44.7368421052632">
            <text:p>45</text:p>
          </table:table-cell>
          <table:table-cell table:style-name="ce12" table:formula="of:=[.D34]/['metro profile'.$B$8]*100" office:value-type="float" office:value="75.4655870445344">
            <text:p>75</text:p>
          </table:table-cell>
          <table:table-cell table:style-name="ce12" table:formula="of:=[.E34]/['metro profile'.$B$8]*100" office:value-type="float" office:value="46.6396761133603">
            <text:p>47</text:p>
          </table:table-cell>
          <table:table-cell table:style-name="ce12" table:formula="of:=[.F34]/['metro profile'.$B$8]*100" office:value-type="float" office:value="182.105263157895">
            <text:p>182</text:p>
          </table:table-cell>
          <table:table-cell table:style-name="ce12" table:formula="of:=[.G34]/['metro profile'.$B$8]*100" office:value-type="float" office:value="241.133603238866">
            <text:p>241</text:p>
          </table:table-cell>
        </table:table-row>
        <table:table-row table:style-name="ro5">
          <table:table-cell table:style-name="ce11" office:value-type="date" office:date-value="2004-07-01">
            <text:p>2004-07-01</text:p>
          </table:table-cell>
          <table:table-cell table:style-name="ce12" office:value-type="float" office:value="1324">
            <text:p>1324</text:p>
          </table:table-cell>
          <table:table-cell table:style-name="ce12" office:value-type="float" office:value="1377">
            <text:p>1377</text:p>
          </table:table-cell>
          <table:table-cell table:style-name="ce12" office:value-type="float" office:value="2064">
            <text:p>2064</text:p>
          </table:table-cell>
          <table:table-cell table:style-name="ce12" office:value-type="float" office:value="1463">
            <text:p>1463</text:p>
          </table:table-cell>
          <table:table-cell table:style-name="ce12" office:value-type="float" office:value="4374">
            <text:p>4374</text:p>
          </table:table-cell>
          <table:table-cell table:style-name="ce12" office:value-type="float" office:value="6399">
            <text:p>6399</text:p>
          </table:table-cell>
          <table:table-cell table:style-name="ce12" table:formula="of:=[.B35]/['metro profile'.$B$8]*100" office:value-type="float" office:value="53.6032388663968">
            <text:p>54</text:p>
          </table:table-cell>
          <table:table-cell table:style-name="ce12" table:formula="of:=[.C35]/['metro profile'.$B$8]*100" office:value-type="float" office:value="55.748987854251">
            <text:p>56</text:p>
          </table:table-cell>
          <table:table-cell table:style-name="ce12" table:formula="of:=[.D35]/['metro profile'.$B$8]*100" office:value-type="float" office:value="83.5627530364372">
            <text:p>84</text:p>
          </table:table-cell>
          <table:table-cell table:style-name="ce12" table:formula="of:=[.E35]/['metro profile'.$B$8]*100" office:value-type="float" office:value="59.2307692307692">
            <text:p>59</text:p>
          </table:table-cell>
          <table:table-cell table:style-name="ce12" table:formula="of:=[.F35]/['metro profile'.$B$8]*100" office:value-type="float" office:value="177.085020242915">
            <text:p>177</text:p>
          </table:table-cell>
          <table:table-cell table:style-name="ce12" table:formula="of:=[.G35]/['metro profile'.$B$8]*100" office:value-type="float" office:value="259.068825910931">
            <text:p>259</text:p>
          </table:table-cell>
        </table:table-row>
        <table:table-row table:style-name="ro5">
          <table:table-cell table:style-name="ce11" office:value-type="date" office:date-value="2005-01-01">
            <text:p>2005-01-01</text:p>
          </table:table-cell>
          <table:table-cell table:style-name="ce12" office:value-type="float" office:value="1114">
            <text:p>1114</text:p>
          </table:table-cell>
          <table:table-cell table:style-name="ce12" office:value-type="float" office:value="1381">
            <text:p>1381</text:p>
          </table:table-cell>
          <table:table-cell table:style-name="ce12" office:value-type="float" office:value="2017">
            <text:p>2017</text:p>
          </table:table-cell>
          <table:table-cell table:style-name="ce12" office:value-type="float" office:value="1319">
            <text:p>1319</text:p>
          </table:table-cell>
          <table:table-cell table:style-name="ce12" office:value-type="float" office:value="4720">
            <text:p>4720</text:p>
          </table:table-cell>
          <table:table-cell table:style-name="ce12" office:value-type="float" office:value="5923">
            <text:p>5923</text:p>
          </table:table-cell>
          <table:table-cell table:style-name="ce12" table:formula="of:=[.B36]/['metro profile'.$B$8]*100" office:value-type="float" office:value="45.1012145748988">
            <text:p>45</text:p>
          </table:table-cell>
          <table:table-cell table:style-name="ce12" table:formula="of:=[.C36]/['metro profile'.$B$8]*100" office:value-type="float" office:value="55.9109311740891">
            <text:p>56</text:p>
          </table:table-cell>
          <table:table-cell table:style-name="ce12" table:formula="of:=[.D36]/['metro profile'.$B$8]*100" office:value-type="float" office:value="81.6599190283401">
            <text:p>82</text:p>
          </table:table-cell>
          <table:table-cell table:style-name="ce12" table:formula="of:=[.E36]/['metro profile'.$B$8]*100" office:value-type="float" office:value="53.4008097165992">
            <text:p>53</text:p>
          </table:table-cell>
          <table:table-cell table:style-name="ce12" table:formula="of:=[.F36]/['metro profile'.$B$8]*100" office:value-type="float" office:value="191.093117408907">
            <text:p>191</text:p>
          </table:table-cell>
          <table:table-cell table:style-name="ce12" table:formula="of:=[.G36]/['metro profile'.$B$8]*100" office:value-type="float" office:value="239.797570850202">
            <text:p>240</text:p>
          </table:table-cell>
        </table:table-row>
        <table:table-row table:style-name="ro5">
          <table:table-cell table:style-name="ce11" office:value-type="date" office:date-value="2005-07-01">
            <text:p>2005-07-01</text:p>
          </table:table-cell>
          <table:table-cell table:style-name="ce12" office:value-type="float" office:value="1357">
            <text:p>1357</text:p>
          </table:table-cell>
          <table:table-cell table:style-name="ce12" office:value-type="float" office:value="1382">
            <text:p>1382</text:p>
          </table:table-cell>
          <table:table-cell table:style-name="ce12" office:value-type="float" office:value="2240">
            <text:p>2240</text:p>
          </table:table-cell>
          <table:table-cell table:style-name="ce12" office:value-type="float" office:value="1507">
            <text:p>1507</text:p>
          </table:table-cell>
          <table:table-cell table:style-name="ce12" office:value-type="float" office:value="5348">
            <text:p>5348</text:p>
          </table:table-cell>
          <table:table-cell table:style-name="ce12" office:value-type="float" office:value="5927">
            <text:p>5927</text:p>
          </table:table-cell>
          <table:table-cell table:style-name="ce12" table:formula="of:=[.B37]/['metro profile'.$B$8]*100" office:value-type="float" office:value="54.9392712550607">
            <text:p>55</text:p>
          </table:table-cell>
          <table:table-cell table:style-name="ce12" table:formula="of:=[.C37]/['metro profile'.$B$8]*100" office:value-type="float" office:value="55.9514170040486">
            <text:p>56</text:p>
          </table:table-cell>
          <table:table-cell table:style-name="ce12" table:formula="of:=[.D37]/['metro profile'.$B$8]*100" office:value-type="float" office:value="90.6882591093117">
            <text:p>91</text:p>
          </table:table-cell>
          <table:table-cell table:style-name="ce12" table:formula="of:=[.E37]/['metro profile'.$B$8]*100" office:value-type="float" office:value="61.0121457489879">
            <text:p>61</text:p>
          </table:table-cell>
          <table:table-cell table:style-name="ce12" table:formula="of:=[.F37]/['metro profile'.$B$8]*100" office:value-type="float" office:value="216.518218623482">
            <text:p>217</text:p>
          </table:table-cell>
          <table:table-cell table:style-name="ce12" table:formula="of:=[.G37]/['metro profile'.$B$8]*100" office:value-type="float" office:value="239.95951417004">
            <text:p>240</text:p>
          </table:table-cell>
        </table:table-row>
        <table:table-row table:style-name="ro5">
          <table:table-cell table:style-name="ce11" office:value-type="date" office:date-value="2006-01-01">
            <text:p>2006-01-01</text:p>
          </table:table-cell>
          <table:table-cell table:style-name="ce12" office:value-type="float" office:value="1406">
            <text:p>1406</text:p>
          </table:table-cell>
          <table:table-cell table:style-name="ce12" office:value-type="float" office:value="1320">
            <text:p>1320</text:p>
          </table:table-cell>
          <table:table-cell table:style-name="ce12" office:value-type="float" office:value="2190">
            <text:p>2190</text:p>
          </table:table-cell>
          <table:table-cell table:style-name="ce12" office:value-type="float" office:value="1462">
            <text:p>1462</text:p>
          </table:table-cell>
          <table:table-cell table:style-name="ce12" office:value-type="float" office:value="5100">
            <text:p>5100</text:p>
          </table:table-cell>
          <table:table-cell table:style-name="ce12" office:value-type="float" office:value="6478">
            <text:p>6478</text:p>
          </table:table-cell>
          <table:table-cell table:style-name="ce12" table:formula="of:=[.B38]/['metro profile'.$B$8]*100" office:value-type="float" office:value="56.9230769230769">
            <text:p>57</text:p>
          </table:table-cell>
          <table:table-cell table:style-name="ce12" table:formula="of:=[.C38]/['metro profile'.$B$8]*100" office:value-type="float" office:value="53.4412955465587">
            <text:p>53</text:p>
          </table:table-cell>
          <table:table-cell table:style-name="ce12" table:formula="of:=[.D38]/['metro profile'.$B$8]*100" office:value-type="float" office:value="88.663967611336">
            <text:p>89</text:p>
          </table:table-cell>
          <table:table-cell table:style-name="ce12" table:formula="of:=[.E38]/['metro profile'.$B$8]*100" office:value-type="float" office:value="59.1902834008097">
            <text:p>59</text:p>
          </table:table-cell>
          <table:table-cell table:style-name="ce12" table:formula="of:=[.F38]/['metro profile'.$B$8]*100" office:value-type="float" office:value="206.477732793522">
            <text:p>206</text:p>
          </table:table-cell>
          <table:table-cell table:style-name="ce12" table:formula="of:=[.G38]/['metro profile'.$B$8]*100" office:value-type="float" office:value="262.267206477733">
            <text:p>262</text:p>
          </table:table-cell>
        </table:table-row>
        <table:table-row table:style-name="ro5">
          <table:table-cell table:style-name="ce11" office:value-type="date" office:date-value="2006-07-01">
            <text:p>2006-07-01</text:p>
          </table:table-cell>
          <table:table-cell table:style-name="ce12" office:value-type="float" office:value="857">
            <text:p>857</text:p>
          </table:table-cell>
          <table:table-cell table:style-name="ce12" office:value-type="float" office:value="1111">
            <text:p>1111</text:p>
          </table:table-cell>
          <table:table-cell table:style-name="ce12" office:value-type="float" office:value="2127">
            <text:p>2127</text:p>
          </table:table-cell>
          <table:table-cell table:style-name="ce12" office:value-type="float" office:value="1081">
            <text:p>1081</text:p>
          </table:table-cell>
          <table:table-cell table:style-name="ce12" office:value-type="float" office:value="4247">
            <text:p>4247</text:p>
          </table:table-cell>
          <table:table-cell table:style-name="ce12" office:value-type="float" office:value="4967">
            <text:p>4967</text:p>
          </table:table-cell>
          <table:table-cell table:style-name="ce12" table:formula="of:=[.B39]/['metro profile'.$B$8]*100" office:value-type="float" office:value="34.6963562753036">
            <text:p>35</text:p>
          </table:table-cell>
          <table:table-cell table:style-name="ce12" table:formula="of:=[.C39]/['metro profile'.$B$8]*100" office:value-type="float" office:value="44.9797570850202">
            <text:p>45</text:p>
          </table:table-cell>
          <table:table-cell table:style-name="ce12" table:formula="of:=[.D39]/['metro profile'.$B$8]*100" office:value-type="float" office:value="86.1133603238866">
            <text:p>86</text:p>
          </table:table-cell>
          <table:table-cell table:style-name="ce12" table:formula="of:=[.E39]/['metro profile'.$B$8]*100" office:value-type="float" office:value="43.7651821862348">
            <text:p>44</text:p>
          </table:table-cell>
          <table:table-cell table:style-name="ce12" table:formula="of:=[.F39]/['metro profile'.$B$8]*100" office:value-type="float" office:value="171.943319838057">
            <text:p>172</text:p>
          </table:table-cell>
          <table:table-cell table:style-name="ce12" table:formula="of:=[.G39]/['metro profile'.$B$8]*100" office:value-type="float" office:value="201.093117408907">
            <text:p>201</text:p>
          </table:table-cell>
        </table:table-row>
        <table:table-row table:style-name="ro5">
          <table:table-cell table:style-name="ce11" office:value-type="date" office:date-value="2007-01-01">
            <text:p>2007-01-01</text:p>
          </table:table-cell>
          <table:table-cell table:style-name="ce12" office:value-type="float" office:value="859">
            <text:p>859</text:p>
          </table:table-cell>
          <table:table-cell table:style-name="ce12" office:value-type="float" office:value="954">
            <text:p>954</text:p>
          </table:table-cell>
          <table:table-cell table:style-name="ce12" office:value-type="float" office:value="2414">
            <text:p>2414</text:p>
          </table:table-cell>
          <table:table-cell table:style-name="ce12" office:value-type="float" office:value="1260">
            <text:p>1260</text:p>
          </table:table-cell>
          <table:table-cell table:style-name="ce12" office:value-type="float" office:value="3611">
            <text:p>3611</text:p>
          </table:table-cell>
          <table:table-cell table:style-name="ce12" office:value-type="float" office:value="4605">
            <text:p>4605</text:p>
          </table:table-cell>
          <table:table-cell table:style-name="ce12" table:formula="of:=[.B40]/['metro profile'.$B$8]*100" office:value-type="float" office:value="34.7773279352227">
            <text:p>35</text:p>
          </table:table-cell>
          <table:table-cell table:style-name="ce12" table:formula="of:=[.C40]/['metro profile'.$B$8]*100" office:value-type="float" office:value="38.6234817813765">
            <text:p>39</text:p>
          </table:table-cell>
          <table:table-cell table:style-name="ce12" table:formula="of:=[.D40]/['metro profile'.$B$8]*100" office:value-type="float" office:value="97.7327935222672">
            <text:p>98</text:p>
          </table:table-cell>
          <table:table-cell table:style-name="ce12" table:formula="of:=[.E40]/['metro profile'.$B$8]*100" office:value-type="float" office:value="51.0121457489879">
            <text:p>51</text:p>
          </table:table-cell>
          <table:table-cell table:style-name="ce12" table:formula="of:=[.F40]/['metro profile'.$B$8]*100" office:value-type="float" office:value="146.194331983806">
            <text:p>146</text:p>
          </table:table-cell>
          <table:table-cell table:style-name="ce12" table:formula="of:=[.G40]/['metro profile'.$B$8]*100" office:value-type="float" office:value="186.437246963563">
            <text:p>186</text:p>
          </table:table-cell>
        </table:table-row>
        <table:table-row table:style-name="ro5">
          <table:table-cell table:style-name="ce11" office:value-type="date" office:date-value="2007-07-01">
            <text:p>2007-07-01</text:p>
          </table:table-cell>
          <table:table-cell table:style-name="ce12" office:value-type="float" office:value="776">
            <text:p>776</text:p>
          </table:table-cell>
          <table:table-cell table:style-name="ce12" office:value-type="float" office:value="769">
            <text:p>769</text:p>
          </table:table-cell>
          <table:table-cell table:style-name="ce12" office:value-type="float" office:value="1959">
            <text:p>1959</text:p>
          </table:table-cell>
          <table:table-cell table:style-name="ce12" office:value-type="float" office:value="908">
            <text:p>908</text:p>
          </table:table-cell>
          <table:table-cell table:style-name="ce12" office:value-type="float" office:value="3222">
            <text:p>3222</text:p>
          </table:table-cell>
          <table:table-cell table:style-name="ce12" office:value-type="float" office:value="2697">
            <text:p>2697</text:p>
          </table:table-cell>
          <table:table-cell table:style-name="ce12" table:formula="of:=[.B41]/['metro profile'.$B$8]*100" office:value-type="float" office:value="31.417004048583">
            <text:p>31</text:p>
          </table:table-cell>
          <table:table-cell table:style-name="ce12" table:formula="of:=[.C41]/['metro profile'.$B$8]*100" office:value-type="float" office:value="31.1336032388664">
            <text:p>31</text:p>
          </table:table-cell>
          <table:table-cell table:style-name="ce12" table:formula="of:=[.D41]/['metro profile'.$B$8]*100" office:value-type="float" office:value="79.3117408906883">
            <text:p>79</text:p>
          </table:table-cell>
          <table:table-cell table:style-name="ce12" table:formula="of:=[.E41]/['metro profile'.$B$8]*100" office:value-type="float" office:value="36.7611336032389">
            <text:p>37</text:p>
          </table:table-cell>
          <table:table-cell table:style-name="ce12" table:formula="of:=[.F41]/['metro profile'.$B$8]*100" office:value-type="float" office:value="130.445344129555">
            <text:p>130</text:p>
          </table:table-cell>
          <table:table-cell table:style-name="ce12" table:formula="of:=[.G41]/['metro profile'.$B$8]*100" office:value-type="float" office:value="109.19028340081">
            <text:p>109</text:p>
          </table:table-cell>
        </table:table-row>
        <table:table-row table:style-name="ro5">
          <table:table-cell table:style-name="ce11" office:value-type="date" office:date-value="2008-01-01">
            <text:p>2008-01-01</text:p>
          </table:table-cell>
          <table:table-cell table:style-name="ce12" office:value-type="float" office:value="802">
            <text:p>802</text:p>
          </table:table-cell>
          <table:table-cell table:style-name="ce12" office:value-type="float" office:value="844">
            <text:p>844</text:p>
          </table:table-cell>
          <table:table-cell table:style-name="ce12" office:value-type="float" office:value="1536">
            <text:p>1536</text:p>
          </table:table-cell>
          <table:table-cell table:style-name="ce12" office:value-type="float" office:value="700">
            <text:p>700</text:p>
          </table:table-cell>
          <table:table-cell table:style-name="ce12" office:value-type="float" office:value="3145">
            <text:p>3145</text:p>
          </table:table-cell>
          <table:table-cell table:style-name="ce12" office:value-type="float" office:value="1921">
            <text:p>1921</text:p>
          </table:table-cell>
          <table:table-cell table:style-name="ce12" table:formula="of:=[.B42]/['metro profile'.$B$8]*100" office:value-type="float" office:value="32.4696356275304">
            <text:p>32</text:p>
          </table:table-cell>
          <table:table-cell table:style-name="ce12" table:formula="of:=[.C42]/['metro profile'.$B$8]*100" office:value-type="float" office:value="34.17004048583">
            <text:p>34</text:p>
          </table:table-cell>
          <table:table-cell table:style-name="ce12" table:formula="of:=[.D42]/['metro profile'.$B$8]*100" office:value-type="float" office:value="62.1862348178138">
            <text:p>62</text:p>
          </table:table-cell>
          <table:table-cell table:style-name="ce12" table:formula="of:=[.E42]/['metro profile'.$B$8]*100" office:value-type="float" office:value="28.3400809716599">
            <text:p>28</text:p>
          </table:table-cell>
          <table:table-cell table:style-name="ce12" table:formula="of:=[.F42]/['metro profile'.$B$8]*100" office:value-type="float" office:value="127.327935222672">
            <text:p>127</text:p>
          </table:table-cell>
          <table:table-cell table:style-name="ce12" table:formula="of:=[.G42]/['metro profile'.$B$8]*100" office:value-type="float" office:value="77.7732793522267">
            <text:p>78</text:p>
          </table:table-cell>
        </table:table-row>
        <table:table-row table:style-name="ro5">
          <table:table-cell table:style-name="ce11" office:value-type="date" office:date-value="2008-07-01">
            <text:p>2008-07-01</text:p>
          </table:table-cell>
          <table:table-cell table:style-name="ce12" office:value-type="float" office:value="442">
            <text:p>442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987">
            <text:p>987</text:p>
          </table:table-cell>
          <table:table-cell table:style-name="ce12" office:value-type="float" office:value="556">
            <text:p>556</text:p>
          </table:table-cell>
          <table:table-cell table:style-name="ce12" office:value-type="float" office:value="2278">
            <text:p>2278</text:p>
          </table:table-cell>
          <table:table-cell table:style-name="ce12" office:value-type="float" office:value="1212">
            <text:p>1212</text:p>
          </table:table-cell>
          <table:table-cell table:style-name="ce12" table:formula="of:=[.B43]/['metro profile'.$B$8]*100" office:value-type="float" office:value="17.8947368421053">
            <text:p>18</text:p>
          </table:table-cell>
          <table:table-cell table:style-name="ce12" table:formula="of:=[.C43]/['metro profile'.$B$8]*100" office:value-type="float" office:value="18.2995951417004">
            <text:p>18</text:p>
          </table:table-cell>
          <table:table-cell table:style-name="ce12" table:formula="of:=[.D43]/['metro profile'.$B$8]*100" office:value-type="float" office:value="39.9595141700405">
            <text:p>40</text:p>
          </table:table-cell>
          <table:table-cell table:style-name="ce12" table:formula="of:=[.E43]/['metro profile'.$B$8]*100" office:value-type="float" office:value="22.5101214574899">
            <text:p>23</text:p>
          </table:table-cell>
          <table:table-cell table:style-name="ce12" table:formula="of:=[.F43]/['metro profile'.$B$8]*100" office:value-type="float" office:value="92.2267206477733">
            <text:p>92</text:p>
          </table:table-cell>
          <table:table-cell table:style-name="ce12" table:formula="of:=[.G43]/['metro profile'.$B$8]*100" office:value-type="float" office:value="49.0688259109312">
            <text:p>49</text:p>
          </table:table-cell>
        </table:table-row>
        <table:table-row table:style-name="ro5">
          <table:table-cell table:style-name="ce11" office:value-type="date" office:date-value="2009-01-01">
            <text:p>2009-01-01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445">
            <text:p>445</text:p>
          </table:table-cell>
          <table:table-cell table:style-name="ce12" office:value-type="float" office:value="610">
            <text:p>610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1758">
            <text:p>1758</text:p>
          </table:table-cell>
          <table:table-cell table:style-name="ce12" office:value-type="float" office:value="535">
            <text:p>535</text:p>
          </table:table-cell>
          <table:table-cell table:style-name="ce12" table:formula="of:=[.B44]/['metro profile'.$B$8]*100" office:value-type="float" office:value="11.3765182186235">
            <text:p>11</text:p>
          </table:table-cell>
          <table:table-cell table:style-name="ce12" table:formula="of:=[.C44]/['metro profile'.$B$8]*100" office:value-type="float" office:value="18.0161943319838">
            <text:p>18</text:p>
          </table:table-cell>
          <table:table-cell table:style-name="ce12" table:formula="of:=[.D44]/['metro profile'.$B$8]*100" office:value-type="float" office:value="24.6963562753036">
            <text:p>25</text:p>
          </table:table-cell>
          <table:table-cell table:style-name="ce12" table:formula="of:=[.E44]/['metro profile'.$B$8]*100" office:value-type="float" office:value="12.2672064777328">
            <text:p>12</text:p>
          </table:table-cell>
          <table:table-cell table:style-name="ce12" table:formula="of:=[.F44]/['metro profile'.$B$8]*100" office:value-type="float" office:value="71.1740890688259">
            <text:p>71</text:p>
          </table:table-cell>
          <table:table-cell table:style-name="ce12" table:formula="of:=[.G44]/['metro profile'.$B$8]*100" office:value-type="float" office:value="21.6599190283401">
            <text:p>22</text:p>
          </table:table-cell>
        </table:table-row>
        <table:table-row table:style-name="ro5">
          <table:table-cell table:style-name="ce11" office:value-type="date" office:date-value="2009-07-01">
            <text:p>2009-07-01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449">
            <text:p>449</text:p>
          </table:table-cell>
          <table:table-cell table:style-name="ce12" office:value-type="float" office:value="603">
            <text:p>603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1601">
            <text:p>1601</text:p>
          </table:table-cell>
          <table:table-cell table:style-name="ce12" office:value-type="float" office:value="562">
            <text:p>562</text:p>
          </table:table-cell>
          <table:table-cell table:style-name="ce12" table:formula="of:=[.B45]/['metro profile'.$B$8]*100" office:value-type="float" office:value="12.1052631578947">
            <text:p>12</text:p>
          </table:table-cell>
          <table:table-cell table:style-name="ce12" table:formula="of:=[.C45]/['metro profile'.$B$8]*100" office:value-type="float" office:value="18.1781376518219">
            <text:p>18</text:p>
          </table:table-cell>
          <table:table-cell table:style-name="ce12" table:formula="of:=[.D45]/['metro profile'.$B$8]*100" office:value-type="float" office:value="24.412955465587">
            <text:p>24</text:p>
          </table:table-cell>
          <table:table-cell table:style-name="ce12" table:formula="of:=[.E45]/['metro profile'.$B$8]*100" office:value-type="float" office:value="14.1295546558704">
            <text:p>14</text:p>
          </table:table-cell>
          <table:table-cell table:style-name="ce12" table:formula="of:=[.F45]/['metro profile'.$B$8]*100" office:value-type="float" office:value="64.8178137651822">
            <text:p>65</text:p>
          </table:table-cell>
          <table:table-cell table:style-name="ce12" table:formula="of:=[.G45]/['metro profile'.$B$8]*100" office:value-type="float" office:value="22.753036437247">
            <text:p>23</text:p>
          </table:table-cell>
        </table:table-row>
        <table:table-row table:style-name="ro5">
          <table:table-cell table:style-name="ce11" office:value-type="date" office:date-value="2010-01-01">
            <text:p>2010-01-01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536">
            <text:p>536</text:p>
          </table:table-cell>
          <table:table-cell table:style-name="ce12" office:value-type="float" office:value="781">
            <text:p>781</text:p>
          </table:table-cell>
          <table:table-cell table:style-name="ce12" office:value-type="float" office:value="380">
            <text:p>380</text:p>
          </table:table-cell>
          <table:table-cell table:style-name="ce12" office:value-type="float" office:value="1588">
            <text:p>1588</text:p>
          </table:table-cell>
          <table:table-cell table:style-name="ce12" office:value-type="float" office:value="717">
            <text:p>717</text:p>
          </table:table-cell>
          <table:table-cell table:style-name="ce12" table:formula="of:=[.B46]/['metro profile'.$B$8]*100" office:value-type="float" office:value="16.9230769230769">
            <text:p>17</text:p>
          </table:table-cell>
          <table:table-cell table:style-name="ce12" table:formula="of:=[.C46]/['metro profile'.$B$8]*100" office:value-type="float" office:value="21.7004048582996">
            <text:p>22</text:p>
          </table:table-cell>
          <table:table-cell table:style-name="ce12" table:formula="of:=[.D46]/['metro profile'.$B$8]*100" office:value-type="float" office:value="31.6194331983806">
            <text:p>32</text:p>
          </table:table-cell>
          <table:table-cell table:style-name="ce12" table:formula="of:=[.E46]/['metro profile'.$B$8]*100" office:value-type="float" office:value="15.3846153846154">
            <text:p>15</text:p>
          </table:table-cell>
          <table:table-cell table:style-name="ce12" table:formula="of:=[.F46]/['metro profile'.$B$8]*100" office:value-type="float" office:value="64.2914979757085">
            <text:p>64</text:p>
          </table:table-cell>
          <table:table-cell table:style-name="ce12" table:formula="of:=[.G46]/['metro profile'.$B$8]*100" office:value-type="float" office:value="29.0283400809717">
            <text:p>29</text:p>
          </table:table-cell>
        </table:table-row>
        <table:table-row table:style-name="ro5">
          <table:table-cell table:style-name="ce11" office:value-type="date" office:date-value="2010-07-01">
            <text:p>2010-07-01</text:p>
          </table:table-cell>
          <table:table-cell table:style-name="ce12" office:value-type="float" office:value="357">
            <text:p>357</text:p>
          </table:table-cell>
          <table:table-cell table:style-name="ce12" office:value-type="float" office:value="570">
            <text:p>570</text:p>
          </table:table-cell>
          <table:table-cell table:style-name="ce12" office:value-type="float" office:value="870">
            <text:p>870</text:p>
          </table:table-cell>
          <table:table-cell table:style-name="ce12" office:value-type="float" office:value="376">
            <text:p>376</text:p>
          </table:table-cell>
          <table:table-cell table:style-name="ce12" office:value-type="float" office:value="1628">
            <text:p>1628</text:p>
          </table:table-cell>
          <table:table-cell table:style-name="ce12" office:value-type="float" office:value="527">
            <text:p>527</text:p>
          </table:table-cell>
          <table:table-cell table:style-name="ce12" table:formula="of:=[.B47]/['metro profile'.$B$8]*100" office:value-type="float" office:value="14.4534412955466">
            <text:p>14</text:p>
          </table:table-cell>
          <table:table-cell table:style-name="ce12" table:formula="of:=[.C47]/['metro profile'.$B$8]*100" office:value-type="float" office:value="23.0769230769231">
            <text:p>23</text:p>
          </table:table-cell>
          <table:table-cell table:style-name="ce12" table:formula="of:=[.D47]/['metro profile'.$B$8]*100" office:value-type="float" office:value="35.2226720647773">
            <text:p>35</text:p>
          </table:table-cell>
          <table:table-cell table:style-name="ce12" table:formula="of:=[.E47]/['metro profile'.$B$8]*100" office:value-type="float" office:value="15.2226720647773">
            <text:p>15</text:p>
          </table:table-cell>
          <table:table-cell table:style-name="ce12" table:formula="of:=[.F47]/['metro profile'.$B$8]*100" office:value-type="float" office:value="65.9109311740891">
            <text:p>66</text:p>
          </table:table-cell>
          <table:table-cell table:style-name="ce12" table:formula="of:=[.G47]/['metro profile'.$B$8]*100" office:value-type="float" office:value="21.336032388664">
            <text:p>21</text:p>
          </table:table-cell>
        </table:table-row>
        <table:table-row table:style-name="ro5">
          <table:table-cell table:style-name="ce11" office:value-type="date" office:date-value="2011-01-01">
            <text:p>2011-01-01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906">
            <text:p>906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1971">
            <text:p>1971</text:p>
          </table:table-cell>
          <table:table-cell table:style-name="ce12" office:value-type="float" office:value="688">
            <text:p>688</text:p>
          </table:table-cell>
          <table:table-cell table:style-name="ce12" table:formula="of:=[.B48]/['metro profile'.$B$8]*100" office:value-type="float" office:value="18.7449392712551">
            <text:p>19</text:p>
          </table:table-cell>
          <table:table-cell table:style-name="ce12" table:formula="of:=[.C48]/['metro profile'.$B$8]*100" office:value-type="float" office:value="18.6234817813765">
            <text:p>19</text:p>
          </table:table-cell>
          <table:table-cell table:style-name="ce12" table:formula="of:=[.D48]/['metro profile'.$B$8]*100" office:value-type="float" office:value="36.6801619433198">
            <text:p>37</text:p>
          </table:table-cell>
          <table:table-cell table:style-name="ce12" table:formula="of:=[.E48]/['metro profile'.$B$8]*100" office:value-type="float" office:value="14.6153846153846">
            <text:p>15</text:p>
          </table:table-cell>
          <table:table-cell table:style-name="ce12" table:formula="of:=[.F48]/['metro profile'.$B$8]*100" office:value-type="float" office:value="79.7975708502024">
            <text:p>80</text:p>
          </table:table-cell>
          <table:table-cell table:style-name="ce12" table:formula="of:=[.G48]/['metro profile'.$B$8]*100" office:value-type="float" office:value="27.8542510121457">
            <text:p>28</text:p>
          </table:table-cell>
        </table:table-row>
        <table:table-row table:style-name="ro5">
          <table:table-cell table:style-name="ce11" office:value-type="date" office:date-value="2011-07-01">
            <text:p>2011-07-01</text:p>
          </table:table-cell>
          <table:table-cell table:style-name="ce12" office:value-type="float" office:value="435">
            <text:p>435</text:p>
          </table:table-cell>
          <table:table-cell table:style-name="ce12" office:value-type="float" office:value="541">
            <text:p>541</text:p>
          </table:table-cell>
          <table:table-cell table:style-name="ce12" office:value-type="float" office:value="955">
            <text:p>955</text:p>
          </table:table-cell>
          <table:table-cell table:style-name="ce12" office:value-type="float" office:value="517">
            <text:p>517</text:p>
          </table:table-cell>
          <table:table-cell table:style-name="ce12" office:value-type="float" office:value="2071">
            <text:p>2071</text:p>
          </table:table-cell>
          <table:table-cell table:style-name="ce12" office:value-type="float" office:value="737">
            <text:p>737</text:p>
          </table:table-cell>
          <table:table-cell table:style-name="ce12" table:formula="of:=[.B49]/['metro profile'.$B$8]*100" office:value-type="float" office:value="17.6113360323887">
            <text:p>18</text:p>
          </table:table-cell>
          <table:table-cell table:style-name="ce12" table:formula="of:=[.C49]/['metro profile'.$B$8]*100" office:value-type="float" office:value="21.9028340080972">
            <text:p>22</text:p>
          </table:table-cell>
          <table:table-cell table:style-name="ce12" table:formula="of:=[.D49]/['metro profile'.$B$8]*100" office:value-type="float" office:value="38.663967611336">
            <text:p>39</text:p>
          </table:table-cell>
          <table:table-cell table:style-name="ce12" table:formula="of:=[.E49]/['metro profile'.$B$8]*100" office:value-type="float" office:value="20.9311740890688">
            <text:p>21</text:p>
          </table:table-cell>
          <table:table-cell table:style-name="ce12" table:formula="of:=[.F49]/['metro profile'.$B$8]*100" office:value-type="float" office:value="83.8461538461539">
            <text:p>84</text:p>
          </table:table-cell>
          <table:table-cell table:style-name="ce12" table:formula="of:=[.G49]/['metro profile'.$B$8]*100" office:value-type="float" office:value="29.8380566801619">
            <text:p>30</text:p>
          </table:table-cell>
        </table:table-row>
        <table:table-row table:style-name="ro5">
          <table:table-cell table:style-name="ce11" office:value-type="date" office:date-value="2012-01-01">
            <text:p>2012-01-01</text:p>
          </table:table-cell>
          <table:table-cell table:style-name="ce12" office:value-type="float" office:value="492">
            <text:p>492</text:p>
          </table:table-cell>
          <table:table-cell table:style-name="ce12" office:value-type="float" office:value="721">
            <text:p>721</text:p>
          </table:table-cell>
          <table:table-cell table:style-name="ce12" office:value-type="float" office:value="1353">
            <text:p>1353</text:p>
          </table:table-cell>
          <table:table-cell table:style-name="ce12" office:value-type="float" office:value="577">
            <text:p>577</text:p>
          </table:table-cell>
          <table:table-cell table:style-name="ce12" office:value-type="float" office:value="2551">
            <text:p>2551</text:p>
          </table:table-cell>
          <table:table-cell table:style-name="ce12" office:value-type="float" office:value="1174">
            <text:p>1174</text:p>
          </table:table-cell>
          <table:table-cell table:style-name="ce12" table:formula="of:=[.B50]/['metro profile'.$B$8]*100" office:value-type="float" office:value="19.919028340081">
            <text:p>20</text:p>
          </table:table-cell>
          <table:table-cell table:style-name="ce12" table:formula="of:=[.C50]/['metro profile'.$B$8]*100" office:value-type="float" office:value="29.1902834008097">
            <text:p>29</text:p>
          </table:table-cell>
          <table:table-cell table:style-name="ce12" table:formula="of:=[.D50]/['metro profile'.$B$8]*100" office:value-type="float" office:value="54.7773279352227">
            <text:p>55</text:p>
          </table:table-cell>
          <table:table-cell table:style-name="ce12" table:formula="of:=[.E50]/['metro profile'.$B$8]*100" office:value-type="float" office:value="23.3603238866397">
            <text:p>23</text:p>
          </table:table-cell>
          <table:table-cell table:style-name="ce12" table:formula="of:=[.F50]/['metro profile'.$B$8]*100" office:value-type="float" office:value="103.279352226721">
            <text:p>103</text:p>
          </table:table-cell>
          <table:table-cell table:style-name="ce12" table:formula="of:=[.G50]/['metro profile'.$B$8]*100" office:value-type="float" office:value="47.5303643724696">
            <text:p>48</text:p>
          </table:table-cell>
        </table:table-row>
        <table:table-row table:style-name="ro5">
          <table:table-cell table:style-name="ce11" office:value-type="date" office:date-value="2012-07-01">
            <text:p>2012-07-01</text:p>
          </table:table-cell>
          <table:table-cell table:style-name="ce12" office:value-type="float" office:value="974">
            <text:p>974</text:p>
          </table:table-cell>
          <table:table-cell table:style-name="ce12" office:value-type="float" office:value="735">
            <text:p>735</text:p>
          </table:table-cell>
          <table:table-cell table:style-name="ce12" office:value-type="float" office:value="1470">
            <text:p>1470</text:p>
          </table:table-cell>
          <table:table-cell table:style-name="ce12" office:value-type="float" office:value="733">
            <text:p>733</text:p>
          </table:table-cell>
          <table:table-cell table:style-name="ce12" office:value-type="float" office:value="2827">
            <text:p>2827</text:p>
          </table:table-cell>
          <table:table-cell table:style-name="ce12" office:value-type="float" office:value="1225">
            <text:p>1225</text:p>
          </table:table-cell>
          <table:table-cell table:style-name="ce12" table:formula="of:=[.B51]/['metro profile'.$B$8]*100" office:value-type="float" office:value="39.4331983805668">
            <text:p>39</text:p>
          </table:table-cell>
          <table:table-cell table:style-name="ce12" table:formula="of:=[.C51]/['metro profile'.$B$8]*100" office:value-type="float" office:value="29.7570850202429">
            <text:p>30</text:p>
          </table:table-cell>
          <table:table-cell table:style-name="ce12" table:formula="of:=[.D51]/['metro profile'.$B$8]*100" office:value-type="float" office:value="59.5141700404858">
            <text:p>60</text:p>
          </table:table-cell>
          <table:table-cell table:style-name="ce12" table:formula="of:=[.E51]/['metro profile'.$B$8]*100" office:value-type="float" office:value="29.6761133603239">
            <text:p>30</text:p>
          </table:table-cell>
          <table:table-cell table:style-name="ce12" table:formula="of:=[.F51]/['metro profile'.$B$8]*100" office:value-type="float" office:value="114.453441295547">
            <text:p>114</text:p>
          </table:table-cell>
          <table:table-cell table:style-name="ce12" table:formula="of:=[.G51]/['metro profile'.$B$8]*100" office:value-type="float" office:value="49.5951417004049">
            <text:p>50</text:p>
          </table:table-cell>
        </table:table-row>
        <table:table-row table:style-name="ro5">
          <table:table-cell table:style-name="ce11" office:value-type="date" office:date-value="2013-01-01">
            <text:p>2013-01-01</text:p>
          </table:table-cell>
          <table:table-cell table:style-name="ce12" office:value-type="float" office:value="1000">
            <text:p>1000</text:p>
          </table:table-cell>
          <table:table-cell table:style-name="ce12" office:value-type="float" office:value="892">
            <text:p>892</text:p>
          </table:table-cell>
          <table:table-cell table:style-name="ce12" office:value-type="float" office:value="1413">
            <text:p>1413</text:p>
          </table:table-cell>
          <table:table-cell table:style-name="ce12" office:value-type="float" office:value="964">
            <text:p>964</text:p>
          </table:table-cell>
          <table:table-cell table:style-name="ce12" office:value-type="float" office:value="2858">
            <text:p>2858</text:p>
          </table:table-cell>
          <table:table-cell table:style-name="ce12" office:value-type="float" office:value="2106">
            <text:p>2106</text:p>
          </table:table-cell>
          <table:table-cell table:style-name="ce12" table:formula="of:=[.B52]/['metro profile'.$B$8]*100" office:value-type="float" office:value="40.4858299595142">
            <text:p>40</text:p>
          </table:table-cell>
          <table:table-cell table:style-name="ce12" table:formula="of:=[.C52]/['metro profile'.$B$8]*100" office:value-type="float" office:value="36.1133603238866">
            <text:p>36</text:p>
          </table:table-cell>
          <table:table-cell table:style-name="ce12" table:formula="of:=[.D52]/['metro profile'.$B$8]*100" office:value-type="float" office:value="57.2064777327935">
            <text:p>57</text:p>
          </table:table-cell>
          <table:table-cell table:style-name="ce12" table:formula="of:=[.E52]/['metro profile'.$B$8]*100" office:value-type="float" office:value="39.0283400809717">
            <text:p>39</text:p>
          </table:table-cell>
          <table:table-cell table:style-name="ce12" table:formula="of:=[.F52]/['metro profile'.$B$8]*100" office:value-type="float" office:value="115.708502024292">
            <text:p>116</text:p>
          </table:table-cell>
          <table:table-cell table:style-name="ce12" table:formula="of:=[.G52]/['metro profile'.$B$8]*100" office:value-type="float" office:value="85.2631578947368">
            <text:p>85</text:p>
          </table:table-cell>
        </table:table-row>
        <table:table-row table:style-name="ro1" table:number-rows-repeated="104852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ices" table:style-name="ta1">
        <table:table-column table:style-name="co11" table:default-cell-style-name="ce9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Seattle</text:p>
          </table:table-cell>
          <table:table-cell office:value-type="string">
            <text:p>Portland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1">
          <table:table-cell office:value-type="string">
            <text:p>1997-07-31</text:p>
          </table:table-cell>
          <table:table-cell office:value-type="float" office:value="234600">
            <text:p>234600</text:p>
          </table:table-cell>
          <table:table-cell office:value-type="float" office:value="153800">
            <text:p>153800</text:p>
          </table:table-cell>
          <table:table-cell office:value-type="float" office:value="154900">
            <text:p>154900</text:p>
          </table:table-cell>
          <table:table-cell office:value-type="float" office:value="143600">
            <text:p>143600</text:p>
          </table:table-cell>
          <table:table-cell office:value-type="float" office:value="82300">
            <text:p>82300</text:p>
          </table:table-cell>
          <table:table-cell office:value-type="float" office:value="96900">
            <text:p>96900</text:p>
          </table:table-cell>
        </table:table-row>
        <table:table-row table:style-name="ro1">
          <table:table-cell office:value-type="string">
            <text:p>1997-08-31</text:p>
          </table:table-cell>
          <table:table-cell office:value-type="float" office:value="236700">
            <text:p>236700</text:p>
          </table:table-cell>
          <table:table-cell office:value-type="float" office:value="155500">
            <text:p>155500</text:p>
          </table:table-cell>
          <table:table-cell office:value-type="float" office:value="156600">
            <text:p>156600</text:p>
          </table:table-cell>
          <table:table-cell office:value-type="float" office:value="144000">
            <text:p>144000</text:p>
          </table:table-cell>
          <table:table-cell office:value-type="float" office:value="82200">
            <text:p>82200</text:p>
          </table:table-cell>
          <table:table-cell office:value-type="float" office:value="98100">
            <text:p>98100</text:p>
          </table:table-cell>
        </table:table-row>
        <table:table-row table:style-name="ro1">
          <table:table-cell office:value-type="string">
            <text:p>1997-09-30</text:p>
          </table:table-cell>
          <table:table-cell office:value-type="float" office:value="238900">
            <text:p>238900</text:p>
          </table:table-cell>
          <table:table-cell office:value-type="float" office:value="157200">
            <text:p>157200</text:p>
          </table:table-cell>
          <table:table-cell office:value-type="float" office:value="158200">
            <text:p>158200</text:p>
          </table:table-cell>
          <table:table-cell office:value-type="float" office:value="145500">
            <text:p>145500</text:p>
          </table:table-cell>
          <table:table-cell office:value-type="float" office:value="82400">
            <text:p>82400</text:p>
          </table:table-cell>
          <table:table-cell office:value-type="float" office:value="99300">
            <text:p>99300</text:p>
          </table:table-cell>
        </table:table-row>
        <table:table-row table:style-name="ro1">
          <table:table-cell office:value-type="string">
            <text:p>1997-10-31</text:p>
          </table:table-cell>
          <table:table-cell office:value-type="float" office:value="241000">
            <text:p>241000</text:p>
          </table:table-cell>
          <table:table-cell office:value-type="float" office:value="158200">
            <text:p>158200</text:p>
          </table:table-cell>
          <table:table-cell office:value-type="float" office:value="159700">
            <text:p>159700</text:p>
          </table:table-cell>
          <table:table-cell office:value-type="float" office:value="146800">
            <text:p>146800</text:p>
          </table:table-cell>
          <table:table-cell office:value-type="float" office:value="82700">
            <text:p>82700</text:p>
          </table:table-cell>
          <table:table-cell office:value-type="float" office:value="99900">
            <text:p>99900</text:p>
          </table:table-cell>
        </table:table-row>
        <table:table-row table:style-name="ro1">
          <table:table-cell office:value-type="string">
            <text:p>1997-11-30</text:p>
          </table:table-cell>
          <table:table-cell office:value-type="float" office:value="243400">
            <text:p>243400</text:p>
          </table:table-cell>
          <table:table-cell office:value-type="float" office:value="160000">
            <text:p>160000</text:p>
          </table:table-cell>
          <table:table-cell office:value-type="float" office:value="161200">
            <text:p>161200</text:p>
          </table:table-cell>
          <table:table-cell office:value-type="float" office:value="147100">
            <text:p>147100</text:p>
          </table:table-cell>
          <table:table-cell office:value-type="float" office:value="83100">
            <text:p>83100</text:p>
          </table:table-cell>
          <table:table-cell office:value-type="float" office:value="100600">
            <text:p>100600</text:p>
          </table:table-cell>
        </table:table-row>
        <table:table-row table:style-name="ro1">
          <table:table-cell office:value-type="string">
            <text:p>1997-12-31</text:p>
          </table:table-cell>
          <table:table-cell office:value-type="float" office:value="246100">
            <text:p>246100</text:p>
          </table:table-cell>
          <table:table-cell office:value-type="float" office:value="161800">
            <text:p>161800</text:p>
          </table:table-cell>
          <table:table-cell office:value-type="float" office:value="162700">
            <text:p>162700</text:p>
          </table:table-cell>
          <table:table-cell office:value-type="float" office:value="146800">
            <text:p>146800</text:p>
          </table:table-cell>
          <table:table-cell office:value-type="float" office:value="83700">
            <text:p>83700</text:p>
          </table:table-cell>
          <table:table-cell office:value-type="float" office:value="100800">
            <text:p>100800</text:p>
          </table:table-cell>
        </table:table-row>
        <table:table-row table:style-name="ro1">
          <table:table-cell office:value-type="string">
            <text:p>1998-01-31</text:p>
          </table:table-cell>
          <table:table-cell office:value-type="float" office:value="247600">
            <text:p>247600</text:p>
          </table:table-cell>
          <table:table-cell office:value-type="float" office:value="165100">
            <text:p>165100</text:p>
          </table:table-cell>
          <table:table-cell office:value-type="float" office:value="164200">
            <text:p>164200</text:p>
          </table:table-cell>
          <table:table-cell office:value-type="float" office:value="147300">
            <text:p>147300</text:p>
          </table:table-cell>
          <table:table-cell office:value-type="float" office:value="83600">
            <text:p>83600</text:p>
          </table:table-cell>
          <table:table-cell office:value-type="float" office:value="100400">
            <text:p>100400</text:p>
          </table:table-cell>
        </table:table-row>
        <table:table-row table:style-name="ro1">
          <table:table-cell office:value-type="string">
            <text:p>1998-02-28</text:p>
          </table:table-cell>
          <table:table-cell office:value-type="float" office:value="247500">
            <text:p>247500</text:p>
          </table:table-cell>
          <table:table-cell office:value-type="float" office:value="169900">
            <text:p>169900</text:p>
          </table:table-cell>
          <table:table-cell office:value-type="float" office:value="165800">
            <text:p>165800</text:p>
          </table:table-cell>
          <table:table-cell office:value-type="float" office:value="148600">
            <text:p>148600</text:p>
          </table:table-cell>
          <table:table-cell office:value-type="float" office:value="83700">
            <text:p>83700</text:p>
          </table:table-cell>
          <table:table-cell office:value-type="float" office:value="100500">
            <text:p>100500</text:p>
          </table:table-cell>
        </table:table-row>
        <table:table-row table:style-name="ro1">
          <table:table-cell office:value-type="string">
            <text:p>1998-03-31</text:p>
          </table:table-cell>
          <table:table-cell office:value-type="float" office:value="249200">
            <text:p>249200</text:p>
          </table:table-cell>
          <table:table-cell office:value-type="float" office:value="171100">
            <text:p>171100</text:p>
          </table:table-cell>
          <table:table-cell office:value-type="float" office:value="168100">
            <text:p>168100</text:p>
          </table:table-cell>
          <table:table-cell office:value-type="float" office:value="149600">
            <text:p>149600</text:p>
          </table:table-cell>
          <table:table-cell office:value-type="float" office:value="83600">
            <text:p>83600</text:p>
          </table:table-cell>
          <table:table-cell office:value-type="float" office:value="101300">
            <text:p>101300</text:p>
          </table:table-cell>
        </table:table-row>
        <table:table-row table:style-name="ro1">
          <table:table-cell office:value-type="string">
            <text:p>1998-04-30</text:p>
          </table:table-cell>
          <table:table-cell office:value-type="float" office:value="254100">
            <text:p>254100</text:p>
          </table:table-cell>
          <table:table-cell office:value-type="float" office:value="168000">
            <text:p>168000</text:p>
          </table:table-cell>
          <table:table-cell office:value-type="float" office:value="170500">
            <text:p>170500</text:p>
          </table:table-cell>
          <table:table-cell office:value-type="float" office:value="150100">
            <text:p>150100</text:p>
          </table:table-cell>
          <table:table-cell office:value-type="float" office:value="84600">
            <text:p>84600</text:p>
          </table:table-cell>
          <table:table-cell office:value-type="float" office:value="102100">
            <text:p>102100</text:p>
          </table:table-cell>
        </table:table-row>
        <table:table-row table:style-name="ro1">
          <table:table-cell office:value-type="string">
            <text:p>1998-05-31</text:p>
          </table:table-cell>
          <table:table-cell office:value-type="float" office:value="259400">
            <text:p>259400</text:p>
          </table:table-cell>
          <table:table-cell office:value-type="float" office:value="166600">
            <text:p>166600</text:p>
          </table:table-cell>
          <table:table-cell office:value-type="float" office:value="171000">
            <text:p>171000</text:p>
          </table:table-cell>
          <table:table-cell office:value-type="float" office:value="150200">
            <text:p>150200</text:p>
          </table:table-cell>
          <table:table-cell office:value-type="float" office:value="85000">
            <text:p>85000</text:p>
          </table:table-cell>
          <table:table-cell office:value-type="float" office:value="102700">
            <text:p>102700</text:p>
          </table:table-cell>
        </table:table-row>
        <table:table-row table:style-name="ro1">
          <table:table-cell office:value-type="string">
            <text:p>1998-06-30</text:p>
          </table:table-cell>
          <table:table-cell office:value-type="float" office:value="264800">
            <text:p>264800</text:p>
          </table:table-cell>
          <table:table-cell office:value-type="float" office:value="168200">
            <text:p>168200</text:p>
          </table:table-cell>
          <table:table-cell office:value-type="float" office:value="170800">
            <text:p>170800</text:p>
          </table:table-cell>
          <table:table-cell office:value-type="float" office:value="150000">
            <text:p>150000</text:p>
          </table:table-cell>
          <table:table-cell office:value-type="float" office:value="85700">
            <text:p>85700</text:p>
          </table:table-cell>
          <table:table-cell office:value-type="float" office:value="103700">
            <text:p>103700</text:p>
          </table:table-cell>
        </table:table-row>
        <table:table-row table:style-name="ro1">
          <table:table-cell office:value-type="string">
            <text:p>1998-07-31</text:p>
          </table:table-cell>
          <table:table-cell office:value-type="float" office:value="268500">
            <text:p>268500</text:p>
          </table:table-cell>
          <table:table-cell office:value-type="float" office:value="170200">
            <text:p>170200</text:p>
          </table:table-cell>
          <table:table-cell office:value-type="float" office:value="172100">
            <text:p>172100</text:p>
          </table:table-cell>
          <table:table-cell office:value-type="float" office:value="150000">
            <text:p>150000</text:p>
          </table:table-cell>
          <table:table-cell office:value-type="float" office:value="86100">
            <text:p>86100</text:p>
          </table:table-cell>
          <table:table-cell office:value-type="float" office:value="104800">
            <text:p>104800</text:p>
          </table:table-cell>
        </table:table-row>
        <table:table-row table:style-name="ro1">
          <table:table-cell office:value-type="string">
            <text:p>1998-08-31</text:p>
          </table:table-cell>
          <table:table-cell office:value-type="float" office:value="270700">
            <text:p>270700</text:p>
          </table:table-cell>
          <table:table-cell office:value-type="float" office:value="171900">
            <text:p>171900</text:p>
          </table:table-cell>
          <table:table-cell office:value-type="float" office:value="174300">
            <text:p>174300</text:p>
          </table:table-cell>
          <table:table-cell office:value-type="float" office:value="150300">
            <text:p>150300</text:p>
          </table:table-cell>
          <table:table-cell office:value-type="float" office:value="86900">
            <text:p>86900</text:p>
          </table:table-cell>
          <table:table-cell office:value-type="float" office:value="105800">
            <text:p>105800</text:p>
          </table:table-cell>
        </table:table-row>
        <table:table-row table:style-name="ro1">
          <table:table-cell office:value-type="string">
            <text:p>1998-09-30</text:p>
          </table:table-cell>
          <table:table-cell office:value-type="float" office:value="273000">
            <text:p>273000</text:p>
          </table:table-cell>
          <table:table-cell office:value-type="float" office:value="173200">
            <text:p>173200</text:p>
          </table:table-cell>
          <table:table-cell office:value-type="float" office:value="175600">
            <text:p>175600</text:p>
          </table:table-cell>
          <table:table-cell office:value-type="float" office:value="150600">
            <text:p>150600</text:p>
          </table:table-cell>
          <table:table-cell office:value-type="float" office:value="87600">
            <text:p>87600</text:p>
          </table:table-cell>
          <table:table-cell office:value-type="float" office:value="106500">
            <text:p>106500</text:p>
          </table:table-cell>
        </table:table-row>
        <table:table-row table:style-name="ro1">
          <table:table-cell office:value-type="string">
            <text:p>1998-10-31</text:p>
          </table:table-cell>
          <table:table-cell office:value-type="float" office:value="274500">
            <text:p>274500</text:p>
          </table:table-cell>
          <table:table-cell office:value-type="float" office:value="174900">
            <text:p>174900</text:p>
          </table:table-cell>
          <table:table-cell office:value-type="float" office:value="176600">
            <text:p>176600</text:p>
          </table:table-cell>
          <table:table-cell office:value-type="float" office:value="151300">
            <text:p>151300</text:p>
          </table:table-cell>
          <table:table-cell office:value-type="float" office:value="88600">
            <text:p>88600</text:p>
          </table:table-cell>
          <table:table-cell office:value-type="float" office:value="107300">
            <text:p>107300</text:p>
          </table:table-cell>
        </table:table-row>
        <table:table-row table:style-name="ro1">
          <table:table-cell office:value-type="string">
            <text:p>1998-11-30</text:p>
          </table:table-cell>
          <table:table-cell office:value-type="float" office:value="275000">
            <text:p>275000</text:p>
          </table:table-cell>
          <table:table-cell office:value-type="float" office:value="176900">
            <text:p>176900</text:p>
          </table:table-cell>
          <table:table-cell office:value-type="float" office:value="178100">
            <text:p>178100</text:p>
          </table:table-cell>
          <table:table-cell office:value-type="float" office:value="152900">
            <text:p>152900</text:p>
          </table:table-cell>
          <table:table-cell office:value-type="float" office:value="89500">
            <text:p>89500</text:p>
          </table:table-cell>
          <table:table-cell office:value-type="float" office:value="108200">
            <text:p>108200</text:p>
          </table:table-cell>
        </table:table-row>
        <table:table-row table:style-name="ro1">
          <table:table-cell office:value-type="string">
            <text:p>1998-12-31</text:p>
          </table:table-cell>
          <table:table-cell office:value-type="float" office:value="275800">
            <text:p>275800</text:p>
          </table:table-cell>
          <table:table-cell office:value-type="float" office:value="178600">
            <text:p>178600</text:p>
          </table:table-cell>
          <table:table-cell office:value-type="float" office:value="180000">
            <text:p>180000</text:p>
          </table:table-cell>
          <table:table-cell office:value-type="float" office:value="153700">
            <text:p>153700</text:p>
          </table:table-cell>
          <table:table-cell office:value-type="float" office:value="89900">
            <text:p>89900</text:p>
          </table:table-cell>
          <table:table-cell office:value-type="float" office:value="109200">
            <text:p>109200</text:p>
          </table:table-cell>
        </table:table-row>
        <table:table-row table:style-name="ro1">
          <table:table-cell office:value-type="string">
            <text:p>1999-01-31</text:p>
          </table:table-cell>
          <table:table-cell office:value-type="float" office:value="276300">
            <text:p>276300</text:p>
          </table:table-cell>
          <table:table-cell office:value-type="float" office:value="182000">
            <text:p>182000</text:p>
          </table:table-cell>
          <table:table-cell office:value-type="float" office:value="181300">
            <text:p>181300</text:p>
          </table:table-cell>
          <table:table-cell office:value-type="float" office:value="153700">
            <text:p>153700</text:p>
          </table:table-cell>
          <table:table-cell office:value-type="float" office:value="91300">
            <text:p>913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1999-02-28</text:p>
          </table:table-cell>
          <table:table-cell office:value-type="float" office:value="277000">
            <text:p>277000</text:p>
          </table:table-cell>
          <table:table-cell office:value-type="float" office:value="186900">
            <text:p>186900</text:p>
          </table:table-cell>
          <table:table-cell office:value-type="float" office:value="182400">
            <text:p>182400</text:p>
          </table:table-cell>
          <table:table-cell office:value-type="float" office:value="155000">
            <text:p>155000</text:p>
          </table:table-cell>
          <table:table-cell office:value-type="float" office:value="92400">
            <text:p>92400</text:p>
          </table:table-cell>
          <table:table-cell office:value-type="float" office:value="110800">
            <text:p>110800</text:p>
          </table:table-cell>
        </table:table-row>
        <table:table-row table:style-name="ro1">
          <table:table-cell office:value-type="string">
            <text:p>1999-03-31</text:p>
          </table:table-cell>
          <table:table-cell office:value-type="float" office:value="280400">
            <text:p>280400</text:p>
          </table:table-cell>
          <table:table-cell office:value-type="float" office:value="188800">
            <text:p>188800</text:p>
          </table:table-cell>
          <table:table-cell office:value-type="float" office:value="184200">
            <text:p>184200</text:p>
          </table:table-cell>
          <table:table-cell office:value-type="float" office:value="156900">
            <text:p>156900</text:p>
          </table:table-cell>
          <table:table-cell office:value-type="float" office:value="93700">
            <text:p>93700</text:p>
          </table:table-cell>
          <table:table-cell office:value-type="float" office:value="111900">
            <text:p>111900</text:p>
          </table:table-cell>
        </table:table-row>
        <table:table-row table:style-name="ro1">
          <table:table-cell office:value-type="string">
            <text:p>1999-04-30</text:p>
          </table:table-cell>
          <table:table-cell office:value-type="float" office:value="285600">
            <text:p>285600</text:p>
          </table:table-cell>
          <table:table-cell table:number-columns-repeated="2" office:value-type="float" office:value="186600">
            <text:p>186600</text:p>
          </table:table-cell>
          <table:table-cell office:value-type="float" office:value="157000">
            <text:p>157000</text:p>
          </table:table-cell>
          <table:table-cell office:value-type="float" office:value="94200">
            <text:p>94200</text:p>
          </table:table-cell>
          <table:table-cell office:value-type="float" office:value="113000">
            <text:p>113000</text:p>
          </table:table-cell>
        </table:table-row>
        <table:table-row table:style-name="ro1">
          <table:table-cell office:value-type="string">
            <text:p>1999-05-31</text:p>
          </table:table-cell>
          <table:table-cell office:value-type="float" office:value="292300">
            <text:p>292300</text:p>
          </table:table-cell>
          <table:table-cell office:value-type="float" office:value="186000">
            <text:p>186000</text:p>
          </table:table-cell>
          <table:table-cell office:value-type="float" office:value="187800">
            <text:p>187800</text:p>
          </table:table-cell>
          <table:table-cell office:value-type="float" office:value="156100">
            <text:p>156100</text:p>
          </table:table-cell>
          <table:table-cell office:value-type="float" office:value="95000">
            <text:p>95000</text:p>
          </table:table-cell>
          <table:table-cell office:value-type="float" office:value="114100">
            <text:p>114100</text:p>
          </table:table-cell>
        </table:table-row>
        <table:table-row table:style-name="ro1">
          <table:table-cell office:value-type="string">
            <text:p>1999-06-30</text:p>
          </table:table-cell>
          <table:table-cell office:value-type="float" office:value="300500">
            <text:p>300500</text:p>
          </table:table-cell>
          <table:table-cell office:value-type="float" office:value="188800">
            <text:p>188800</text:p>
          </table:table-cell>
          <table:table-cell office:value-type="float" office:value="188100">
            <text:p>188100</text:p>
          </table:table-cell>
          <table:table-cell office:value-type="float" office:value="155700">
            <text:p>155700</text:p>
          </table:table-cell>
          <table:table-cell office:value-type="float" office:value="96000">
            <text:p>96000</text:p>
          </table:table-cell>
          <table:table-cell office:value-type="float" office:value="115300">
            <text:p>115300</text:p>
          </table:table-cell>
        </table:table-row>
        <table:table-row table:style-name="ro1">
          <table:table-cell office:value-type="string">
            <text:p>1999-07-31</text:p>
          </table:table-cell>
          <table:table-cell office:value-type="float" office:value="307600">
            <text:p>307600</text:p>
          </table:table-cell>
          <table:table-cell office:value-type="float" office:value="192300">
            <text:p>192300</text:p>
          </table:table-cell>
          <table:table-cell office:value-type="float" office:value="189000">
            <text:p>189000</text:p>
          </table:table-cell>
          <table:table-cell office:value-type="float" office:value="155100">
            <text:p>155100</text:p>
          </table:table-cell>
          <table:table-cell office:value-type="float" office:value="96700">
            <text:p>96700</text:p>
          </table:table-cell>
          <table:table-cell office:value-type="float" office:value="116500">
            <text:p>116500</text:p>
          </table:table-cell>
        </table:table-row>
        <table:table-row table:style-name="ro1">
          <table:table-cell office:value-type="string">
            <text:p>1999-08-31</text:p>
          </table:table-cell>
          <table:table-cell office:value-type="float" office:value="312800">
            <text:p>312800</text:p>
          </table:table-cell>
          <table:table-cell office:value-type="float" office:value="194800">
            <text:p>194800</text:p>
          </table:table-cell>
          <table:table-cell office:value-type="float" office:value="190600">
            <text:p>190600</text:p>
          </table:table-cell>
          <table:table-cell office:value-type="float" office:value="153700">
            <text:p>153700</text:p>
          </table:table-cell>
          <table:table-cell office:value-type="float" office:value="97600">
            <text:p>97600</text:p>
          </table:table-cell>
          <table:table-cell office:value-type="float" office:value="117700">
            <text:p>117700</text:p>
          </table:table-cell>
        </table:table-row>
        <table:table-row table:style-name="ro1">
          <table:table-cell office:value-type="string">
            <text:p>1999-09-30</text:p>
          </table:table-cell>
          <table:table-cell office:value-type="float" office:value="317700">
            <text:p>317700</text:p>
          </table:table-cell>
          <table:table-cell office:value-type="float" office:value="197600">
            <text:p>197600</text:p>
          </table:table-cell>
          <table:table-cell office:value-type="float" office:value="192100">
            <text:p>192100</text:p>
          </table:table-cell>
          <table:table-cell office:value-type="float" office:value="153100">
            <text:p>153100</text:p>
          </table:table-cell>
          <table:table-cell office:value-type="float" office:value="97800">
            <text:p>97800</text:p>
          </table:table-cell>
          <table:table-cell office:value-type="float" office:value="118700">
            <text:p>118700</text:p>
          </table:table-cell>
        </table:table-row>
        <table:table-row table:style-name="ro1">
          <table:table-cell office:value-type="string">
            <text:p>1999-10-31</text:p>
          </table:table-cell>
          <table:table-cell office:value-type="float" office:value="321800">
            <text:p>321800</text:p>
          </table:table-cell>
          <table:table-cell office:value-type="float" office:value="200400">
            <text:p>200400</text:p>
          </table:table-cell>
          <table:table-cell office:value-type="float" office:value="193600">
            <text:p>193600</text:p>
          </table:table-cell>
          <table:table-cell office:value-type="float" office:value="153700">
            <text:p>153700</text:p>
          </table:table-cell>
          <table:table-cell office:value-type="float" office:value="98100">
            <text:p>981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1999-11-30</text:p>
          </table:table-cell>
          <table:table-cell office:value-type="float" office:value="326100">
            <text:p>326100</text:p>
          </table:table-cell>
          <table:table-cell office:value-type="float" office:value="203400">
            <text:p>203400</text:p>
          </table:table-cell>
          <table:table-cell office:value-type="float" office:value="194900">
            <text:p>194900</text:p>
          </table:table-cell>
          <table:table-cell office:value-type="float" office:value="154400">
            <text:p>154400</text:p>
          </table:table-cell>
          <table:table-cell office:value-type="float" office:value="98500">
            <text:p>98500</text:p>
          </table:table-cell>
          <table:table-cell office:value-type="float" office:value="120300">
            <text:p>120300</text:p>
          </table:table-cell>
        </table:table-row>
        <table:table-row table:style-name="ro1">
          <table:table-cell office:value-type="string">
            <text:p>1999-12-31</text:p>
          </table:table-cell>
          <table:table-cell office:value-type="float" office:value="332100">
            <text:p>332100</text:p>
          </table:table-cell>
          <table:table-cell office:value-type="float" office:value="206500">
            <text:p>206500</text:p>
          </table:table-cell>
          <table:table-cell office:value-type="float" office:value="195600">
            <text:p>195600</text:p>
          </table:table-cell>
          <table:table-cell office:value-type="float" office:value="154500">
            <text:p>154500</text:p>
          </table:table-cell>
          <table:table-cell office:value-type="float" office:value="98900">
            <text:p>98900</text:p>
          </table:table-cell>
          <table:table-cell office:value-type="float" office:value="121400">
            <text:p>121400</text:p>
          </table:table-cell>
        </table:table-row>
        <table:table-row table:style-name="ro1">
          <table:table-cell office:value-type="string">
            <text:p>2000-01-31</text:p>
          </table:table-cell>
          <table:table-cell office:value-type="float" office:value="338300">
            <text:p>338300</text:p>
          </table:table-cell>
          <table:table-cell office:value-type="float" office:value="211400">
            <text:p>211400</text:p>
          </table:table-cell>
          <table:table-cell office:value-type="float" office:value="196600">
            <text:p>196600</text:p>
          </table:table-cell>
          <table:table-cell office:value-type="float" office:value="155700">
            <text:p>155700</text:p>
          </table:table-cell>
          <table:table-cell office:value-type="float" office:value="98300">
            <text:p>98300</text:p>
          </table:table-cell>
          <table:table-cell office:value-type="float" office:value="122300">
            <text:p>122300</text:p>
          </table:table-cell>
        </table:table-row>
        <table:table-row table:style-name="ro1">
          <table:table-cell office:value-type="string">
            <text:p>2000-02-29</text:p>
          </table:table-cell>
          <table:table-cell office:value-type="float" office:value="345100">
            <text:p>345100</text:p>
          </table:table-cell>
          <table:table-cell office:value-type="float" office:value="217400">
            <text:p>217400</text:p>
          </table:table-cell>
          <table:table-cell office:value-type="float" office:value="198700">
            <text:p>198700</text:p>
          </table:table-cell>
          <table:table-cell office:value-type="float" office:value="157300">
            <text:p>157300</text:p>
          </table:table-cell>
          <table:table-cell office:value-type="float" office:value="97700">
            <text:p>97700</text:p>
          </table:table-cell>
          <table:table-cell office:value-type="float" office:value="122600">
            <text:p>122600</text:p>
          </table:table-cell>
        </table:table-row>
        <table:table-row table:style-name="ro1">
          <table:table-cell office:value-type="string">
            <text:p>2000-03-31</text:p>
          </table:table-cell>
          <table:table-cell office:value-type="float" office:value="356500">
            <text:p>356500</text:p>
          </table:table-cell>
          <table:table-cell office:value-type="float" office:value="220600">
            <text:p>220600</text:p>
          </table:table-cell>
          <table:table-cell office:value-type="float" office:value="201000">
            <text:p>201000</text:p>
          </table:table-cell>
          <table:table-cell office:value-type="float" office:value="158800">
            <text:p>158800</text:p>
          </table:table-cell>
          <table:table-cell office:value-type="float" office:value="97200">
            <text:p>97200</text:p>
          </table:table-cell>
          <table:table-cell office:value-type="float" office:value="123200">
            <text:p>123200</text:p>
          </table:table-cell>
        </table:table-row>
        <table:table-row table:style-name="ro1">
          <table:table-cell office:value-type="string">
            <text:p>2000-04-30</text:p>
          </table:table-cell>
          <table:table-cell office:value-type="float" office:value="369500">
            <text:p>369500</text:p>
          </table:table-cell>
          <table:table-cell office:value-type="float" office:value="219800">
            <text:p>219800</text:p>
          </table:table-cell>
          <table:table-cell office:value-type="float" office:value="202500">
            <text:p>202500</text:p>
          </table:table-cell>
          <table:table-cell office:value-type="float" office:value="159200">
            <text:p>159200</text:p>
          </table:table-cell>
          <table:table-cell office:value-type="float" office:value="98300">
            <text:p>98300</text:p>
          </table:table-cell>
          <table:table-cell office:value-type="float" office:value="124000">
            <text:p>124000</text:p>
          </table:table-cell>
        </table:table-row>
        <table:table-row table:style-name="ro1">
          <table:table-cell office:value-type="string">
            <text:p>2000-05-31</text:p>
          </table:table-cell>
          <table:table-cell office:value-type="float" office:value="379300">
            <text:p>379300</text:p>
          </table:table-cell>
          <table:table-cell office:value-type="float" office:value="220900">
            <text:p>220900</text:p>
          </table:table-cell>
          <table:table-cell office:value-type="float" office:value="203000">
            <text:p>203000</text:p>
          </table:table-cell>
          <table:table-cell office:value-type="float" office:value="159000">
            <text:p>159000</text:p>
          </table:table-cell>
          <table:table-cell office:value-type="float" office:value="99000">
            <text:p>99000</text:p>
          </table:table-cell>
          <table:table-cell office:value-type="float" office:value="124900">
            <text:p>124900</text:p>
          </table:table-cell>
        </table:table-row>
        <table:table-row table:style-name="ro1">
          <table:table-cell office:value-type="string">
            <text:p>2000-06-30</text:p>
          </table:table-cell>
          <table:table-cell office:value-type="float" office:value="385500">
            <text:p>385500</text:p>
          </table:table-cell>
          <table:table-cell office:value-type="float" office:value="225300">
            <text:p>225300</text:p>
          </table:table-cell>
          <table:table-cell office:value-type="float" office:value="202700">
            <text:p>202700</text:p>
          </table:table-cell>
          <table:table-cell office:value-type="float" office:value="158800">
            <text:p>158800</text:p>
          </table:table-cell>
          <table:table-cell office:value-type="float" office:value="99700">
            <text:p>99700</text:p>
          </table:table-cell>
          <table:table-cell office:value-type="float" office:value="125900">
            <text:p>125900</text:p>
          </table:table-cell>
        </table:table-row>
        <table:table-row table:style-name="ro1">
          <table:table-cell office:value-type="string">
            <text:p>2000-07-31</text:p>
          </table:table-cell>
          <table:table-cell office:value-type="float" office:value="390100">
            <text:p>390100</text:p>
          </table:table-cell>
          <table:table-cell office:value-type="float" office:value="229800">
            <text:p>229800</text:p>
          </table:table-cell>
          <table:table-cell office:value-type="float" office:value="202800">
            <text:p>202800</text:p>
          </table:table-cell>
          <table:table-cell office:value-type="float" office:value="158700">
            <text:p>158700</text:p>
          </table:table-cell>
          <table:table-cell office:value-type="float" office:value="100400">
            <text:p>100400</text:p>
          </table:table-cell>
          <table:table-cell office:value-type="float" office:value="127000">
            <text:p>127000</text:p>
          </table:table-cell>
        </table:table-row>
        <table:table-row table:style-name="ro1">
          <table:table-cell office:value-type="string">
            <text:p>2000-08-31</text:p>
          </table:table-cell>
          <table:table-cell office:value-type="float" office:value="396000">
            <text:p>396000</text:p>
          </table:table-cell>
          <table:table-cell office:value-type="float" office:value="232900">
            <text:p>232900</text:p>
          </table:table-cell>
          <table:table-cell office:value-type="float" office:value="204200">
            <text:p>204200</text:p>
          </table:table-cell>
          <table:table-cell office:value-type="float" office:value="157900">
            <text:p>157900</text:p>
          </table:table-cell>
          <table:table-cell office:value-type="float" office:value="101300">
            <text:p>101300</text:p>
          </table:table-cell>
          <table:table-cell office:value-type="float" office:value="127900">
            <text:p>127900</text:p>
          </table:table-cell>
        </table:table-row>
        <table:table-row table:style-name="ro1">
          <table:table-cell office:value-type="string">
            <text:p>2000-09-30</text:p>
          </table:table-cell>
          <table:table-cell office:value-type="float" office:value="405000">
            <text:p>405000</text:p>
          </table:table-cell>
          <table:table-cell office:value-type="float" office:value="236200">
            <text:p>236200</text:p>
          </table:table-cell>
          <table:table-cell office:value-type="float" office:value="205800">
            <text:p>205800</text:p>
          </table:table-cell>
          <table:table-cell office:value-type="float" office:value="157500">
            <text:p>157500</text:p>
          </table:table-cell>
          <table:table-cell office:value-type="float" office:value="102500">
            <text:p>102500</text:p>
          </table:table-cell>
          <table:table-cell office:value-type="float" office:value="128700">
            <text:p>128700</text:p>
          </table:table-cell>
        </table:table-row>
        <table:table-row table:style-name="ro1">
          <table:table-cell office:value-type="string">
            <text:p>2000-10-31</text:p>
          </table:table-cell>
          <table:table-cell office:value-type="float" office:value="414400">
            <text:p>414400</text:p>
          </table:table-cell>
          <table:table-cell office:value-type="float" office:value="240000">
            <text:p>240000</text:p>
          </table:table-cell>
          <table:table-cell office:value-type="float" office:value="206800">
            <text:p>206800</text:p>
          </table:table-cell>
          <table:table-cell office:value-type="float" office:value="158000">
            <text:p>158000</text:p>
          </table:table-cell>
          <table:table-cell office:value-type="float" office:value="103300">
            <text:p>103300</text:p>
          </table:table-cell>
          <table:table-cell office:value-type="float" office:value="129800">
            <text:p>129800</text:p>
          </table:table-cell>
        </table:table-row>
        <table:table-row table:style-name="ro1">
          <table:table-cell office:value-type="string">
            <text:p>2000-11-30</text:p>
          </table:table-cell>
          <table:table-cell office:value-type="float" office:value="423900">
            <text:p>423900</text:p>
          </table:table-cell>
          <table:table-cell office:value-type="float" office:value="243700">
            <text:p>243700</text:p>
          </table:table-cell>
          <table:table-cell office:value-type="float" office:value="207600">
            <text:p>207600</text:p>
          </table:table-cell>
          <table:table-cell office:value-type="float" office:value="158500">
            <text:p>158500</text:p>
          </table:table-cell>
          <table:table-cell office:value-type="float" office:value="104000">
            <text:p>104000</text:p>
          </table:table-cell>
          <table:table-cell office:value-type="float" office:value="131200">
            <text:p>131200</text:p>
          </table:table-cell>
        </table:table-row>
        <table:table-row table:style-name="ro1">
          <table:table-cell office:value-type="string">
            <text:p>2000-12-31</text:p>
          </table:table-cell>
          <table:table-cell office:value-type="float" office:value="433600">
            <text:p>433600</text:p>
          </table:table-cell>
          <table:table-cell office:value-type="float" office:value="248100">
            <text:p>248100</text:p>
          </table:table-cell>
          <table:table-cell office:value-type="float" office:value="208800">
            <text:p>208800</text:p>
          </table:table-cell>
          <table:table-cell office:value-type="float" office:value="159500">
            <text:p>159500</text:p>
          </table:table-cell>
          <table:table-cell office:value-type="float" office:value="104500">
            <text:p>1045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1-31</text:p>
          </table:table-cell>
          <table:table-cell office:value-type="float" office:value="440100">
            <text:p>440100</text:p>
          </table:table-cell>
          <table:table-cell office:value-type="float" office:value="253900">
            <text:p>253900</text:p>
          </table:table-cell>
          <table:table-cell office:value-type="float" office:value="209700">
            <text:p>209700</text:p>
          </table:table-cell>
          <table:table-cell office:value-type="float" office:value="160800">
            <text:p>160800</text:p>
          </table:table-cell>
          <table:table-cell office:value-type="float" office:value="104800">
            <text:p>1048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2-28</text:p>
          </table:table-cell>
          <table:table-cell office:value-type="float" office:value="444500">
            <text:p>444500</text:p>
          </table:table-cell>
          <table:table-cell office:value-type="float" office:value="260000">
            <text:p>260000</text:p>
          </table:table-cell>
          <table:table-cell office:value-type="float" office:value="210600">
            <text:p>210600</text:p>
          </table:table-cell>
          <table:table-cell office:value-type="float" office:value="162200">
            <text:p>162200</text:p>
          </table:table-cell>
          <table:table-cell office:value-type="float" office:value="105700">
            <text:p>105700</text:p>
          </table:table-cell>
          <table:table-cell office:value-type="float" office:value="132300">
            <text:p>132300</text:p>
          </table:table-cell>
        </table:table-row>
        <table:table-row table:style-name="ro1">
          <table:table-cell office:value-type="string">
            <text:p>2001-03-31</text:p>
          </table:table-cell>
          <table:table-cell office:value-type="float" office:value="447300">
            <text:p>447300</text:p>
          </table:table-cell>
          <table:table-cell office:value-type="float" office:value="262200">
            <text:p>262200</text:p>
          </table:table-cell>
          <table:table-cell office:value-type="float" office:value="211800">
            <text:p>211800</text:p>
          </table:table-cell>
          <table:table-cell office:value-type="float" office:value="163000">
            <text:p>163000</text:p>
          </table:table-cell>
          <table:table-cell office:value-type="float" office:value="106500">
            <text:p>106500</text:p>
          </table:table-cell>
          <table:table-cell office:value-type="float" office:value="132900">
            <text:p>132900</text:p>
          </table:table-cell>
        </table:table-row>
        <table:table-row table:style-name="ro1">
          <table:table-cell office:value-type="string">
            <text:p>2001-04-30</text:p>
          </table:table-cell>
          <table:table-cell office:value-type="float" office:value="445900">
            <text:p>445900</text:p>
          </table:table-cell>
          <table:table-cell office:value-type="float" office:value="261600">
            <text:p>261600</text:p>
          </table:table-cell>
          <table:table-cell office:value-type="float" office:value="213400">
            <text:p>213400</text:p>
          </table:table-cell>
          <table:table-cell office:value-type="float" office:value="163100">
            <text:p>163100</text:p>
          </table:table-cell>
          <table:table-cell office:value-type="float" office:value="107500">
            <text:p>107500</text:p>
          </table:table-cell>
          <table:table-cell office:value-type="float" office:value="133800">
            <text:p>133800</text:p>
          </table:table-cell>
        </table:table-row>
        <table:table-row table:style-name="ro1">
          <table:table-cell office:value-type="string">
            <text:p>2001-05-31</text:p>
          </table:table-cell>
          <table:table-cell office:value-type="float" office:value="439600">
            <text:p>439600</text:p>
          </table:table-cell>
          <table:table-cell office:value-type="float" office:value="262000">
            <text:p>262000</text:p>
          </table:table-cell>
          <table:table-cell office:value-type="float" office:value="214700">
            <text:p>214700</text:p>
          </table:table-cell>
          <table:table-cell office:value-type="float" office:value="163400">
            <text:p>163400</text:p>
          </table:table-cell>
          <table:table-cell office:value-type="float" office:value="108200">
            <text:p>108200</text:p>
          </table:table-cell>
          <table:table-cell office:value-type="float" office:value="134600">
            <text:p>134600</text:p>
          </table:table-cell>
        </table:table-row>
        <table:table-row table:style-name="ro1">
          <table:table-cell office:value-type="string">
            <text:p>2001-06-30</text:p>
          </table:table-cell>
          <table:table-cell office:value-type="float" office:value="432800">
            <text:p>432800</text:p>
          </table:table-cell>
          <table:table-cell office:value-type="float" office:value="264800">
            <text:p>264800</text:p>
          </table:table-cell>
          <table:table-cell office:value-type="float" office:value="215200">
            <text:p>215200</text:p>
          </table:table-cell>
          <table:table-cell office:value-type="float" office:value="164100">
            <text:p>164100</text:p>
          </table:table-cell>
          <table:table-cell office:value-type="float" office:value="108800">
            <text:p>108800</text:p>
          </table:table-cell>
          <table:table-cell office:value-type="float" office:value="135300">
            <text:p>135300</text:p>
          </table:table-cell>
        </table:table-row>
        <table:table-row table:style-name="ro1">
          <table:table-cell office:value-type="string">
            <text:p>2001-07-31</text:p>
          </table:table-cell>
          <table:table-cell office:value-type="float" office:value="427600">
            <text:p>427600</text:p>
          </table:table-cell>
          <table:table-cell office:value-type="float" office:value="268000">
            <text:p>268000</text:p>
          </table:table-cell>
          <table:table-cell office:value-type="float" office:value="215500">
            <text:p>215500</text:p>
          </table:table-cell>
          <table:table-cell office:value-type="float" office:value="164600">
            <text:p>164600</text:p>
          </table:table-cell>
          <table:table-cell office:value-type="float" office:value="109700">
            <text:p>109700</text:p>
          </table:table-cell>
          <table:table-cell office:value-type="float" office:value="135900">
            <text:p>135900</text:p>
          </table:table-cell>
        </table:table-row>
        <table:table-row table:style-name="ro1">
          <table:table-cell office:value-type="string">
            <text:p>2001-08-31</text:p>
          </table:table-cell>
          <table:table-cell office:value-type="float" office:value="424800">
            <text:p>424800</text:p>
          </table:table-cell>
          <table:table-cell office:value-type="float" office:value="272000">
            <text:p>272000</text:p>
          </table:table-cell>
          <table:table-cell office:value-type="float" office:value="216300">
            <text:p>216300</text:p>
          </table:table-cell>
          <table:table-cell office:value-type="float" office:value="165400">
            <text:p>165400</text:p>
          </table:table-cell>
          <table:table-cell office:value-type="float" office:value="110400">
            <text:p>110400</text:p>
          </table:table-cell>
          <table:table-cell office:value-type="float" office:value="136700">
            <text:p>136700</text:p>
          </table:table-cell>
        </table:table-row>
        <table:table-row table:style-name="ro1">
          <table:table-cell office:value-type="string">
            <text:p>2001-09-30</text:p>
          </table:table-cell>
          <table:table-cell office:value-type="float" office:value="422600">
            <text:p>422600</text:p>
          </table:table-cell>
          <table:table-cell office:value-type="float" office:value="275100">
            <text:p>275100</text:p>
          </table:table-cell>
          <table:table-cell office:value-type="float" office:value="217300">
            <text:p>217300</text:p>
          </table:table-cell>
          <table:table-cell office:value-type="float" office:value="166100">
            <text:p>166100</text:p>
          </table:table-cell>
          <table:table-cell office:value-type="float" office:value="111100">
            <text:p>111100</text:p>
          </table:table-cell>
          <table:table-cell office:value-type="float" office:value="137400">
            <text:p>137400</text:p>
          </table:table-cell>
        </table:table-row>
        <table:table-row table:style-name="ro1">
          <table:table-cell office:value-type="string">
            <text:p>2001-10-31</text:p>
          </table:table-cell>
          <table:table-cell office:value-type="float" office:value="419100">
            <text:p>419100</text:p>
          </table:table-cell>
          <table:table-cell office:value-type="float" office:value="277200">
            <text:p>277200</text:p>
          </table:table-cell>
          <table:table-cell office:value-type="float" office:value="218500">
            <text:p>218500</text:p>
          </table:table-cell>
          <table:table-cell office:value-type="float" office:value="166400">
            <text:p>166400</text:p>
          </table:table-cell>
          <table:table-cell office:value-type="float" office:value="111800">
            <text:p>111800</text:p>
          </table:table-cell>
          <table:table-cell office:value-type="float" office:value="138000">
            <text:p>138000</text:p>
          </table:table-cell>
        </table:table-row>
        <table:table-row table:style-name="ro1">
          <table:table-cell office:value-type="string">
            <text:p>2001-11-30</text:p>
          </table:table-cell>
          <table:table-cell office:value-type="float" office:value="413500">
            <text:p>413500</text:p>
          </table:table-cell>
          <table:table-cell office:value-type="float" office:value="278200">
            <text:p>278200</text:p>
          </table:table-cell>
          <table:table-cell office:value-type="float" office:value="219700">
            <text:p>219700</text:p>
          </table:table-cell>
          <table:table-cell office:value-type="float" office:value="166900">
            <text:p>166900</text:p>
          </table:table-cell>
          <table:table-cell office:value-type="float" office:value="112600">
            <text:p>112600</text:p>
          </table:table-cell>
          <table:table-cell office:value-type="float" office:value="138800">
            <text:p>138800</text:p>
          </table:table-cell>
        </table:table-row>
        <table:table-row table:style-name="ro1">
          <table:table-cell office:value-type="string">
            <text:p>2001-12-31</text:p>
          </table:table-cell>
          <table:table-cell office:value-type="float" office:value="410100">
            <text:p>410100</text:p>
          </table:table-cell>
          <table:table-cell office:value-type="float" office:value="277900">
            <text:p>277900</text:p>
          </table:table-cell>
          <table:table-cell office:value-type="float" office:value="220800">
            <text:p>220800</text:p>
          </table:table-cell>
          <table:table-cell office:value-type="float" office:value="168400">
            <text:p>168400</text:p>
          </table:table-cell>
          <table:table-cell office:value-type="float" office:value="113600">
            <text:p>113600</text:p>
          </table:table-cell>
          <table:table-cell office:value-type="float" office:value="139100">
            <text:p>139100</text:p>
          </table:table-cell>
        </table:table-row>
        <table:table-row table:style-name="ro1">
          <table:table-cell office:value-type="string">
            <text:p>2002-01-31</text:p>
          </table:table-cell>
          <table:table-cell office:value-type="float" office:value="412100">
            <text:p>412100</text:p>
          </table:table-cell>
          <table:table-cell office:value-type="float" office:value="279300">
            <text:p>279300</text:p>
          </table:table-cell>
          <table:table-cell office:value-type="float" office:value="221700">
            <text:p>221700</text:p>
          </table:table-cell>
          <table:table-cell office:value-type="float" office:value="169700">
            <text:p>169700</text:p>
          </table:table-cell>
          <table:table-cell office:value-type="float" office:value="114400">
            <text:p>114400</text:p>
          </table:table-cell>
          <table:table-cell office:value-type="float" office:value="139300">
            <text:p>139300</text:p>
          </table:table-cell>
        </table:table-row>
        <table:table-row table:style-name="ro1">
          <table:table-cell office:value-type="string">
            <text:p>2002-02-28</text:p>
          </table:table-cell>
          <table:table-cell office:value-type="float" office:value="417600">
            <text:p>417600</text:p>
          </table:table-cell>
          <table:table-cell office:value-type="float" office:value="282700">
            <text:p>282700</text:p>
          </table:table-cell>
          <table:table-cell office:value-type="float" office:value="222200">
            <text:p>222200</text:p>
          </table:table-cell>
          <table:table-cell office:value-type="float" office:value="170300">
            <text:p>170300</text:p>
          </table:table-cell>
          <table:table-cell office:value-type="float" office:value="115000">
            <text:p>115000</text:p>
          </table:table-cell>
          <table:table-cell office:value-type="float" office:value="140000">
            <text:p>140000</text:p>
          </table:table-cell>
        </table:table-row>
        <table:table-row table:style-name="ro1">
          <table:table-cell office:value-type="string">
            <text:p>2002-03-31</text:p>
          </table:table-cell>
          <table:table-cell office:value-type="float" office:value="424700">
            <text:p>424700</text:p>
          </table:table-cell>
          <table:table-cell office:value-type="float" office:value="286100">
            <text:p>286100</text:p>
          </table:table-cell>
          <table:table-cell office:value-type="float" office:value="222400">
            <text:p>222400</text:p>
          </table:table-cell>
          <table:table-cell office:value-type="float" office:value="170400">
            <text:p>170400</text:p>
          </table:table-cell>
          <table:table-cell office:value-type="float" office:value="115500">
            <text:p>115500</text:p>
          </table:table-cell>
          <table:table-cell office:value-type="float" office:value="140500">
            <text:p>140500</text:p>
          </table:table-cell>
        </table:table-row>
        <table:table-row table:style-name="ro1">
          <table:table-cell office:value-type="string">
            <text:p>2002-04-30</text:p>
          </table:table-cell>
          <table:table-cell office:value-type="float" office:value="434400">
            <text:p>434400</text:p>
          </table:table-cell>
          <table:table-cell office:value-type="float" office:value="289500">
            <text:p>289500</text:p>
          </table:table-cell>
          <table:table-cell office:value-type="float" office:value="223000">
            <text:p>223000</text:p>
          </table:table-cell>
          <table:table-cell office:value-type="float" office:value="171000">
            <text:p>171000</text:p>
          </table:table-cell>
          <table:table-cell office:value-type="float" office:value="116000">
            <text:p>116000</text:p>
          </table:table-cell>
          <table:table-cell office:value-type="float" office:value="140700">
            <text:p>140700</text:p>
          </table:table-cell>
        </table:table-row>
        <table:table-row table:style-name="ro1">
          <table:table-cell office:value-type="string">
            <text:p>2002-05-31</text:p>
          </table:table-cell>
          <table:table-cell office:value-type="float" office:value="444400">
            <text:p>444400</text:p>
          </table:table-cell>
          <table:table-cell office:value-type="float" office:value="293900">
            <text:p>293900</text:p>
          </table:table-cell>
          <table:table-cell office:value-type="float" office:value="224000">
            <text:p>224000</text:p>
          </table:table-cell>
          <table:table-cell office:value-type="float" office:value="171800">
            <text:p>171800</text:p>
          </table:table-cell>
          <table:table-cell office:value-type="float" office:value="116600">
            <text:p>116600</text:p>
          </table:table-cell>
          <table:table-cell office:value-type="float" office:value="141400">
            <text:p>141400</text:p>
          </table:table-cell>
        </table:table-row>
        <table:table-row table:style-name="ro1">
          <table:table-cell office:value-type="string">
            <text:p>2002-06-30</text:p>
          </table:table-cell>
          <table:table-cell office:value-type="float" office:value="451900">
            <text:p>451900</text:p>
          </table:table-cell>
          <table:table-cell office:value-type="float" office:value="298300">
            <text:p>298300</text:p>
          </table:table-cell>
          <table:table-cell office:value-type="float" office:value="225100">
            <text:p>225100</text:p>
          </table:table-cell>
          <table:table-cell office:value-type="float" office:value="172500">
            <text:p>172500</text:p>
          </table:table-cell>
          <table:table-cell office:value-type="float" office:value="117300">
            <text:p>117300</text:p>
          </table:table-cell>
          <table:table-cell office:value-type="float" office:value="142100">
            <text:p>142100</text:p>
          </table:table-cell>
        </table:table-row>
        <table:table-row table:style-name="ro1">
          <table:table-cell office:value-type="string">
            <text:p>2002-07-31</text:p>
          </table:table-cell>
          <table:table-cell office:value-type="float" office:value="457700">
            <text:p>457700</text:p>
          </table:table-cell>
          <table:table-cell office:value-type="float" office:value="303100">
            <text:p>303100</text:p>
          </table:table-cell>
          <table:table-cell office:value-type="float" office:value="226200">
            <text:p>226200</text:p>
          </table:table-cell>
          <table:table-cell office:value-type="float" office:value="173300">
            <text:p>173300</text:p>
          </table:table-cell>
          <table:table-cell office:value-type="float" office:value="117800">
            <text:p>1178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2-08-31</text:p>
          </table:table-cell>
          <table:table-cell office:value-type="float" office:value="462500">
            <text:p>462500</text:p>
          </table:table-cell>
          <table:table-cell office:value-type="float" office:value="307400">
            <text:p>307400</text:p>
          </table:table-cell>
          <table:table-cell office:value-type="float" office:value="227100">
            <text:p>227100</text:p>
          </table:table-cell>
          <table:table-cell office:value-type="float" office:value="173900">
            <text:p>173900</text:p>
          </table:table-cell>
          <table:table-cell office:value-type="float" office:value="118200">
            <text:p>118200</text:p>
          </table:table-cell>
          <table:table-cell office:value-type="float" office:value="143400">
            <text:p>143400</text:p>
          </table:table-cell>
        </table:table-row>
        <table:table-row table:style-name="ro1">
          <table:table-cell office:value-type="string">
            <text:p>2002-09-30</text:p>
          </table:table-cell>
          <table:table-cell office:value-type="float" office:value="465900">
            <text:p>465900</text:p>
          </table:table-cell>
          <table:table-cell office:value-type="float" office:value="311600">
            <text:p>311600</text:p>
          </table:table-cell>
          <table:table-cell office:value-type="float" office:value="228000">
            <text:p>228000</text:p>
          </table:table-cell>
          <table:table-cell office:value-type="float" office:value="174800">
            <text:p>174800</text:p>
          </table:table-cell>
          <table:table-cell office:value-type="float" office:value="118700">
            <text:p>118700</text:p>
          </table:table-cell>
          <table:table-cell office:value-type="float" office:value="144100">
            <text:p>144100</text:p>
          </table:table-cell>
        </table:table-row>
        <table:table-row table:style-name="ro1">
          <table:table-cell office:value-type="string">
            <text:p>2002-10-31</text:p>
          </table:table-cell>
          <table:table-cell office:value-type="float" office:value="468200">
            <text:p>468200</text:p>
          </table:table-cell>
          <table:table-cell office:value-type="float" office:value="314800">
            <text:p>314800</text:p>
          </table:table-cell>
          <table:table-cell office:value-type="float" office:value="229500">
            <text:p>229500</text:p>
          </table:table-cell>
          <table:table-cell office:value-type="float" office:value="176600">
            <text:p>176600</text:p>
          </table:table-cell>
          <table:table-cell office:value-type="float" office:value="119100">
            <text:p>119100</text:p>
          </table:table-cell>
          <table:table-cell office:value-type="float" office:value="144700">
            <text:p>144700</text:p>
          </table:table-cell>
        </table:table-row>
        <table:table-row table:style-name="ro1">
          <table:table-cell office:value-type="string">
            <text:p>2002-11-30</text:p>
          </table:table-cell>
          <table:table-cell office:value-type="float" office:value="469200">
            <text:p>469200</text:p>
          </table:table-cell>
          <table:table-cell office:value-type="float" office:value="317800">
            <text:p>317800</text:p>
          </table:table-cell>
          <table:table-cell office:value-type="float" office:value="230700">
            <text:p>230700</text:p>
          </table:table-cell>
          <table:table-cell office:value-type="float" office:value="178600">
            <text:p>178600</text:p>
          </table:table-cell>
          <table:table-cell office:value-type="float" office:value="119800">
            <text:p>119800</text:p>
          </table:table-cell>
          <table:table-cell office:value-type="float" office:value="145100">
            <text:p>145100</text:p>
          </table:table-cell>
        </table:table-row>
        <table:table-row table:style-name="ro1">
          <table:table-cell office:value-type="string">
            <text:p>2002-12-31</text:p>
          </table:table-cell>
          <table:table-cell office:value-type="float" office:value="469100">
            <text:p>469100</text:p>
          </table:table-cell>
          <table:table-cell office:value-type="float" office:value="319300">
            <text:p>319300</text:p>
          </table:table-cell>
          <table:table-cell office:value-type="float" office:value="231600">
            <text:p>231600</text:p>
          </table:table-cell>
          <table:table-cell office:value-type="float" office:value="179200">
            <text:p>179200</text:p>
          </table:table-cell>
          <table:table-cell office:value-type="float" office:value="120200">
            <text:p>120200</text:p>
          </table:table-cell>
          <table:table-cell office:value-type="float" office:value="145500">
            <text:p>145500</text:p>
          </table:table-cell>
        </table:table-row>
        <table:table-row table:style-name="ro1">
          <table:table-cell office:value-type="string">
            <text:p>2003-01-31</text:p>
          </table:table-cell>
          <table:table-cell office:value-type="float" office:value="470000">
            <text:p>470000</text:p>
          </table:table-cell>
          <table:table-cell office:value-type="float" office:value="319500">
            <text:p>319500</text:p>
          </table:table-cell>
          <table:table-cell office:value-type="float" office:value="232600">
            <text:p>232600</text:p>
          </table:table-cell>
          <table:table-cell office:value-type="float" office:value="179100">
            <text:p>179100</text:p>
          </table:table-cell>
          <table:table-cell office:value-type="float" office:value="120300">
            <text:p>120300</text:p>
          </table:table-cell>
          <table:table-cell office:value-type="float" office:value="146200">
            <text:p>146200</text:p>
          </table:table-cell>
        </table:table-row>
        <table:table-row table:style-name="ro1">
          <table:table-cell office:value-type="string">
            <text:p>2003-02-28</text:p>
          </table:table-cell>
          <table:table-cell office:value-type="float" office:value="471600">
            <text:p>471600</text:p>
          </table:table-cell>
          <table:table-cell office:value-type="float" office:value="320500">
            <text:p>320500</text:p>
          </table:table-cell>
          <table:table-cell office:value-type="float" office:value="233400">
            <text:p>233400</text:p>
          </table:table-cell>
          <table:table-cell office:value-type="float" office:value="180000">
            <text:p>180000</text:p>
          </table:table-cell>
          <table:table-cell office:value-type="float" office:value="120300">
            <text:p>120300</text:p>
          </table:table-cell>
          <table:table-cell office:value-type="float" office:value="146900">
            <text:p>146900</text:p>
          </table:table-cell>
        </table:table-row>
        <table:table-row table:style-name="ro1">
          <table:table-cell office:value-type="string">
            <text:p>2003-03-31</text:p>
          </table:table-cell>
          <table:table-cell office:value-type="float" office:value="471300">
            <text:p>471300</text:p>
          </table:table-cell>
          <table:table-cell office:value-type="float" office:value="322200">
            <text:p>322200</text:p>
          </table:table-cell>
          <table:table-cell office:value-type="float" office:value="233700">
            <text:p>233700</text:p>
          </table:table-cell>
          <table:table-cell office:value-type="float" office:value="181300">
            <text:p>181300</text:p>
          </table:table-cell>
          <table:table-cell office:value-type="float" office:value="120100">
            <text:p>1201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4-30</text:p>
          </table:table-cell>
          <table:table-cell office:value-type="float" office:value="470400">
            <text:p>470400</text:p>
          </table:table-cell>
          <table:table-cell office:value-type="float" office:value="323500">
            <text:p>323500</text:p>
          </table:table-cell>
          <table:table-cell office:value-type="float" office:value="234300">
            <text:p>234300</text:p>
          </table:table-cell>
          <table:table-cell office:value-type="float" office:value="181800">
            <text:p>181800</text:p>
          </table:table-cell>
          <table:table-cell office:value-type="float" office:value="120400">
            <text:p>1204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5-31</text:p>
          </table:table-cell>
          <table:table-cell office:value-type="float" office:value="471100">
            <text:p>471100</text:p>
          </table:table-cell>
          <table:table-cell office:value-type="float" office:value="323800">
            <text:p>323800</text:p>
          </table:table-cell>
          <table:table-cell office:value-type="float" office:value="235200">
            <text:p>235200</text:p>
          </table:table-cell>
          <table:table-cell office:value-type="float" office:value="181800">
            <text:p>181800</text:p>
          </table:table-cell>
          <table:table-cell office:value-type="float" office:value="120600">
            <text:p>120600</text:p>
          </table:table-cell>
          <table:table-cell office:value-type="float" office:value="147600">
            <text:p>147600</text:p>
          </table:table-cell>
        </table:table-row>
        <table:table-row table:style-name="ro1">
          <table:table-cell office:value-type="string">
            <text:p>2003-06-30</text:p>
          </table:table-cell>
          <table:table-cell office:value-type="float" office:value="475000">
            <text:p>475000</text:p>
          </table:table-cell>
          <table:table-cell office:value-type="float" office:value="324400">
            <text:p>324400</text:p>
          </table:table-cell>
          <table:table-cell office:value-type="float" office:value="236100">
            <text:p>236100</text:p>
          </table:table-cell>
          <table:table-cell office:value-type="float" office:value="182200">
            <text:p>182200</text:p>
          </table:table-cell>
          <table:table-cell office:value-type="float" office:value="120900">
            <text:p>120900</text:p>
          </table:table-cell>
          <table:table-cell office:value-type="float" office:value="148200">
            <text:p>148200</text:p>
          </table:table-cell>
        </table:table-row>
        <table:table-row table:style-name="ro1">
          <table:table-cell office:value-type="string">
            <text:p>2003-07-31</text:p>
          </table:table-cell>
          <table:table-cell office:value-type="float" office:value="481500">
            <text:p>481500</text:p>
          </table:table-cell>
          <table:table-cell office:value-type="float" office:value="325900">
            <text:p>325900</text:p>
          </table:table-cell>
          <table:table-cell office:value-type="float" office:value="237500">
            <text:p>237500</text:p>
          </table:table-cell>
          <table:table-cell office:value-type="float" office:value="183300">
            <text:p>183300</text:p>
          </table:table-cell>
          <table:table-cell office:value-type="float" office:value="121100">
            <text:p>121100</text:p>
          </table:table-cell>
          <table:table-cell office:value-type="float" office:value="148700">
            <text:p>148700</text:p>
          </table:table-cell>
        </table:table-row>
        <table:table-row table:style-name="ro1">
          <table:table-cell office:value-type="string">
            <text:p>2003-08-31</text:p>
          </table:table-cell>
          <table:table-cell office:value-type="float" office:value="488800">
            <text:p>488800</text:p>
          </table:table-cell>
          <table:table-cell office:value-type="float" office:value="328400">
            <text:p>328400</text:p>
          </table:table-cell>
          <table:table-cell office:value-type="float" office:value="239300">
            <text:p>239300</text:p>
          </table:table-cell>
          <table:table-cell office:value-type="float" office:value="184200">
            <text:p>184200</text:p>
          </table:table-cell>
          <table:table-cell office:value-type="float" office:value="120900">
            <text:p>120900</text:p>
          </table:table-cell>
          <table:table-cell office:value-type="float" office:value="149100">
            <text:p>149100</text:p>
          </table:table-cell>
        </table:table-row>
        <table:table-row table:style-name="ro1">
          <table:table-cell office:value-type="string">
            <text:p>2003-09-30</text:p>
          </table:table-cell>
          <table:table-cell office:value-type="float" office:value="496300">
            <text:p>496300</text:p>
          </table:table-cell>
          <table:table-cell office:value-type="float" office:value="331100">
            <text:p>331100</text:p>
          </table:table-cell>
          <table:table-cell office:value-type="float" office:value="241200">
            <text:p>241200</text:p>
          </table:table-cell>
          <table:table-cell office:value-type="float" office:value="185000">
            <text:p>185000</text:p>
          </table:table-cell>
          <table:table-cell office:value-type="float" office:value="120900">
            <text:p>120900</text:p>
          </table:table-cell>
          <table:table-cell office:value-type="float" office:value="149700">
            <text:p>149700</text:p>
          </table:table-cell>
        </table:table-row>
        <table:table-row table:style-name="ro1">
          <table:table-cell office:value-type="string">
            <text:p>2003-10-31</text:p>
          </table:table-cell>
          <table:table-cell office:value-type="float" office:value="504000">
            <text:p>504000</text:p>
          </table:table-cell>
          <table:table-cell office:value-type="float" office:value="333800">
            <text:p>333800</text:p>
          </table:table-cell>
          <table:table-cell office:value-type="float" office:value="242800">
            <text:p>242800</text:p>
          </table:table-cell>
          <table:table-cell office:value-type="float" office:value="186400">
            <text:p>186400</text:p>
          </table:table-cell>
          <table:table-cell office:value-type="float" office:value="121000">
            <text:p>121000</text:p>
          </table:table-cell>
          <table:table-cell office:value-type="float" office:value="150100">
            <text:p>150100</text:p>
          </table:table-cell>
        </table:table-row>
        <table:table-row table:style-name="ro1">
          <table:table-cell office:value-type="string">
            <text:p>2003-11-30</text:p>
          </table:table-cell>
          <table:table-cell office:value-type="float" office:value="511900">
            <text:p>511900</text:p>
          </table:table-cell>
          <table:table-cell office:value-type="float" office:value="336100">
            <text:p>336100</text:p>
          </table:table-cell>
          <table:table-cell office:value-type="float" office:value="244600">
            <text:p>244600</text:p>
          </table:table-cell>
          <table:table-cell office:value-type="float" office:value="188700">
            <text:p>188700</text:p>
          </table:table-cell>
          <table:table-cell office:value-type="float" office:value="121200">
            <text:p>121200</text:p>
          </table:table-cell>
          <table:table-cell office:value-type="float" office:value="150600">
            <text:p>150600</text:p>
          </table:table-cell>
        </table:table-row>
        <table:table-row table:style-name="ro1">
          <table:table-cell office:value-type="string">
            <text:p>2003-12-31</text:p>
          </table:table-cell>
          <table:table-cell office:value-type="float" office:value="520600">
            <text:p>520600</text:p>
          </table:table-cell>
          <table:table-cell office:value-type="float" office:value="338700">
            <text:p>338700</text:p>
          </table:table-cell>
          <table:table-cell office:value-type="float" office:value="246600">
            <text:p>246600</text:p>
          </table:table-cell>
          <table:table-cell office:value-type="float" office:value="190800">
            <text:p>190800</text:p>
          </table:table-cell>
          <table:table-cell office:value-type="float" office:value="121300">
            <text:p>121300</text:p>
          </table:table-cell>
          <table:table-cell office:value-type="float" office:value="151300">
            <text:p>151300</text:p>
          </table:table-cell>
        </table:table-row>
        <table:table-row table:style-name="ro1">
          <table:table-cell office:value-type="string">
            <text:p>2004-01-31</text:p>
          </table:table-cell>
          <table:table-cell office:value-type="float" office:value="527900">
            <text:p>527900</text:p>
          </table:table-cell>
          <table:table-cell office:value-type="float" office:value="341900">
            <text:p>341900</text:p>
          </table:table-cell>
          <table:table-cell office:value-type="float" office:value="248700">
            <text:p>248700</text:p>
          </table:table-cell>
          <table:table-cell office:value-type="float" office:value="191900">
            <text:p>191900</text:p>
          </table:table-cell>
          <table:table-cell office:value-type="float" office:value="123300">
            <text:p>123300</text:p>
          </table:table-cell>
          <table:table-cell office:value-type="float" office:value="151800">
            <text:p>151800</text:p>
          </table:table-cell>
        </table:table-row>
        <table:table-row table:style-name="ro1">
          <table:table-cell office:value-type="string">
            <text:p>2004-02-29</text:p>
          </table:table-cell>
          <table:table-cell office:value-type="float" office:value="533600">
            <text:p>533600</text:p>
          </table:table-cell>
          <table:table-cell office:value-type="float" office:value="344200">
            <text:p>344200</text:p>
          </table:table-cell>
          <table:table-cell office:value-type="float" office:value="250700">
            <text:p>250700</text:p>
          </table:table-cell>
          <table:table-cell office:value-type="float" office:value="192100">
            <text:p>192100</text:p>
          </table:table-cell>
          <table:table-cell office:value-type="float" office:value="125400">
            <text:p>125400</text:p>
          </table:table-cell>
          <table:table-cell office:value-type="float" office:value="152000">
            <text:p>152000</text:p>
          </table:table-cell>
        </table:table-row>
        <table:table-row table:style-name="ro1">
          <table:table-cell office:value-type="string">
            <text:p>2004-03-31</text:p>
          </table:table-cell>
          <table:table-cell office:value-type="float" office:value="539900">
            <text:p>539900</text:p>
          </table:table-cell>
          <table:table-cell office:value-type="float" office:value="346900">
            <text:p>346900</text:p>
          </table:table-cell>
          <table:table-cell office:value-type="float" office:value="253100">
            <text:p>253100</text:p>
          </table:table-cell>
          <table:table-cell office:value-type="float" office:value="193200">
            <text:p>193200</text:p>
          </table:table-cell>
          <table:table-cell office:value-type="float" office:value="128100">
            <text:p>128100</text:p>
          </table:table-cell>
          <table:table-cell office:value-type="float" office:value="152600">
            <text:p>152600</text:p>
          </table:table-cell>
        </table:table-row>
        <table:table-row table:style-name="ro1">
          <table:table-cell office:value-type="string">
            <text:p>2004-04-30</text:p>
          </table:table-cell>
          <table:table-cell office:value-type="float" office:value="548700">
            <text:p>548700</text:p>
          </table:table-cell>
          <table:table-cell office:value-type="float" office:value="350000">
            <text:p>350000</text:p>
          </table:table-cell>
          <table:table-cell office:value-type="float" office:value="255700">
            <text:p>255700</text:p>
          </table:table-cell>
          <table:table-cell office:value-type="float" office:value="195000">
            <text:p>195000</text:p>
          </table:table-cell>
          <table:table-cell office:value-type="float" office:value="128600">
            <text:p>128600</text:p>
          </table:table-cell>
          <table:table-cell office:value-type="float" office:value="153400">
            <text:p>153400</text:p>
          </table:table-cell>
        </table:table-row>
        <table:table-row table:style-name="ro1">
          <table:table-cell office:value-type="string">
            <text:p>2004-05-31</text:p>
          </table:table-cell>
          <table:table-cell office:value-type="float" office:value="558100">
            <text:p>558100</text:p>
          </table:table-cell>
          <table:table-cell office:value-type="float" office:value="352800">
            <text:p>352800</text:p>
          </table:table-cell>
          <table:table-cell office:value-type="float" office:value="257900">
            <text:p>257900</text:p>
          </table:table-cell>
          <table:table-cell office:value-type="float" office:value="196600">
            <text:p>196600</text:p>
          </table:table-cell>
          <table:table-cell office:value-type="float" office:value="128900">
            <text:p>128900</text:p>
          </table:table-cell>
          <table:table-cell office:value-type="float" office:value="154000">
            <text:p>154000</text:p>
          </table:table-cell>
        </table:table-row>
        <table:table-row table:style-name="ro1">
          <table:table-cell office:value-type="string">
            <text:p>2004-06-30</text:p>
          </table:table-cell>
          <table:table-cell office:value-type="float" office:value="569100">
            <text:p>569100</text:p>
          </table:table-cell>
          <table:table-cell office:value-type="float" office:value="354600">
            <text:p>354600</text:p>
          </table:table-cell>
          <table:table-cell office:value-type="float" office:value="260100">
            <text:p>260100</text:p>
          </table:table-cell>
          <table:table-cell office:value-type="float" office:value="198400">
            <text:p>198400</text:p>
          </table:table-cell>
          <table:table-cell office:value-type="float" office:value="128600">
            <text:p>128600</text:p>
          </table:table-cell>
          <table:table-cell office:value-type="float" office:value="154600">
            <text:p>154600</text:p>
          </table:table-cell>
        </table:table-row>
        <table:table-row table:style-name="ro1">
          <table:table-cell office:value-type="string">
            <text:p>2004-07-31</text:p>
          </table:table-cell>
          <table:table-cell office:value-type="float" office:value="580000">
            <text:p>580000</text:p>
          </table:table-cell>
          <table:table-cell office:value-type="float" office:value="356000">
            <text:p>356000</text:p>
          </table:table-cell>
          <table:table-cell office:value-type="float" office:value="262600">
            <text:p>262600</text:p>
          </table:table-cell>
          <table:table-cell office:value-type="float" office:value="200900">
            <text:p>200900</text:p>
          </table:table-cell>
          <table:table-cell office:value-type="float" office:value="128700">
            <text:p>128700</text:p>
          </table:table-cell>
          <table:table-cell office:value-type="float" office:value="155200">
            <text:p>155200</text:p>
          </table:table-cell>
        </table:table-row>
        <table:table-row table:style-name="ro1">
          <table:table-cell office:value-type="string">
            <text:p>2004-08-31</text:p>
          </table:table-cell>
          <table:table-cell office:value-type="float" office:value="589600">
            <text:p>589600</text:p>
          </table:table-cell>
          <table:table-cell office:value-type="float" office:value="357800">
            <text:p>357800</text:p>
          </table:table-cell>
          <table:table-cell office:value-type="float" office:value="264800">
            <text:p>264800</text:p>
          </table:table-cell>
          <table:table-cell office:value-type="float" office:value="203700">
            <text:p>203700</text:p>
          </table:table-cell>
          <table:table-cell office:value-type="float" office:value="129200">
            <text:p>129200</text:p>
          </table:table-cell>
          <table:table-cell office:value-type="float" office:value="155700">
            <text:p>155700</text:p>
          </table:table-cell>
        </table:table-row>
        <table:table-row table:style-name="ro1">
          <table:table-cell office:value-type="string">
            <text:p>2004-09-30</text:p>
          </table:table-cell>
          <table:table-cell office:value-type="float" office:value="598700">
            <text:p>598700</text:p>
          </table:table-cell>
          <table:table-cell office:value-type="float" office:value="360700">
            <text:p>360700</text:p>
          </table:table-cell>
          <table:table-cell office:value-type="float" office:value="267200">
            <text:p>267200</text:p>
          </table:table-cell>
          <table:table-cell office:value-type="float" office:value="206100">
            <text:p>206100</text:p>
          </table:table-cell>
          <table:table-cell office:value-type="float" office:value="129700">
            <text:p>129700</text:p>
          </table:table-cell>
          <table:table-cell office:value-type="float" office:value="155900">
            <text:p>155900</text:p>
          </table:table-cell>
        </table:table-row>
        <table:table-row table:style-name="ro1">
          <table:table-cell office:value-type="string">
            <text:p>2004-10-31</text:p>
          </table:table-cell>
          <table:table-cell office:value-type="float" office:value="610500">
            <text:p>610500</text:p>
          </table:table-cell>
          <table:table-cell office:value-type="float" office:value="363600">
            <text:p>363600</text:p>
          </table:table-cell>
          <table:table-cell office:value-type="float" office:value="270600">
            <text:p>270600</text:p>
          </table:table-cell>
          <table:table-cell office:value-type="float" office:value="208000">
            <text:p>208000</text:p>
          </table:table-cell>
          <table:table-cell office:value-type="float" office:value="129900">
            <text:p>129900</text:p>
          </table:table-cell>
          <table:table-cell office:value-type="float" office:value="156500">
            <text:p>156500</text:p>
          </table:table-cell>
        </table:table-row>
        <table:table-row table:style-name="ro1">
          <table:table-cell office:value-type="string">
            <text:p>2004-11-30</text:p>
          </table:table-cell>
          <table:table-cell office:value-type="float" office:value="625600">
            <text:p>625600</text:p>
          </table:table-cell>
          <table:table-cell office:value-type="float" office:value="366500">
            <text:p>366500</text:p>
          </table:table-cell>
          <table:table-cell office:value-type="float" office:value="274400">
            <text:p>274400</text:p>
          </table:table-cell>
          <table:table-cell office:value-type="float" office:value="210100">
            <text:p>210100</text:p>
          </table:table-cell>
          <table:table-cell office:value-type="float" office:value="130000">
            <text:p>130000</text:p>
          </table:table-cell>
          <table:table-cell office:value-type="float" office:value="157700">
            <text:p>157700</text:p>
          </table:table-cell>
        </table:table-row>
        <table:table-row table:style-name="ro1">
          <table:table-cell office:value-type="string">
            <text:p>2004-12-31</text:p>
          </table:table-cell>
          <table:table-cell office:value-type="float" office:value="640200">
            <text:p>640200</text:p>
          </table:table-cell>
          <table:table-cell office:value-type="float" office:value="370300">
            <text:p>370300</text:p>
          </table:table-cell>
          <table:table-cell office:value-type="float" office:value="278100">
            <text:p>278100</text:p>
          </table:table-cell>
          <table:table-cell office:value-type="float" office:value="213100">
            <text:p>213100</text:p>
          </table:table-cell>
          <table:table-cell office:value-type="float" office:value="130200">
            <text:p>130200</text:p>
          </table:table-cell>
          <table:table-cell office:value-type="float" office:value="159000">
            <text:p>159000</text:p>
          </table:table-cell>
        </table:table-row>
        <table:table-row table:style-name="ro1">
          <table:table-cell office:value-type="string">
            <text:p>2005-01-31</text:p>
          </table:table-cell>
          <table:table-cell office:value-type="float" office:value="651400">
            <text:p>651400</text:p>
          </table:table-cell>
          <table:table-cell office:value-type="float" office:value="374100">
            <text:p>374100</text:p>
          </table:table-cell>
          <table:table-cell office:value-type="float" office:value="281300">
            <text:p>281300</text:p>
          </table:table-cell>
          <table:table-cell office:value-type="float" office:value="216000">
            <text:p>216000</text:p>
          </table:table-cell>
          <table:table-cell office:value-type="float" office:value="131200">
            <text:p>131200</text:p>
          </table:table-cell>
          <table:table-cell office:value-type="float" office:value="160200">
            <text:p>160200</text:p>
          </table:table-cell>
        </table:table-row>
        <table:table-row table:style-name="ro1">
          <table:table-cell office:value-type="string">
            <text:p>2005-02-28</text:p>
          </table:table-cell>
          <table:table-cell office:value-type="float" office:value="660300">
            <text:p>660300</text:p>
          </table:table-cell>
          <table:table-cell office:value-type="float" office:value="375900">
            <text:p>375900</text:p>
          </table:table-cell>
          <table:table-cell office:value-type="float" office:value="284700">
            <text:p>284700</text:p>
          </table:table-cell>
          <table:table-cell office:value-type="float" office:value="218000">
            <text:p>218000</text:p>
          </table:table-cell>
          <table:table-cell office:value-type="float" office:value="132000">
            <text:p>132000</text:p>
          </table:table-cell>
          <table:table-cell office:value-type="float" office:value="161100">
            <text:p>161100</text:p>
          </table:table-cell>
        </table:table-row>
        <table:table-row table:style-name="ro1">
          <table:table-cell office:value-type="string">
            <text:p>2005-03-31</text:p>
          </table:table-cell>
          <table:table-cell office:value-type="float" office:value="670500">
            <text:p>670500</text:p>
          </table:table-cell>
          <table:table-cell office:value-type="float" office:value="376600">
            <text:p>376600</text:p>
          </table:table-cell>
          <table:table-cell office:value-type="float" office:value="289000">
            <text:p>289000</text:p>
          </table:table-cell>
          <table:table-cell office:value-type="float" office:value="219800">
            <text:p>219800</text:p>
          </table:table-cell>
          <table:table-cell office:value-type="float" office:value="132800">
            <text:p>132800</text:p>
          </table:table-cell>
          <table:table-cell office:value-type="float" office:value="161600">
            <text:p>161600</text:p>
          </table:table-cell>
        </table:table-row>
        <table:table-row table:style-name="ro1">
          <table:table-cell office:value-type="string">
            <text:p>2005-04-30</text:p>
          </table:table-cell>
          <table:table-cell office:value-type="float" office:value="679800">
            <text:p>679800</text:p>
          </table:table-cell>
          <table:table-cell office:value-type="float" office:value="377400">
            <text:p>377400</text:p>
          </table:table-cell>
          <table:table-cell office:value-type="float" office:value="293500">
            <text:p>293500</text:p>
          </table:table-cell>
          <table:table-cell office:value-type="float" office:value="223700">
            <text:p>223700</text:p>
          </table:table-cell>
          <table:table-cell office:value-type="float" office:value="132800">
            <text:p>132800</text:p>
          </table:table-cell>
          <table:table-cell office:value-type="float" office:value="161900">
            <text:p>161900</text:p>
          </table:table-cell>
        </table:table-row>
        <table:table-row table:style-name="ro1">
          <table:table-cell office:value-type="string">
            <text:p>2005-05-31</text:p>
          </table:table-cell>
          <table:table-cell office:value-type="float" office:value="687100">
            <text:p>687100</text:p>
          </table:table-cell>
          <table:table-cell office:value-type="float" office:value="378100">
            <text:p>378100</text:p>
          </table:table-cell>
          <table:table-cell office:value-type="float" office:value="297500">
            <text:p>297500</text:p>
          </table:table-cell>
          <table:table-cell office:value-type="float" office:value="228500">
            <text:p>228500</text:p>
          </table:table-cell>
          <table:table-cell office:value-type="float" office:value="132800">
            <text:p>132800</text:p>
          </table:table-cell>
          <table:table-cell office:value-type="float" office:value="162000">
            <text:p>162000</text:p>
          </table:table-cell>
        </table:table-row>
        <table:table-row table:style-name="ro1">
          <table:table-cell office:value-type="string">
            <text:p>2005-06-30</text:p>
          </table:table-cell>
          <table:table-cell office:value-type="float" office:value="692700">
            <text:p>692700</text:p>
          </table:table-cell>
          <table:table-cell office:value-type="float" office:value="378900">
            <text:p>378900</text:p>
          </table:table-cell>
          <table:table-cell office:value-type="float" office:value="302300">
            <text:p>302300</text:p>
          </table:table-cell>
          <table:table-cell office:value-type="float" office:value="233300">
            <text:p>233300</text:p>
          </table:table-cell>
          <table:table-cell office:value-type="float" office:value="132800">
            <text:p>132800</text:p>
          </table:table-cell>
          <table:table-cell office:value-type="float" office:value="162400">
            <text:p>162400</text:p>
          </table:table-cell>
        </table:table-row>
        <table:table-row table:style-name="ro1">
          <table:table-cell office:value-type="string">
            <text:p>2005-07-31</text:p>
          </table:table-cell>
          <table:table-cell office:value-type="float" office:value="698200">
            <text:p>698200</text:p>
          </table:table-cell>
          <table:table-cell office:value-type="float" office:value="379600">
            <text:p>379600</text:p>
          </table:table-cell>
          <table:table-cell office:value-type="float" office:value="307900">
            <text:p>307900</text:p>
          </table:table-cell>
          <table:table-cell office:value-type="float" office:value="238800">
            <text:p>238800</text:p>
          </table:table-cell>
          <table:table-cell office:value-type="float" office:value="133000">
            <text:p>133000</text:p>
          </table:table-cell>
          <table:table-cell office:value-type="float" office:value="163100">
            <text:p>163100</text:p>
          </table:table-cell>
        </table:table-row>
        <table:table-row table:style-name="ro1">
          <table:table-cell office:value-type="string">
            <text:p>2005-08-31</text:p>
          </table:table-cell>
          <table:table-cell office:value-type="float" office:value="703300">
            <text:p>703300</text:p>
          </table:table-cell>
          <table:table-cell office:value-type="float" office:value="379400">
            <text:p>379400</text:p>
          </table:table-cell>
          <table:table-cell office:value-type="float" office:value="313500">
            <text:p>313500</text:p>
          </table:table-cell>
          <table:table-cell office:value-type="float" office:value="245700">
            <text:p>245700</text:p>
          </table:table-cell>
          <table:table-cell office:value-type="float" office:value="133300">
            <text:p>1333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5-09-30</text:p>
          </table:table-cell>
          <table:table-cell office:value-type="float" office:value="707200">
            <text:p>707200</text:p>
          </table:table-cell>
          <table:table-cell office:value-type="float" office:value="378600">
            <text:p>378600</text:p>
          </table:table-cell>
          <table:table-cell office:value-type="float" office:value="318900">
            <text:p>318900</text:p>
          </table:table-cell>
          <table:table-cell office:value-type="float" office:value="251600">
            <text:p>251600</text:p>
          </table:table-cell>
          <table:table-cell office:value-type="float" office:value="133300">
            <text:p>133300</text:p>
          </table:table-cell>
          <table:table-cell office:value-type="float" office:value="165200">
            <text:p>165200</text:p>
          </table:table-cell>
        </table:table-row>
        <table:table-row table:style-name="ro1">
          <table:table-cell office:value-type="string">
            <text:p>2005-10-31</text:p>
          </table:table-cell>
          <table:table-cell office:value-type="float" office:value="707500">
            <text:p>707500</text:p>
          </table:table-cell>
          <table:table-cell office:value-type="float" office:value="378800">
            <text:p>378800</text:p>
          </table:table-cell>
          <table:table-cell office:value-type="float" office:value="323800">
            <text:p>323800</text:p>
          </table:table-cell>
          <table:table-cell office:value-type="float" office:value="256600">
            <text:p>256600</text:p>
          </table:table-cell>
          <table:table-cell office:value-type="float" office:value="133700">
            <text:p>133700</text:p>
          </table:table-cell>
          <table:table-cell office:value-type="float" office:value="166200">
            <text:p>166200</text:p>
          </table:table-cell>
        </table:table-row>
        <table:table-row table:style-name="ro1">
          <table:table-cell office:value-type="string">
            <text:p>2005-11-30</text:p>
          </table:table-cell>
          <table:table-cell office:value-type="float" office:value="707700">
            <text:p>707700</text:p>
          </table:table-cell>
          <table:table-cell office:value-type="float" office:value="378700">
            <text:p>378700</text:p>
          </table:table-cell>
          <table:table-cell office:value-type="float" office:value="328700">
            <text:p>328700</text:p>
          </table:table-cell>
          <table:table-cell office:value-type="float" office:value="260000">
            <text:p>260000</text:p>
          </table:table-cell>
          <table:table-cell office:value-type="float" office:value="134100">
            <text:p>134100</text:p>
          </table:table-cell>
          <table:table-cell office:value-type="float" office:value="167100">
            <text:p>167100</text:p>
          </table:table-cell>
        </table:table-row>
        <table:table-row table:style-name="ro1">
          <table:table-cell office:value-type="string">
            <text:p>2005-12-31</text:p>
          </table:table-cell>
          <table:table-cell office:value-type="float" office:value="708000">
            <text:p>708000</text:p>
          </table:table-cell>
          <table:table-cell office:value-type="float" office:value="377600">
            <text:p>377600</text:p>
          </table:table-cell>
          <table:table-cell office:value-type="float" office:value="333600">
            <text:p>333600</text:p>
          </table:table-cell>
          <table:table-cell office:value-type="float" office:value="263200">
            <text:p>263200</text:p>
          </table:table-cell>
          <table:table-cell office:value-type="float" office:value="135000">
            <text:p>135000</text:p>
          </table:table-cell>
          <table:table-cell office:value-type="float" office:value="168300">
            <text:p>168300</text:p>
          </table:table-cell>
        </table:table-row>
        <table:table-row table:style-name="ro1">
          <table:table-cell office:value-type="string">
            <text:p>2006-01-31</text:p>
          </table:table-cell>
          <table:table-cell office:value-type="float" office:value="708100">
            <text:p>708100</text:p>
          </table:table-cell>
          <table:table-cell office:value-type="float" office:value="376300">
            <text:p>376300</text:p>
          </table:table-cell>
          <table:table-cell office:value-type="float" office:value="337800">
            <text:p>337800</text:p>
          </table:table-cell>
          <table:table-cell office:value-type="float" office:value="267200">
            <text:p>267200</text:p>
          </table:table-cell>
          <table:table-cell office:value-type="float" office:value="136000">
            <text:p>136000</text:p>
          </table:table-cell>
          <table:table-cell office:value-type="float" office:value="170200">
            <text:p>170200</text:p>
          </table:table-cell>
        </table:table-row>
        <table:table-row table:style-name="ro1">
          <table:table-cell office:value-type="string">
            <text:p>2006-02-28</text:p>
          </table:table-cell>
          <table:table-cell office:value-type="float" office:value="706600">
            <text:p>706600</text:p>
          </table:table-cell>
          <table:table-cell office:value-type="float" office:value="376300">
            <text:p>376300</text:p>
          </table:table-cell>
          <table:table-cell office:value-type="float" office:value="341800">
            <text:p>341800</text:p>
          </table:table-cell>
          <table:table-cell office:value-type="float" office:value="271900">
            <text:p>271900</text:p>
          </table:table-cell>
          <table:table-cell office:value-type="float" office:value="137300">
            <text:p>137300</text:p>
          </table:table-cell>
          <table:table-cell office:value-type="float" office:value="172000">
            <text:p>172000</text:p>
          </table:table-cell>
        </table:table-row>
        <table:table-row table:style-name="ro1">
          <table:table-cell office:value-type="string">
            <text:p>2006-03-31</text:p>
          </table:table-cell>
          <table:table-cell office:value-type="float" office:value="703400">
            <text:p>703400</text:p>
          </table:table-cell>
          <table:table-cell office:value-type="float" office:value="376400">
            <text:p>376400</text:p>
          </table:table-cell>
          <table:table-cell office:value-type="float" office:value="346400">
            <text:p>346400</text:p>
          </table:table-cell>
          <table:table-cell office:value-type="float" office:value="275800">
            <text:p>275800</text:p>
          </table:table-cell>
          <table:table-cell office:value-type="float" office:value="138200">
            <text:p>138200</text:p>
          </table:table-cell>
          <table:table-cell office:value-type="float" office:value="172500">
            <text:p>172500</text:p>
          </table:table-cell>
        </table:table-row>
        <table:table-row table:style-name="ro1">
          <table:table-cell office:value-type="string">
            <text:p>2006-04-30</text:p>
          </table:table-cell>
          <table:table-cell office:value-type="float" office:value="699400">
            <text:p>699400</text:p>
          </table:table-cell>
          <table:table-cell office:value-type="float" office:value="374800">
            <text:p>374800</text:p>
          </table:table-cell>
          <table:table-cell office:value-type="float" office:value="350500">
            <text:p>350500</text:p>
          </table:table-cell>
          <table:table-cell office:value-type="float" office:value="279300">
            <text:p>279300</text:p>
          </table:table-cell>
          <table:table-cell office:value-type="float" office:value="138600">
            <text:p>138600</text:p>
          </table:table-cell>
          <table:table-cell office:value-type="float" office:value="172700">
            <text:p>172700</text:p>
          </table:table-cell>
        </table:table-row>
        <table:table-row table:style-name="ro1">
          <table:table-cell office:value-type="string">
            <text:p>2006-05-31</text:p>
          </table:table-cell>
          <table:table-cell office:value-type="float" office:value="697200">
            <text:p>697200</text:p>
          </table:table-cell>
          <table:table-cell office:value-type="float" office:value="371500">
            <text:p>371500</text:p>
          </table:table-cell>
          <table:table-cell office:value-type="float" office:value="353900">
            <text:p>353900</text:p>
          </table:table-cell>
          <table:table-cell office:value-type="float" office:value="283100">
            <text:p>283100</text:p>
          </table:table-cell>
          <table:table-cell office:value-type="float" office:value="138700">
            <text:p>138700</text:p>
          </table:table-cell>
          <table:table-cell office:value-type="float" office:value="173200">
            <text:p>173200</text:p>
          </table:table-cell>
        </table:table-row>
        <table:table-row table:style-name="ro1">
          <table:table-cell office:value-type="string">
            <text:p>2006-06-30</text:p>
          </table:table-cell>
          <table:table-cell office:value-type="float" office:value="692600">
            <text:p>692600</text:p>
          </table:table-cell>
          <table:table-cell office:value-type="float" office:value="367700">
            <text:p>367700</text:p>
          </table:table-cell>
          <table:table-cell office:value-type="float" office:value="357100">
            <text:p>357100</text:p>
          </table:table-cell>
          <table:table-cell office:value-type="float" office:value="285700">
            <text:p>285700</text:p>
          </table:table-cell>
          <table:table-cell office:value-type="float" office:value="138900">
            <text:p>138900</text:p>
          </table:table-cell>
          <table:table-cell office:value-type="float" office:value="173400">
            <text:p>173400</text:p>
          </table:table-cell>
        </table:table-row>
        <table:table-row table:style-name="ro1">
          <table:table-cell office:value-type="string">
            <text:p>2006-07-31</text:p>
          </table:table-cell>
          <table:table-cell office:value-type="float" office:value="686400">
            <text:p>686400</text:p>
          </table:table-cell>
          <table:table-cell office:value-type="float" office:value="364400">
            <text:p>364400</text:p>
          </table:table-cell>
          <table:table-cell office:value-type="float" office:value="360200">
            <text:p>360200</text:p>
          </table:table-cell>
          <table:table-cell office:value-type="float" office:value="286300">
            <text:p>286300</text:p>
          </table:table-cell>
          <table:table-cell office:value-type="float" office:value="139200">
            <text:p>1392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6-08-31</text:p>
          </table:table-cell>
          <table:table-cell office:value-type="float" office:value="680700">
            <text:p>680700</text:p>
          </table:table-cell>
          <table:table-cell office:value-type="float" office:value="362400">
            <text:p>362400</text:p>
          </table:table-cell>
          <table:table-cell office:value-type="float" office:value="363400">
            <text:p>363400</text:p>
          </table:table-cell>
          <table:table-cell office:value-type="float" office:value="286800">
            <text:p>286800</text:p>
          </table:table-cell>
          <table:table-cell office:value-type="float" office:value="139400">
            <text:p>1394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6-09-30</text:p>
          </table:table-cell>
          <table:table-cell office:value-type="float" office:value="676000">
            <text:p>676000</text:p>
          </table:table-cell>
          <table:table-cell office:value-type="float" office:value="360800">
            <text:p>360800</text:p>
          </table:table-cell>
          <table:table-cell office:value-type="float" office:value="365900">
            <text:p>365900</text:p>
          </table:table-cell>
          <table:table-cell office:value-type="float" office:value="288500">
            <text:p>288500</text:p>
          </table:table-cell>
          <table:table-cell office:value-type="float" office:value="139600">
            <text:p>139600</text:p>
          </table:table-cell>
          <table:table-cell office:value-type="float" office:value="174600">
            <text:p>174600</text:p>
          </table:table-cell>
        </table:table-row>
        <table:table-row table:style-name="ro1">
          <table:table-cell office:value-type="string">
            <text:p>2006-10-31</text:p>
          </table:table-cell>
          <table:table-cell office:value-type="float" office:value="672200">
            <text:p>672200</text:p>
          </table:table-cell>
          <table:table-cell office:value-type="float" office:value="358700">
            <text:p>358700</text:p>
          </table:table-cell>
          <table:table-cell office:value-type="float" office:value="367800">
            <text:p>367800</text:p>
          </table:table-cell>
          <table:table-cell office:value-type="float" office:value="289000">
            <text:p>289000</text:p>
          </table:table-cell>
          <table:table-cell office:value-type="float" office:value="140000">
            <text:p>140000</text:p>
          </table:table-cell>
          <table:table-cell office:value-type="float" office:value="174800">
            <text:p>174800</text:p>
          </table:table-cell>
        </table:table-row>
        <table:table-row table:style-name="ro1">
          <table:table-cell office:value-type="string">
            <text:p>2006-11-30</text:p>
          </table:table-cell>
          <table:table-cell office:value-type="float" office:value="670200">
            <text:p>670200</text:p>
          </table:table-cell>
          <table:table-cell office:value-type="float" office:value="357000">
            <text:p>357000</text:p>
          </table:table-cell>
          <table:table-cell office:value-type="float" office:value="369200">
            <text:p>369200</text:p>
          </table:table-cell>
          <table:table-cell office:value-type="float" office:value="288300">
            <text:p>288300</text:p>
          </table:table-cell>
          <table:table-cell office:value-type="float" office:value="140500">
            <text:p>140500</text:p>
          </table:table-cell>
          <table:table-cell office:value-type="float" office:value="174900">
            <text:p>174900</text:p>
          </table:table-cell>
        </table:table-row>
        <table:table-row table:style-name="ro1">
          <table:table-cell office:value-type="string">
            <text:p>2006-12-31</text:p>
          </table:table-cell>
          <table:table-cell office:value-type="float" office:value="671800">
            <text:p>671800</text:p>
          </table:table-cell>
          <table:table-cell office:value-type="float" office:value="357000">
            <text:p>357000</text:p>
          </table:table-cell>
          <table:table-cell office:value-type="float" office:value="370900">
            <text:p>370900</text:p>
          </table:table-cell>
          <table:table-cell office:value-type="float" office:value="288900">
            <text:p>288900</text:p>
          </table:table-cell>
          <table:table-cell office:value-type="float" office:value="141000">
            <text:p>1410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7-01-31</text:p>
          </table:table-cell>
          <table:table-cell office:value-type="float" office:value="676000">
            <text:p>676000</text:p>
          </table:table-cell>
          <table:table-cell office:value-type="float" office:value="358000">
            <text:p>358000</text:p>
          </table:table-cell>
          <table:table-cell office:value-type="float" office:value="373700">
            <text:p>373700</text:p>
          </table:table-cell>
          <table:table-cell office:value-type="float" office:value="290400">
            <text:p>290400</text:p>
          </table:table-cell>
          <table:table-cell office:value-type="float" office:value="141500">
            <text:p>1415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2-28</text:p>
          </table:table-cell>
          <table:table-cell office:value-type="float" office:value="678000">
            <text:p>678000</text:p>
          </table:table-cell>
          <table:table-cell office:value-type="float" office:value="358600">
            <text:p>358600</text:p>
          </table:table-cell>
          <table:table-cell office:value-type="float" office:value="376300">
            <text:p>376300</text:p>
          </table:table-cell>
          <table:table-cell office:value-type="float" office:value="291400">
            <text:p>291400</text:p>
          </table:table-cell>
          <table:table-cell office:value-type="float" office:value="141700">
            <text:p>141700</text:p>
          </table:table-cell>
          <table:table-cell office:value-type="float" office:value="173900">
            <text:p>173900</text:p>
          </table:table-cell>
        </table:table-row>
        <table:table-row table:style-name="ro1">
          <table:table-cell office:value-type="string">
            <text:p>2007-03-31</text:p>
          </table:table-cell>
          <table:table-cell office:value-type="float" office:value="677900">
            <text:p>677900</text:p>
          </table:table-cell>
          <table:table-cell office:value-type="float" office:value="357800">
            <text:p>357800</text:p>
          </table:table-cell>
          <table:table-cell office:value-type="float" office:value="377400">
            <text:p>377400</text:p>
          </table:table-cell>
          <table:table-cell office:value-type="float" office:value="292200">
            <text:p>292200</text:p>
          </table:table-cell>
          <table:table-cell office:value-type="float" office:value="141600">
            <text:p>141600</text:p>
          </table:table-cell>
          <table:table-cell office:value-type="float" office:value="175600">
            <text:p>175600</text:p>
          </table:table-cell>
        </table:table-row>
        <table:table-row table:style-name="ro1">
          <table:table-cell office:value-type="string">
            <text:p>2007-04-30</text:p>
          </table:table-cell>
          <table:table-cell office:value-type="float" office:value="677800">
            <text:p>677800</text:p>
          </table:table-cell>
          <table:table-cell office:value-type="float" office:value="356200">
            <text:p>356200</text:p>
          </table:table-cell>
          <table:table-cell office:value-type="float" office:value="378200">
            <text:p>378200</text:p>
          </table:table-cell>
          <table:table-cell office:value-type="float" office:value="292600">
            <text:p>292600</text:p>
          </table:table-cell>
          <table:table-cell office:value-type="float" office:value="141700">
            <text:p>141700</text:p>
          </table:table-cell>
          <table:table-cell office:value-type="float" office:value="175400">
            <text:p>175400</text:p>
          </table:table-cell>
        </table:table-row>
        <table:table-row table:style-name="ro1">
          <table:table-cell office:value-type="string">
            <text:p>2007-05-31</text:p>
          </table:table-cell>
          <table:table-cell office:value-type="float" office:value="675800">
            <text:p>675800</text:p>
          </table:table-cell>
          <table:table-cell office:value-type="float" office:value="354300">
            <text:p>354300</text:p>
          </table:table-cell>
          <table:table-cell office:value-type="float" office:value="379100">
            <text:p>379100</text:p>
          </table:table-cell>
          <table:table-cell office:value-type="float" office:value="292100">
            <text:p>292100</text:p>
          </table:table-cell>
          <table:table-cell office:value-type="float" office:value="142100">
            <text:p>142100</text:p>
          </table:table-cell>
          <table:table-cell office:value-type="float" office:value="174700">
            <text:p>174700</text:p>
          </table:table-cell>
        </table:table-row>
        <table:table-row table:style-name="ro1">
          <table:table-cell office:value-type="string">
            <text:p>2007-06-30</text:p>
          </table:table-cell>
          <table:table-cell office:value-type="float" office:value="671600">
            <text:p>671600</text:p>
          </table:table-cell>
          <table:table-cell office:value-type="float" office:value="352500">
            <text:p>352500</text:p>
          </table:table-cell>
          <table:table-cell office:value-type="float" office:value="379200">
            <text:p>379200</text:p>
          </table:table-cell>
          <table:table-cell office:value-type="float" office:value="291800">
            <text:p>291800</text:p>
          </table:table-cell>
          <table:table-cell office:value-type="float" office:value="143300">
            <text:p>1433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7-07-31</text:p>
          </table:table-cell>
          <table:table-cell office:value-type="float" office:value="667800">
            <text:p>667800</text:p>
          </table:table-cell>
          <table:table-cell office:value-type="float" office:value="350800">
            <text:p>350800</text:p>
          </table:table-cell>
          <table:table-cell office:value-type="float" office:value="378400">
            <text:p>378400</text:p>
          </table:table-cell>
          <table:table-cell office:value-type="float" office:value="291600">
            <text:p>291600</text:p>
          </table:table-cell>
          <table:table-cell office:value-type="float" office:value="144400">
            <text:p>144400</text:p>
          </table:table-cell>
          <table:table-cell office:value-type="float" office:value="173500">
            <text:p>173500</text:p>
          </table:table-cell>
        </table:table-row>
        <table:table-row table:style-name="ro1">
          <table:table-cell office:value-type="string">
            <text:p>2007-08-31</text:p>
          </table:table-cell>
          <table:table-cell office:value-type="float" office:value="662700">
            <text:p>662700</text:p>
          </table:table-cell>
          <table:table-cell office:value-type="float" office:value="349000">
            <text:p>349000</text:p>
          </table:table-cell>
          <table:table-cell office:value-type="float" office:value="376600">
            <text:p>376600</text:p>
          </table:table-cell>
          <table:table-cell office:value-type="float" office:value="289600">
            <text:p>289600</text:p>
          </table:table-cell>
          <table:table-cell office:value-type="float" office:value="145700">
            <text:p>1457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9-30</text:p>
          </table:table-cell>
          <table:table-cell office:value-type="float" office:value="656800">
            <text:p>656800</text:p>
          </table:table-cell>
          <table:table-cell office:value-type="float" office:value="346800">
            <text:p>346800</text:p>
          </table:table-cell>
          <table:table-cell office:value-type="float" office:value="373800">
            <text:p>373800</text:p>
          </table:table-cell>
          <table:table-cell office:value-type="float" office:value="288400">
            <text:p>288400</text:p>
          </table:table-cell>
          <table:table-cell office:value-type="float" office:value="146300">
            <text:p>146300</text:p>
          </table:table-cell>
          <table:table-cell office:value-type="float" office:value="171400">
            <text:p>171400</text:p>
          </table:table-cell>
        </table:table-row>
        <table:table-row table:style-name="ro1">
          <table:table-cell office:value-type="string">
            <text:p>2007-10-31</text:p>
          </table:table-cell>
          <table:table-cell office:value-type="float" office:value="648900">
            <text:p>648900</text:p>
          </table:table-cell>
          <table:table-cell office:value-type="float" office:value="345300">
            <text:p>345300</text:p>
          </table:table-cell>
          <table:table-cell office:value-type="float" office:value="370800">
            <text:p>370800</text:p>
          </table:table-cell>
          <table:table-cell office:value-type="float" office:value="287000">
            <text:p>287000</text:p>
          </table:table-cell>
          <table:table-cell office:value-type="float" office:value="147200">
            <text:p>147200</text:p>
          </table:table-cell>
          <table:table-cell office:value-type="float" office:value="170400">
            <text:p>170400</text:p>
          </table:table-cell>
        </table:table-row>
        <table:table-row table:style-name="ro1">
          <table:table-cell office:value-type="string">
            <text:p>2007-11-30</text:p>
          </table:table-cell>
          <table:table-cell office:value-type="float" office:value="638400">
            <text:p>638400</text:p>
          </table:table-cell>
          <table:table-cell office:value-type="float" office:value="343700">
            <text:p>343700</text:p>
          </table:table-cell>
          <table:table-cell office:value-type="float" office:value="367500">
            <text:p>367500</text:p>
          </table:table-cell>
          <table:table-cell office:value-type="float" office:value="285600">
            <text:p>285600</text:p>
          </table:table-cell>
          <table:table-cell office:value-type="float" office:value="147300">
            <text:p>147300</text:p>
          </table:table-cell>
          <table:table-cell office:value-type="float" office:value="169500">
            <text:p>169500</text:p>
          </table:table-cell>
        </table:table-row>
        <table:table-row table:style-name="ro1">
          <table:table-cell office:value-type="string">
            <text:p>2007-12-31</text:p>
          </table:table-cell>
          <table:table-cell office:value-type="float" office:value="628600">
            <text:p>628600</text:p>
          </table:table-cell>
          <table:table-cell office:value-type="float" office:value="341700">
            <text:p>341700</text:p>
          </table:table-cell>
          <table:table-cell office:value-type="float" office:value="366400">
            <text:p>366400</text:p>
          </table:table-cell>
          <table:table-cell office:value-type="float" office:value="284500">
            <text:p>284500</text:p>
          </table:table-cell>
          <table:table-cell office:value-type="float" office:value="147000">
            <text:p>147000</text:p>
          </table:table-cell>
          <table:table-cell office:value-type="float" office:value="170800">
            <text:p>170800</text:p>
          </table:table-cell>
        </table:table-row>
        <table:table-row table:style-name="ro1">
          <table:table-cell office:value-type="string">
            <text:p>2008-01-31</text:p>
          </table:table-cell>
          <table:table-cell office:value-type="float" office:value="622600">
            <text:p>622600</text:p>
          </table:table-cell>
          <table:table-cell office:value-type="float" office:value="338500">
            <text:p>338500</text:p>
          </table:table-cell>
          <table:table-cell office:value-type="float" office:value="365200">
            <text:p>365200</text:p>
          </table:table-cell>
          <table:table-cell office:value-type="float" office:value="284100">
            <text:p>284100</text:p>
          </table:table-cell>
          <table:table-cell office:value-type="float" office:value="143400">
            <text:p>143400</text:p>
          </table:table-cell>
          <table:table-cell office:value-type="float" office:value="170600">
            <text:p>170600</text:p>
          </table:table-cell>
        </table:table-row>
        <table:table-row table:style-name="ro1">
          <table:table-cell office:value-type="string">
            <text:p>2008-02-29</text:p>
          </table:table-cell>
          <table:table-cell office:value-type="float" office:value="615800">
            <text:p>615800</text:p>
          </table:table-cell>
          <table:table-cell office:value-type="float" office:value="336000">
            <text:p>336000</text:p>
          </table:table-cell>
          <table:table-cell office:value-type="float" office:value="362200">
            <text:p>362200</text:p>
          </table:table-cell>
          <table:table-cell office:value-type="float" office:value="282100">
            <text:p>282100</text:p>
          </table:table-cell>
          <table:table-cell office:value-type="float" office:value="139400">
            <text:p>139400</text:p>
          </table:table-cell>
          <table:table-cell office:value-type="float" office:value="168200">
            <text:p>168200</text:p>
          </table:table-cell>
        </table:table-row>
        <table:table-row table:style-name="ro1">
          <table:table-cell office:value-type="string">
            <text:p>2008-03-31</text:p>
          </table:table-cell>
          <table:table-cell office:value-type="float" office:value="605200">
            <text:p>605200</text:p>
          </table:table-cell>
          <table:table-cell office:value-type="float" office:value="334500">
            <text:p>334500</text:p>
          </table:table-cell>
          <table:table-cell office:value-type="float" office:value="358300">
            <text:p>358300</text:p>
          </table:table-cell>
          <table:table-cell office:value-type="float" office:value="279700">
            <text:p>279700</text:p>
          </table:table-cell>
          <table:table-cell office:value-type="float" office:value="136100">
            <text:p>136100</text:p>
          </table:table-cell>
          <table:table-cell office:value-type="float" office:value="166300">
            <text:p>166300</text:p>
          </table:table-cell>
        </table:table-row>
        <table:table-row table:style-name="ro1">
          <table:table-cell office:value-type="string">
            <text:p>2008-04-30</text:p>
          </table:table-cell>
          <table:table-cell office:value-type="float" office:value="594100">
            <text:p>594100</text:p>
          </table:table-cell>
          <table:table-cell office:value-type="float" office:value="333000">
            <text:p>333000</text:p>
          </table:table-cell>
          <table:table-cell office:value-type="float" office:value="355000">
            <text:p>355000</text:p>
          </table:table-cell>
          <table:table-cell office:value-type="float" office:value="277400">
            <text:p>277400</text:p>
          </table:table-cell>
          <table:table-cell office:value-type="float" office:value="135700">
            <text:p>135700</text:p>
          </table:table-cell>
          <table:table-cell office:value-type="float" office:value="166100">
            <text:p>166100</text:p>
          </table:table-cell>
        </table:table-row>
        <table:table-row table:style-name="ro1">
          <table:table-cell office:value-type="string">
            <text:p>2008-05-31</text:p>
          </table:table-cell>
          <table:table-cell office:value-type="float" office:value="582500">
            <text:p>582500</text:p>
          </table:table-cell>
          <table:table-cell office:value-type="float" office:value="331300">
            <text:p>331300</text:p>
          </table:table-cell>
          <table:table-cell office:value-type="float" office:value="351500">
            <text:p>351500</text:p>
          </table:table-cell>
          <table:table-cell office:value-type="float" office:value="275600">
            <text:p>275600</text:p>
          </table:table-cell>
          <table:table-cell office:value-type="float" office:value="136100">
            <text:p>1361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8-06-30</text:p>
          </table:table-cell>
          <table:table-cell office:value-type="float" office:value="572400">
            <text:p>572400</text:p>
          </table:table-cell>
          <table:table-cell office:value-type="float" office:value="330200">
            <text:p>330200</text:p>
          </table:table-cell>
          <table:table-cell office:value-type="float" office:value="347500">
            <text:p>347500</text:p>
          </table:table-cell>
          <table:table-cell office:value-type="float" office:value="273700">
            <text:p>273700</text:p>
          </table:table-cell>
          <table:table-cell office:value-type="float" office:value="136000">
            <text:p>136000</text:p>
          </table:table-cell>
          <table:table-cell office:value-type="float" office:value="162800">
            <text:p>162800</text:p>
          </table:table-cell>
        </table:table-row>
        <table:table-row table:style-name="ro1">
          <table:table-cell office:value-type="string">
            <text:p>2008-07-31</text:p>
          </table:table-cell>
          <table:table-cell office:value-type="float" office:value="562900">
            <text:p>562900</text:p>
          </table:table-cell>
          <table:table-cell office:value-type="float" office:value="329700">
            <text:p>329700</text:p>
          </table:table-cell>
          <table:table-cell office:value-type="float" office:value="343000">
            <text:p>343000</text:p>
          </table:table-cell>
          <table:table-cell office:value-type="float" office:value="270200">
            <text:p>270200</text:p>
          </table:table-cell>
          <table:table-cell office:value-type="float" office:value="135700">
            <text:p>135700</text:p>
          </table:table-cell>
          <table:table-cell office:value-type="float" office:value="161300">
            <text:p>161300</text:p>
          </table:table-cell>
        </table:table-row>
        <table:table-row table:style-name="ro1">
          <table:table-cell office:value-type="string">
            <text:p>2008-08-31</text:p>
          </table:table-cell>
          <table:table-cell office:value-type="float" office:value="553800">
            <text:p>553800</text:p>
          </table:table-cell>
          <table:table-cell office:value-type="float" office:value="328300">
            <text:p>328300</text:p>
          </table:table-cell>
          <table:table-cell office:value-type="float" office:value="339200">
            <text:p>339200</text:p>
          </table:table-cell>
          <table:table-cell office:value-type="float" office:value="267100">
            <text:p>267100</text:p>
          </table:table-cell>
          <table:table-cell office:value-type="float" office:value="135200">
            <text:p>135200</text:p>
          </table:table-cell>
          <table:table-cell office:value-type="float" office:value="158300">
            <text:p>158300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545300">
            <text:p>545300</text:p>
          </table:table-cell>
          <table:table-cell office:value-type="float" office:value="326000">
            <text:p>326000</text:p>
          </table:table-cell>
          <table:table-cell office:value-type="float" office:value="335600">
            <text:p>335600</text:p>
          </table:table-cell>
          <table:table-cell office:value-type="float" office:value="263400">
            <text:p>263400</text:p>
          </table:table-cell>
          <table:table-cell office:value-type="float" office:value="134900">
            <text:p>134900</text:p>
          </table:table-cell>
          <table:table-cell office:value-type="float" office:value="156800">
            <text:p>156800</text:p>
          </table:table-cell>
        </table:table-row>
        <table:table-row table:style-name="ro1">
          <table:table-cell office:value-type="string">
            <text:p>2008-10-31</text:p>
          </table:table-cell>
          <table:table-cell office:value-type="float" office:value="536200">
            <text:p>536200</text:p>
          </table:table-cell>
          <table:table-cell office:value-type="float" office:value="323000">
            <text:p>323000</text:p>
          </table:table-cell>
          <table:table-cell office:value-type="float" office:value="330300">
            <text:p>330300</text:p>
          </table:table-cell>
          <table:table-cell office:value-type="float" office:value="259500">
            <text:p>259500</text:p>
          </table:table-cell>
          <table:table-cell office:value-type="float" office:value="133700">
            <text:p>133700</text:p>
          </table:table-cell>
          <table:table-cell office:value-type="float" office:value="155100">
            <text:p>155100</text:p>
          </table:table-cell>
        </table:table-row>
        <table:table-row table:style-name="ro1">
          <table:table-cell office:value-type="string">
            <text:p>2008-11-30</text:p>
          </table:table-cell>
          <table:table-cell office:value-type="float" office:value="523900">
            <text:p>523900</text:p>
          </table:table-cell>
          <table:table-cell office:value-type="float" office:value="320300">
            <text:p>320300</text:p>
          </table:table-cell>
          <table:table-cell office:value-type="float" office:value="324500">
            <text:p>324500</text:p>
          </table:table-cell>
          <table:table-cell office:value-type="float" office:value="254400">
            <text:p>254400</text:p>
          </table:table-cell>
          <table:table-cell office:value-type="float" office:value="132100">
            <text:p>132100</text:p>
          </table:table-cell>
          <table:table-cell office:value-type="float" office:value="151900">
            <text:p>151900</text:p>
          </table:table-cell>
        </table:table-row>
        <table:table-row table:style-name="ro1">
          <table:table-cell office:value-type="string">
            <text:p>2008-12-31</text:p>
          </table:table-cell>
          <table:table-cell office:value-type="float" office:value="511600">
            <text:p>511600</text:p>
          </table:table-cell>
          <table:table-cell office:value-type="float" office:value="315900">
            <text:p>315900</text:p>
          </table:table-cell>
          <table:table-cell office:value-type="float" office:value="319300">
            <text:p>319300</text:p>
          </table:table-cell>
          <table:table-cell office:value-type="float" office:value="251300">
            <text:p>251300</text:p>
          </table:table-cell>
          <table:table-cell office:value-type="float" office:value="130900">
            <text:p>130900</text:p>
          </table:table-cell>
          <table:table-cell office:value-type="float" office:value="147700">
            <text:p>147700</text:p>
          </table:table-cell>
        </table:table-row>
        <table:table-row table:style-name="ro1">
          <table:table-cell office:value-type="string">
            <text:p>2009-01-31</text:p>
          </table:table-cell>
          <table:table-cell office:value-type="float" office:value="502300">
            <text:p>502300</text:p>
          </table:table-cell>
          <table:table-cell office:value-type="float" office:value="312900">
            <text:p>312900</text:p>
          </table:table-cell>
          <table:table-cell office:value-type="float" office:value="316000">
            <text:p>316000</text:p>
          </table:table-cell>
          <table:table-cell office:value-type="float" office:value="250800">
            <text:p>250800</text:p>
          </table:table-cell>
          <table:table-cell office:value-type="float" office:value="131100">
            <text:p>131100</text:p>
          </table:table-cell>
          <table:table-cell office:value-type="float" office:value="144900">
            <text:p>144900</text:p>
          </table:table-cell>
        </table:table-row>
        <table:table-row table:style-name="ro1">
          <table:table-cell office:value-type="string">
            <text:p>2009-02-28</text:p>
          </table:table-cell>
          <table:table-cell office:value-type="float" office:value="497700">
            <text:p>497700</text:p>
          </table:table-cell>
          <table:table-cell office:value-type="float" office:value="312000">
            <text:p>312000</text:p>
          </table:table-cell>
          <table:table-cell office:value-type="float" office:value="313700">
            <text:p>313700</text:p>
          </table:table-cell>
          <table:table-cell office:value-type="float" office:value="250700">
            <text:p>250700</text:p>
          </table:table-cell>
          <table:table-cell office:value-type="float" office:value="131700">
            <text:p>131700</text:p>
          </table:table-cell>
          <table:table-cell office:value-type="float" office:value="143600">
            <text:p>143600</text:p>
          </table:table-cell>
        </table:table-row>
        <table:table-row table:style-name="ro1">
          <table:table-cell office:value-type="string">
            <text:p>2009-03-31</text:p>
          </table:table-cell>
          <table:table-cell office:value-type="float" office:value="493900">
            <text:p>493900</text:p>
          </table:table-cell>
          <table:table-cell office:value-type="float" office:value="310700">
            <text:p>310700</text:p>
          </table:table-cell>
          <table:table-cell office:value-type="float" office:value="309200">
            <text:p>309200</text:p>
          </table:table-cell>
          <table:table-cell office:value-type="float" office:value="247800">
            <text:p>247800</text:p>
          </table:table-cell>
          <table:table-cell office:value-type="float" office:value="131200">
            <text:p>131200</text:p>
          </table:table-cell>
          <table:table-cell office:value-type="float" office:value="143300">
            <text:p>143300</text:p>
          </table:table-cell>
        </table:table-row>
        <table:table-row table:style-name="ro1">
          <table:table-cell office:value-type="string">
            <text:p>2009-04-30</text:p>
          </table:table-cell>
          <table:table-cell office:value-type="float" office:value="489500">
            <text:p>489500</text:p>
          </table:table-cell>
          <table:table-cell office:value-type="float" office:value="309800">
            <text:p>309800</text:p>
          </table:table-cell>
          <table:table-cell office:value-type="float" office:value="304500">
            <text:p>304500</text:p>
          </table:table-cell>
          <table:table-cell office:value-type="float" office:value="245100">
            <text:p>245100</text:p>
          </table:table-cell>
          <table:table-cell office:value-type="float" office:value="130100">
            <text:p>1301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5-31</text:p>
          </table:table-cell>
          <table:table-cell office:value-type="float" office:value="490000">
            <text:p>490000</text:p>
          </table:table-cell>
          <table:table-cell office:value-type="float" office:value="312200">
            <text:p>312200</text:p>
          </table:table-cell>
          <table:table-cell office:value-type="float" office:value="302700">
            <text:p>302700</text:p>
          </table:table-cell>
          <table:table-cell office:value-type="float" office:value="244000">
            <text:p>244000</text:p>
          </table:table-cell>
          <table:table-cell office:value-type="float" office:value="129300">
            <text:p>1293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6-30</text:p>
          </table:table-cell>
          <table:table-cell office:value-type="float" office:value="493900">
            <text:p>493900</text:p>
          </table:table-cell>
          <table:table-cell office:value-type="float" office:value="314700">
            <text:p>314700</text:p>
          </table:table-cell>
          <table:table-cell office:value-type="float" office:value="302000">
            <text:p>302000</text:p>
          </table:table-cell>
          <table:table-cell office:value-type="float" office:value="243000">
            <text:p>243000</text:p>
          </table:table-cell>
          <table:table-cell office:value-type="float" office:value="129000">
            <text:p>1290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07-31</text:p>
          </table:table-cell>
          <table:table-cell office:value-type="float" office:value="497300">
            <text:p>497300</text:p>
          </table:table-cell>
          <table:table-cell office:value-type="float" office:value="316000">
            <text:p>316000</text:p>
          </table:table-cell>
          <table:table-cell office:value-type="float" office:value="300800">
            <text:p>300800</text:p>
          </table:table-cell>
          <table:table-cell office:value-type="float" office:value="242800">
            <text:p>242800</text:p>
          </table:table-cell>
          <table:table-cell office:value-type="float" office:value="129200">
            <text:p>1292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08-31</text:p>
          </table:table-cell>
          <table:table-cell office:value-type="float" office:value="501500">
            <text:p>501500</text:p>
          </table:table-cell>
          <table:table-cell office:value-type="float" office:value="317000">
            <text:p>317000</text:p>
          </table:table-cell>
          <table:table-cell office:value-type="float" office:value="300500">
            <text:p>300500</text:p>
          </table:table-cell>
          <table:table-cell office:value-type="float" office:value="243000">
            <text:p>243000</text:p>
          </table:table-cell>
          <table:table-cell office:value-type="float" office:value="129800">
            <text:p>129800</text:p>
          </table:table-cell>
          <table:table-cell office:value-type="float" office:value="142900">
            <text:p>142900</text:p>
          </table:table-cell>
        </table:table-row>
        <table:table-row table:style-name="ro1">
          <table:table-cell office:value-type="string">
            <text:p>2009-09-30</text:p>
          </table:table-cell>
          <table:table-cell office:value-type="float" office:value="506400">
            <text:p>506400</text:p>
          </table:table-cell>
          <table:table-cell office:value-type="float" office:value="318200">
            <text:p>318200</text:p>
          </table:table-cell>
          <table:table-cell office:value-type="float" office:value="301000">
            <text:p>301000</text:p>
          </table:table-cell>
          <table:table-cell office:value-type="float" office:value="243400">
            <text:p>243400</text:p>
          </table:table-cell>
          <table:table-cell office:value-type="float" office:value="130600">
            <text:p>130600</text:p>
          </table:table-cell>
          <table:table-cell office:value-type="float" office:value="143100">
            <text:p>143100</text:p>
          </table:table-cell>
        </table:table-row>
        <table:table-row table:style-name="ro1">
          <table:table-cell office:value-type="string">
            <text:p>2009-10-31</text:p>
          </table:table-cell>
          <table:table-cell office:value-type="float" office:value="510900">
            <text:p>510900</text:p>
          </table:table-cell>
          <table:table-cell office:value-type="float" office:value="319500">
            <text:p>319500</text:p>
          </table:table-cell>
          <table:table-cell office:value-type="float" office:value="301900">
            <text:p>301900</text:p>
          </table:table-cell>
          <table:table-cell office:value-type="float" office:value="244400">
            <text:p>244400</text:p>
          </table:table-cell>
          <table:table-cell office:value-type="float" office:value="131500">
            <text:p>1315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11-30</text:p>
          </table:table-cell>
          <table:table-cell office:value-type="float" office:value="517600">
            <text:p>517600</text:p>
          </table:table-cell>
          <table:table-cell office:value-type="float" office:value="320700">
            <text:p>320700</text:p>
          </table:table-cell>
          <table:table-cell office:value-type="float" office:value="302800">
            <text:p>302800</text:p>
          </table:table-cell>
          <table:table-cell office:value-type="float" office:value="245300">
            <text:p>245300</text:p>
          </table:table-cell>
          <table:table-cell office:value-type="float" office:value="132400">
            <text:p>1324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12-31</text:p>
          </table:table-cell>
          <table:table-cell office:value-type="float" office:value="519600">
            <text:p>519600</text:p>
          </table:table-cell>
          <table:table-cell office:value-type="float" office:value="320800">
            <text:p>320800</text:p>
          </table:table-cell>
          <table:table-cell office:value-type="float" office:value="301000">
            <text:p>301000</text:p>
          </table:table-cell>
          <table:table-cell office:value-type="float" office:value="243300">
            <text:p>243300</text:p>
          </table:table-cell>
          <table:table-cell office:value-type="float" office:value="132700">
            <text:p>132700</text:p>
          </table:table-cell>
          <table:table-cell office:value-type="float" office:value="141900">
            <text:p>141900</text:p>
          </table:table-cell>
        </table:table-row>
        <table:table-row table:style-name="ro1">
          <table:table-cell office:value-type="string">
            <text:p>2010-01-31</text:p>
          </table:table-cell>
          <table:table-cell office:value-type="float" office:value="517800">
            <text:p>517800</text:p>
          </table:table-cell>
          <table:table-cell office:value-type="float" office:value="319900">
            <text:p>319900</text:p>
          </table:table-cell>
          <table:table-cell office:value-type="float" office:value="298300">
            <text:p>298300</text:p>
          </table:table-cell>
          <table:table-cell office:value-type="float" office:value="240400">
            <text:p>240400</text:p>
          </table:table-cell>
          <table:table-cell office:value-type="float" office:value="132200">
            <text:p>132200</text:p>
          </table:table-cell>
          <table:table-cell office:value-type="float" office:value="140900">
            <text:p>140900</text:p>
          </table:table-cell>
        </table:table-row>
        <table:table-row table:style-name="ro1">
          <table:table-cell office:value-type="string">
            <text:p>2010-02-28</text:p>
          </table:table-cell>
          <table:table-cell office:value-type="float" office:value="517700">
            <text:p>517700</text:p>
          </table:table-cell>
          <table:table-cell office:value-type="float" office:value="319500">
            <text:p>319500</text:p>
          </table:table-cell>
          <table:table-cell office:value-type="float" office:value="296500">
            <text:p>296500</text:p>
          </table:table-cell>
          <table:table-cell office:value-type="float" office:value="240000">
            <text:p>240000</text:p>
          </table:table-cell>
          <table:table-cell office:value-type="float" office:value="131600">
            <text:p>131600</text:p>
          </table:table-cell>
          <table:table-cell office:value-type="float" office:value="139700">
            <text:p>139700</text:p>
          </table:table-cell>
        </table:table-row>
        <table:table-row table:style-name="ro1">
          <table:table-cell office:value-type="string">
            <text:p>2010-03-31</text:p>
          </table:table-cell>
          <table:table-cell office:value-type="float" office:value="516500">
            <text:p>516500</text:p>
          </table:table-cell>
          <table:table-cell office:value-type="float" office:value="320100">
            <text:p>320100</text:p>
          </table:table-cell>
          <table:table-cell office:value-type="float" office:value="295400">
            <text:p>295400</text:p>
          </table:table-cell>
          <table:table-cell office:value-type="float" office:value="241500">
            <text:p>241500</text:p>
          </table:table-cell>
          <table:table-cell office:value-type="float" office:value="131700">
            <text:p>131700</text:p>
          </table:table-cell>
          <table:table-cell office:value-type="float" office:value="138400">
            <text:p>138400</text:p>
          </table:table-cell>
        </table:table-row>
        <table:table-row table:style-name="ro1">
          <table:table-cell office:value-type="string">
            <text:p>2010-04-30</text:p>
          </table:table-cell>
          <table:table-cell office:value-type="float" office:value="513900">
            <text:p>513900</text:p>
          </table:table-cell>
          <table:table-cell office:value-type="float" office:value="320200">
            <text:p>320200</text:p>
          </table:table-cell>
          <table:table-cell office:value-type="float" office:value="294400">
            <text:p>294400</text:p>
          </table:table-cell>
          <table:table-cell office:value-type="float" office:value="241300">
            <text:p>241300</text:p>
          </table:table-cell>
          <table:table-cell office:value-type="float" office:value="132300">
            <text:p>132300</text:p>
          </table:table-cell>
          <table:table-cell office:value-type="float" office:value="138200">
            <text:p>138200</text:p>
          </table:table-cell>
        </table:table-row>
        <table:table-row table:style-name="ro1">
          <table:table-cell office:value-type="string">
            <text:p>2010-05-31</text:p>
          </table:table-cell>
          <table:table-cell office:value-type="float" office:value="513100">
            <text:p>513100</text:p>
          </table:table-cell>
          <table:table-cell office:value-type="float" office:value="319500">
            <text:p>319500</text:p>
          </table:table-cell>
          <table:table-cell office:value-type="float" office:value="293400">
            <text:p>293400</text:p>
          </table:table-cell>
          <table:table-cell office:value-type="float" office:value="239000">
            <text:p>239000</text:p>
          </table:table-cell>
          <table:table-cell office:value-type="float" office:value="132600">
            <text:p>132600</text:p>
          </table:table-cell>
          <table:table-cell office:value-type="float" office:value="138500">
            <text:p>138500</text:p>
          </table:table-cell>
        </table:table-row>
        <table:table-row table:style-name="ro1">
          <table:table-cell office:value-type="string">
            <text:p>2010-06-30</text:p>
          </table:table-cell>
          <table:table-cell office:value-type="float" office:value="509900">
            <text:p>509900</text:p>
          </table:table-cell>
          <table:table-cell office:value-type="float" office:value="318200">
            <text:p>318200</text:p>
          </table:table-cell>
          <table:table-cell office:value-type="float" office:value="290500">
            <text:p>290500</text:p>
          </table:table-cell>
          <table:table-cell office:value-type="float" office:value="235300">
            <text:p>235300</text:p>
          </table:table-cell>
          <table:table-cell office:value-type="float" office:value="132100">
            <text:p>132100</text:p>
          </table:table-cell>
          <table:table-cell office:value-type="float" office:value="137700">
            <text:p>137700</text:p>
          </table:table-cell>
        </table:table-row>
        <table:table-row table:style-name="ro1">
          <table:table-cell office:value-type="string">
            <text:p>2010-07-31</text:p>
          </table:table-cell>
          <table:table-cell office:value-type="float" office:value="505000">
            <text:p>505000</text:p>
          </table:table-cell>
          <table:table-cell office:value-type="float" office:value="316700">
            <text:p>316700</text:p>
          </table:table-cell>
          <table:table-cell office:value-type="float" office:value="286500">
            <text:p>286500</text:p>
          </table:table-cell>
          <table:table-cell office:value-type="float" office:value="232000">
            <text:p>232000</text:p>
          </table:table-cell>
          <table:table-cell office:value-type="float" office:value="131100">
            <text:p>131100</text:p>
          </table:table-cell>
          <table:table-cell office:value-type="float" office:value="135500">
            <text:p>135500</text:p>
          </table:table-cell>
        </table:table-row>
        <table:table-row table:style-name="ro1">
          <table:table-cell office:value-type="string">
            <text:p>2010-08-31</text:p>
          </table:table-cell>
          <table:table-cell office:value-type="float" office:value="503400">
            <text:p>503400</text:p>
          </table:table-cell>
          <table:table-cell office:value-type="float" office:value="315200">
            <text:p>315200</text:p>
          </table:table-cell>
          <table:table-cell office:value-type="float" office:value="283000">
            <text:p>283000</text:p>
          </table:table-cell>
          <table:table-cell office:value-type="float" office:value="229700">
            <text:p>229700</text:p>
          </table:table-cell>
          <table:table-cell office:value-type="float" office:value="129700">
            <text:p>129700</text:p>
          </table:table-cell>
          <table:table-cell office:value-type="float" office:value="133000">
            <text:p>133000</text:p>
          </table:table-cell>
        </table:table-row>
        <table:table-row table:style-name="ro1">
          <table:table-cell office:value-type="string">
            <text:p>2010-09-30</text:p>
          </table:table-cell>
          <table:table-cell office:value-type="float" office:value="502200">
            <text:p>502200</text:p>
          </table:table-cell>
          <table:table-cell office:value-type="float" office:value="314500">
            <text:p>314500</text:p>
          </table:table-cell>
          <table:table-cell office:value-type="float" office:value="280500">
            <text:p>280500</text:p>
          </table:table-cell>
          <table:table-cell office:value-type="float" office:value="227800">
            <text:p>227800</text:p>
          </table:table-cell>
          <table:table-cell office:value-type="float" office:value="128600">
            <text:p>128600</text:p>
          </table:table-cell>
          <table:table-cell office:value-type="float" office:value="131900">
            <text:p>131900</text:p>
          </table:table-cell>
        </table:table-row>
        <table:table-row table:style-name="ro1">
          <table:table-cell office:value-type="string">
            <text:p>2010-10-31</text:p>
          </table:table-cell>
          <table:table-cell office:value-type="float" office:value="499700">
            <text:p>499700</text:p>
          </table:table-cell>
          <table:table-cell office:value-type="float" office:value="313400">
            <text:p>313400</text:p>
          </table:table-cell>
          <table:table-cell office:value-type="float" office:value="278900">
            <text:p>278900</text:p>
          </table:table-cell>
          <table:table-cell office:value-type="float" office:value="226400">
            <text:p>226400</text:p>
          </table:table-cell>
          <table:table-cell office:value-type="float" office:value="128000">
            <text:p>128000</text:p>
          </table:table-cell>
          <table:table-cell office:value-type="float" office:value="131600">
            <text:p>131600</text:p>
          </table:table-cell>
        </table:table-row>
        <table:table-row table:style-name="ro1">
          <table:table-cell office:value-type="string">
            <text:p>2010-11-30</text:p>
          </table:table-cell>
          <table:table-cell office:value-type="float" office:value="497700">
            <text:p>497700</text:p>
          </table:table-cell>
          <table:table-cell office:value-type="float" office:value="312700">
            <text:p>312700</text:p>
          </table:table-cell>
          <table:table-cell office:value-type="float" office:value="277200">
            <text:p>277200</text:p>
          </table:table-cell>
          <table:table-cell office:value-type="float" office:value="226400">
            <text:p>226400</text:p>
          </table:table-cell>
          <table:table-cell office:value-type="float" office:value="127400">
            <text:p>127400</text:p>
          </table:table-cell>
          <table:table-cell office:value-type="float" office:value="130900">
            <text:p>130900</text:p>
          </table:table-cell>
        </table:table-row>
        <table:table-row table:style-name="ro1">
          <table:table-cell office:value-type="string">
            <text:p>2010-12-31</text:p>
          </table:table-cell>
          <table:table-cell office:value-type="float" office:value="494200">
            <text:p>494200</text:p>
          </table:table-cell>
          <table:table-cell office:value-type="float" office:value="313300">
            <text:p>313300</text:p>
          </table:table-cell>
          <table:table-cell office:value-type="float" office:value="273900">
            <text:p>273900</text:p>
          </table:table-cell>
          <table:table-cell office:value-type="float" office:value="225100">
            <text:p>225100</text:p>
          </table:table-cell>
          <table:table-cell office:value-type="float" office:value="127000">
            <text:p>127000</text:p>
          </table:table-cell>
          <table:table-cell office:value-type="float" office:value="128900">
            <text:p>128900</text:p>
          </table:table-cell>
        </table:table-row>
        <table:table-row table:style-name="ro1">
          <table:table-cell office:value-type="string">
            <text:p>2011-01-31</text:p>
          </table:table-cell>
          <table:table-cell office:value-type="float" office:value="488800">
            <text:p>488800</text:p>
          </table:table-cell>
          <table:table-cell office:value-type="float" office:value="312600">
            <text:p>312600</text:p>
          </table:table-cell>
          <table:table-cell office:value-type="float" office:value="270800">
            <text:p>270800</text:p>
          </table:table-cell>
          <table:table-cell office:value-type="float" office:value="222100">
            <text:p>222100</text:p>
          </table:table-cell>
          <table:table-cell office:value-type="float" office:value="127200">
            <text:p>127200</text:p>
          </table:table-cell>
          <table:table-cell office:value-type="float" office:value="126600">
            <text:p>126600</text:p>
          </table:table-cell>
        </table:table-row>
        <table:table-row table:style-name="ro1">
          <table:table-cell office:value-type="string">
            <text:p>2011-02-28</text:p>
          </table:table-cell>
          <table:table-cell office:value-type="float" office:value="482800">
            <text:p>482800</text:p>
          </table:table-cell>
          <table:table-cell office:value-type="float" office:value="309500">
            <text:p>309500</text:p>
          </table:table-cell>
          <table:table-cell office:value-type="float" office:value="268800">
            <text:p>268800</text:p>
          </table:table-cell>
          <table:table-cell office:value-type="float" office:value="219400">
            <text:p>219400</text:p>
          </table:table-cell>
          <table:table-cell office:value-type="float" office:value="127400">
            <text:p>127400</text:p>
          </table:table-cell>
          <table:table-cell office:value-type="float" office:value="123500">
            <text:p>123500</text:p>
          </table:table-cell>
        </table:table-row>
        <table:table-row table:style-name="ro1">
          <table:table-cell office:value-type="string">
            <text:p>2011-03-31</text:p>
          </table:table-cell>
          <table:table-cell office:value-type="float" office:value="478100">
            <text:p>478100</text:p>
          </table:table-cell>
          <table:table-cell office:value-type="float" office:value="308200">
            <text:p>308200</text:p>
          </table:table-cell>
          <table:table-cell office:value-type="float" office:value="267400">
            <text:p>267400</text:p>
          </table:table-cell>
          <table:table-cell office:value-type="float" office:value="218100">
            <text:p>218100</text:p>
          </table:table-cell>
          <table:table-cell office:value-type="float" office:value="127600">
            <text:p>127600</text:p>
          </table:table-cell>
          <table:table-cell office:value-type="float" office:value="120800">
            <text:p>120800</text:p>
          </table:table-cell>
        </table:table-row>
        <table:table-row table:style-name="ro1">
          <table:table-cell office:value-type="string">
            <text:p>2011-04-30</text:p>
          </table:table-cell>
          <table:table-cell office:value-type="float" office:value="475300">
            <text:p>475300</text:p>
          </table:table-cell>
          <table:table-cell office:value-type="float" office:value="309600">
            <text:p>309600</text:p>
          </table:table-cell>
          <table:table-cell office:value-type="float" office:value="265300">
            <text:p>265300</text:p>
          </table:table-cell>
          <table:table-cell office:value-type="float" office:value="217200">
            <text:p>217200</text:p>
          </table:table-cell>
          <table:table-cell office:value-type="float" office:value="126900">
            <text:p>126900</text:p>
          </table:table-cell>
          <table:table-cell office:value-type="float" office:value="119100">
            <text:p>119100</text:p>
          </table:table-cell>
        </table:table-row>
        <table:table-row table:style-name="ro1">
          <table:table-cell office:value-type="string">
            <text:p>2011-05-31</text:p>
          </table:table-cell>
          <table:table-cell office:value-type="float" office:value="472900">
            <text:p>472900</text:p>
          </table:table-cell>
          <table:table-cell office:value-type="float" office:value="310300">
            <text:p>310300</text:p>
          </table:table-cell>
          <table:table-cell office:value-type="float" office:value="263000">
            <text:p>263000</text:p>
          </table:table-cell>
          <table:table-cell office:value-type="float" office:value="216700">
            <text:p>216700</text:p>
          </table:table-cell>
          <table:table-cell office:value-type="float" office:value="126200">
            <text:p>126200</text:p>
          </table:table-cell>
          <table:table-cell office:value-type="float" office:value="118000">
            <text:p>118000</text:p>
          </table:table-cell>
        </table:table-row>
        <table:table-row table:style-name="ro1">
          <table:table-cell office:value-type="string">
            <text:p>2011-06-30</text:p>
          </table:table-cell>
          <table:table-cell office:value-type="float" office:value="469100">
            <text:p>469100</text:p>
          </table:table-cell>
          <table:table-cell office:value-type="float" office:value="309500">
            <text:p>309500</text:p>
          </table:table-cell>
          <table:table-cell office:value-type="float" office:value="260800">
            <text:p>260800</text:p>
          </table:table-cell>
          <table:table-cell office:value-type="float" office:value="216200">
            <text:p>216200</text:p>
          </table:table-cell>
          <table:table-cell office:value-type="float" office:value="125700">
            <text:p>125700</text:p>
          </table:table-cell>
          <table:table-cell office:value-type="float" office:value="116300">
            <text:p>116300</text:p>
          </table:table-cell>
        </table:table-row>
        <table:table-row table:style-name="ro1">
          <table:table-cell office:value-type="string">
            <text:p>2011-07-31</text:p>
          </table:table-cell>
          <table:table-cell office:value-type="float" office:value="467100">
            <text:p>467100</text:p>
          </table:table-cell>
          <table:table-cell office:value-type="float" office:value="308300">
            <text:p>308300</text:p>
          </table:table-cell>
          <table:table-cell office:value-type="float" office:value="259200">
            <text:p>259200</text:p>
          </table:table-cell>
          <table:table-cell office:value-type="float" office:value="215400">
            <text:p>215400</text:p>
          </table:table-cell>
          <table:table-cell office:value-type="float" office:value="125300">
            <text:p>125300</text:p>
          </table:table-cell>
          <table:table-cell office:value-type="float" office:value="116200">
            <text:p>116200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466300">
            <text:p>466300</text:p>
          </table:table-cell>
          <table:table-cell office:value-type="float" office:value="307400">
            <text:p>307400</text:p>
          </table:table-cell>
          <table:table-cell office:value-type="float" office:value="258400">
            <text:p>258400</text:p>
          </table:table-cell>
          <table:table-cell office:value-type="float" office:value="214500">
            <text:p>214500</text:p>
          </table:table-cell>
          <table:table-cell office:value-type="float" office:value="125200">
            <text:p>125200</text:p>
          </table:table-cell>
          <table:table-cell office:value-type="float" office:value="117400">
            <text:p>117400</text:p>
          </table:table-cell>
        </table:table-row>
        <table:table-row table:style-name="ro1">
          <table:table-cell office:value-type="string">
            <text:p>2011-09-30</text:p>
          </table:table-cell>
          <table:table-cell office:value-type="float" office:value="465000">
            <text:p>465000</text:p>
          </table:table-cell>
          <table:table-cell office:value-type="float" office:value="306100">
            <text:p>306100</text:p>
          </table:table-cell>
          <table:table-cell office:value-type="float" office:value="257700">
            <text:p>257700</text:p>
          </table:table-cell>
          <table:table-cell office:value-type="float" office:value="214100">
            <text:p>214100</text:p>
          </table:table-cell>
          <table:table-cell office:value-type="float" office:value="124800">
            <text:p>124800</text:p>
          </table:table-cell>
          <table:table-cell office:value-type="float" office:value="117100">
            <text:p>117100</text:p>
          </table:table-cell>
        </table:table-row>
        <table:table-row table:style-name="ro1">
          <table:table-cell office:value-type="string">
            <text:p>2011-10-31</text:p>
          </table:table-cell>
          <table:table-cell office:value-type="float" office:value="464100">
            <text:p>464100</text:p>
          </table:table-cell>
          <table:table-cell office:value-type="float" office:value="304500">
            <text:p>304500</text:p>
          </table:table-cell>
          <table:table-cell office:value-type="float" office:value="256100">
            <text:p>256100</text:p>
          </table:table-cell>
          <table:table-cell office:value-type="float" office:value="214100">
            <text:p>214100</text:p>
          </table:table-cell>
          <table:table-cell office:value-type="float" office:value="124600">
            <text:p>124600</text:p>
          </table:table-cell>
          <table:table-cell office:value-type="float" office:value="115500">
            <text:p>115500</text:p>
          </table:table-cell>
        </table:table-row>
        <table:table-row table:style-name="ro1">
          <table:table-cell office:value-type="string">
            <text:p>2011-11-30</text:p>
          </table:table-cell>
          <table:table-cell office:value-type="float" office:value="463700">
            <text:p>463700</text:p>
          </table:table-cell>
          <table:table-cell office:value-type="float" office:value="304100">
            <text:p>304100</text:p>
          </table:table-cell>
          <table:table-cell office:value-type="float" office:value="255200">
            <text:p>255200</text:p>
          </table:table-cell>
          <table:table-cell office:value-type="float" office:value="214400">
            <text:p>214400</text:p>
          </table:table-cell>
          <table:table-cell office:value-type="float" office:value="123800">
            <text:p>123800</text:p>
          </table:table-cell>
          <table:table-cell office:value-type="float" office:value="114700">
            <text:p>114700</text:p>
          </table:table-cell>
        </table:table-row>
        <table:table-row table:style-name="ro1">
          <table:table-cell office:value-type="string">
            <text:p>2011-12-31</text:p>
          </table:table-cell>
          <table:table-cell office:value-type="float" office:value="462700">
            <text:p>462700</text:p>
          </table:table-cell>
          <table:table-cell office:value-type="float" office:value="304700">
            <text:p>304700</text:p>
          </table:table-cell>
          <table:table-cell office:value-type="float" office:value="254900">
            <text:p>254900</text:p>
          </table:table-cell>
          <table:table-cell office:value-type="float" office:value="214000">
            <text:p>214000</text:p>
          </table:table-cell>
          <table:table-cell office:value-type="float" office:value="124100">
            <text:p>1241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2-01-31</text:p>
          </table:table-cell>
          <table:table-cell office:value-type="float" office:value="461300">
            <text:p>461300</text:p>
          </table:table-cell>
          <table:table-cell office:value-type="float" office:value="304800">
            <text:p>304800</text:p>
          </table:table-cell>
          <table:table-cell office:value-type="float" office:value="254500">
            <text:p>254500</text:p>
          </table:table-cell>
          <table:table-cell office:value-type="float" office:value="213800">
            <text:p>213800</text:p>
          </table:table-cell>
          <table:table-cell office:value-type="float" office:value="124300">
            <text:p>124300</text:p>
          </table:table-cell>
          <table:table-cell office:value-type="float" office:value="113600">
            <text:p>113600</text:p>
          </table:table-cell>
        </table:table-row>
        <table:table-row table:style-name="ro1">
          <table:table-cell office:value-type="string">
            <text:p>2012-02-29</text:p>
          </table:table-cell>
          <table:table-cell office:value-type="float" office:value="461000">
            <text:p>461000</text:p>
          </table:table-cell>
          <table:table-cell office:value-type="float" office:value="305500">
            <text:p>305500</text:p>
          </table:table-cell>
          <table:table-cell office:value-type="float" office:value="254700">
            <text:p>254700</text:p>
          </table:table-cell>
          <table:table-cell office:value-type="float" office:value="214400">
            <text:p>214400</text:p>
          </table:table-cell>
          <table:table-cell office:value-type="float" office:value="124900">
            <text:p>1249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03-31</text:p>
          </table:table-cell>
          <table:table-cell office:value-type="float" office:value="464100">
            <text:p>464100</text:p>
          </table:table-cell>
          <table:table-cell office:value-type="float" office:value="306700">
            <text:p>306700</text:p>
          </table:table-cell>
          <table:table-cell office:value-type="float" office:value="256100">
            <text:p>256100</text:p>
          </table:table-cell>
          <table:table-cell office:value-type="float" office:value="215500">
            <text:p>215500</text:p>
          </table:table-cell>
          <table:table-cell office:value-type="float" office:value="125100">
            <text:p>125100</text:p>
          </table:table-cell>
          <table:table-cell office:value-type="float" office:value="113400">
            <text:p>113400</text:p>
          </table:table-cell>
        </table:table-row>
        <table:table-row table:style-name="ro1">
          <table:table-cell office:value-type="string">
            <text:p>2012-04-30</text:p>
          </table:table-cell>
          <table:table-cell office:value-type="float" office:value="470000">
            <text:p>470000</text:p>
          </table:table-cell>
          <table:table-cell office:value-type="float" office:value="308200">
            <text:p>308200</text:p>
          </table:table-cell>
          <table:table-cell office:value-type="float" office:value="258500">
            <text:p>258500</text:p>
          </table:table-cell>
          <table:table-cell office:value-type="float" office:value="216600">
            <text:p>216600</text:p>
          </table:table-cell>
          <table:table-cell office:value-type="float" office:value="125900">
            <text:p>125900</text:p>
          </table:table-cell>
          <table:table-cell office:value-type="float" office:value="114000">
            <text:p>114000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475700">
            <text:p>475700</text:p>
          </table:table-cell>
          <table:table-cell office:value-type="float" office:value="309600">
            <text:p>309600</text:p>
          </table:table-cell>
          <table:table-cell office:value-type="float" office:value="260700">
            <text:p>260700</text:p>
          </table:table-cell>
          <table:table-cell office:value-type="float" office:value="217700">
            <text:p>217700</text:p>
          </table:table-cell>
          <table:table-cell office:value-type="float" office:value="126800">
            <text:p>126800</text:p>
          </table:table-cell>
          <table:table-cell office:value-type="float" office:value="114200">
            <text:p>114200</text:p>
          </table:table-cell>
        </table:table-row>
        <table:table-row table:style-name="ro1">
          <table:table-cell office:value-type="string">
            <text:p>2012-06-30</text:p>
          </table:table-cell>
          <table:table-cell office:value-type="float" office:value="481500">
            <text:p>481500</text:p>
          </table:table-cell>
          <table:table-cell office:value-type="float" office:value="311000">
            <text:p>311000</text:p>
          </table:table-cell>
          <table:table-cell office:value-type="float" office:value="262100">
            <text:p>262100</text:p>
          </table:table-cell>
          <table:table-cell office:value-type="float" office:value="219000">
            <text:p>219000</text:p>
          </table:table-cell>
          <table:table-cell office:value-type="float" office:value="127300">
            <text:p>127300</text:p>
          </table:table-cell>
          <table:table-cell office:value-type="float" office:value="114400">
            <text:p>114400</text:p>
          </table:table-cell>
        </table:table-row>
        <table:table-row table:style-name="ro1">
          <table:table-cell office:value-type="string">
            <text:p>2012-07-31</text:p>
          </table:table-cell>
          <table:table-cell office:value-type="float" office:value="487800">
            <text:p>487800</text:p>
          </table:table-cell>
          <table:table-cell office:value-type="float" office:value="310100">
            <text:p>310100</text:p>
          </table:table-cell>
          <table:table-cell office:value-type="float" office:value="262700">
            <text:p>262700</text:p>
          </table:table-cell>
          <table:table-cell office:value-type="float" office:value="219800">
            <text:p>219800</text:p>
          </table:table-cell>
          <table:table-cell office:value-type="float" office:value="127600">
            <text:p>127600</text:p>
          </table:table-cell>
          <table:table-cell office:value-type="float" office:value="112800">
            <text:p>112800</text:p>
          </table:table-cell>
        </table:table-row>
        <table:table-row table:style-name="ro1">
          <table:table-cell office:value-type="string">
            <text:p>2012-08-31</text:p>
          </table:table-cell>
          <table:table-cell office:value-type="float" office:value="494700">
            <text:p>494700</text:p>
          </table:table-cell>
          <table:table-cell office:value-type="float" office:value="310000">
            <text:p>310000</text:p>
          </table:table-cell>
          <table:table-cell office:value-type="float" office:value="263500">
            <text:p>263500</text:p>
          </table:table-cell>
          <table:table-cell office:value-type="float" office:value="221500">
            <text:p>221500</text:p>
          </table:table-cell>
          <table:table-cell office:value-type="float" office:value="127100">
            <text:p>127100</text:p>
          </table:table-cell>
          <table:table-cell office:value-type="float" office:value="111100">
            <text:p>111100</text:p>
          </table:table-cell>
        </table:table-row>
        <table:table-row table:style-name="ro1">
          <table:table-cell office:value-type="string">
            <text:p>2012-09-30</text:p>
          </table:table-cell>
          <table:table-cell office:value-type="float" office:value="503400">
            <text:p>503400</text:p>
          </table:table-cell>
          <table:table-cell office:value-type="float" office:value="311800">
            <text:p>311800</text:p>
          </table:table-cell>
          <table:table-cell office:value-type="float" office:value="265900">
            <text:p>265900</text:p>
          </table:table-cell>
          <table:table-cell office:value-type="float" office:value="224300">
            <text:p>224300</text:p>
          </table:table-cell>
          <table:table-cell office:value-type="float" office:value="128100">
            <text:p>128100</text:p>
          </table:table-cell>
          <table:table-cell office:value-type="float" office:value="111200">
            <text:p>11120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513100">
            <text:p>513100</text:p>
          </table:table-cell>
          <table:table-cell office:value-type="float" office:value="314700">
            <text:p>314700</text:p>
          </table:table-cell>
          <table:table-cell office:value-type="float" office:value="268800">
            <text:p>268800</text:p>
          </table:table-cell>
          <table:table-cell office:value-type="float" office:value="227100">
            <text:p>227100</text:p>
          </table:table-cell>
          <table:table-cell office:value-type="float" office:value="129500">
            <text:p>129500</text:p>
          </table:table-cell>
          <table:table-cell office:value-type="float" office:value="112400">
            <text:p>112400</text:p>
          </table:table-cell>
        </table:table-row>
        <table:table-row table:style-name="ro1">
          <table:table-cell office:value-type="string">
            <text:p>2012-11-30</text:p>
          </table:table-cell>
          <table:table-cell office:value-type="float" office:value="520500">
            <text:p>520500</text:p>
          </table:table-cell>
          <table:table-cell office:value-type="float" office:value="317100">
            <text:p>317100</text:p>
          </table:table-cell>
          <table:table-cell office:value-type="float" office:value="270600">
            <text:p>270600</text:p>
          </table:table-cell>
          <table:table-cell office:value-type="float" office:value="229000">
            <text:p>229000</text:p>
          </table:table-cell>
          <table:table-cell office:value-type="float" office:value="131000">
            <text:p>1310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12-31</text:p>
          </table:table-cell>
          <table:table-cell office:value-type="float" office:value="529900">
            <text:p>529900</text:p>
          </table:table-cell>
          <table:table-cell office:value-type="float" office:value="319100">
            <text:p>319100</text:p>
          </table:table-cell>
          <table:table-cell office:value-type="float" office:value="272500">
            <text:p>272500</text:p>
          </table:table-cell>
          <table:table-cell office:value-type="float" office:value="231000">
            <text:p>231000</text:p>
          </table:table-cell>
          <table:table-cell office:value-type="float" office:value="131800">
            <text:p>1318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3-01-31</text:p>
          </table:table-cell>
          <table:table-cell office:value-type="float" office:value="541000">
            <text:p>541000</text:p>
          </table:table-cell>
          <table:table-cell office:value-type="float" office:value="320500">
            <text:p>320500</text:p>
          </table:table-cell>
          <table:table-cell office:value-type="float" office:value="274200">
            <text:p>274200</text:p>
          </table:table-cell>
          <table:table-cell office:value-type="float" office:value="232500">
            <text:p>232500</text:p>
          </table:table-cell>
          <table:table-cell office:value-type="float" office:value="132200">
            <text:p>132200</text:p>
          </table:table-cell>
          <table:table-cell office:value-type="float" office:value="115700">
            <text:p>115700</text:p>
          </table:table-cell>
        </table:table-row>
        <table:table-row table:style-name="ro1">
          <table:table-cell office:value-type="string">
            <text:p>2013-02-28</text:p>
          </table:table-cell>
          <table:table-cell office:value-type="float" office:value="553900">
            <text:p>553900</text:p>
          </table:table-cell>
          <table:table-cell office:value-type="float" office:value="321300">
            <text:p>321300</text:p>
          </table:table-cell>
          <table:table-cell office:value-type="float" office:value="276500">
            <text:p>276500</text:p>
          </table:table-cell>
          <table:table-cell office:value-type="float" office:value="234600">
            <text:p>234600</text:p>
          </table:table-cell>
          <table:table-cell office:value-type="float" office:value="133000">
            <text:p>133000</text:p>
          </table:table-cell>
          <table:table-cell office:value-type="float" office:value="116900">
            <text:p>116900</text:p>
          </table:table-cell>
        </table:table-row>
        <table:table-row table:style-name="ro1">
          <table:table-cell office:value-type="string">
            <text:p>2013-03-31</text:p>
          </table:table-cell>
          <table:table-cell office:value-type="float" office:value="570800">
            <text:p>570800</text:p>
          </table:table-cell>
          <table:table-cell office:value-type="float" office:value="323700">
            <text:p>323700</text:p>
          </table:table-cell>
          <table:table-cell office:value-type="float" office:value="282200">
            <text:p>282200</text:p>
          </table:table-cell>
          <table:table-cell office:value-type="float" office:value="238900">
            <text:p>238900</text:p>
          </table:table-cell>
          <table:table-cell office:value-type="float" office:value="134300">
            <text:p>134300</text:p>
          </table:table-cell>
          <table:table-cell office:value-type="float" office:value="118200">
            <text:p>118200</text:p>
          </table:table-cell>
        </table:table-row>
        <table:table-row table:style-name="ro1">
          <table:table-cell office:value-type="string">
            <text:p>2013-04-30</text:p>
          </table:table-cell>
          <table:table-cell office:value-type="float" office:value="585600">
            <text:p>585600</text:p>
          </table:table-cell>
          <table:table-cell office:value-type="float" office:value="326300">
            <text:p>326300</text:p>
          </table:table-cell>
          <table:table-cell office:value-type="float" office:value="287200">
            <text:p>287200</text:p>
          </table:table-cell>
          <table:table-cell office:value-type="float" office:value="242100">
            <text:p>242100</text:p>
          </table:table-cell>
          <table:table-cell office:value-type="float" office:value="136800">
            <text:p>136800</text:p>
          </table:table-cell>
          <table:table-cell office:value-type="float" office:value="118800">
            <text:p>118800</text:p>
          </table:table-cell>
        </table:table-row>
        <table:table-row table:style-name="ro1">
          <table:table-cell office:value-type="string">
            <text:p>2013-05-31</text:p>
          </table:table-cell>
          <table:table-cell office:value-type="float" office:value="594200">
            <text:p>594200</text:p>
          </table:table-cell>
          <table:table-cell office:value-type="float" office:value="328600">
            <text:p>328600</text:p>
          </table:table-cell>
          <table:table-cell office:value-type="float" office:value="289500">
            <text:p>289500</text:p>
          </table:table-cell>
          <table:table-cell office:value-type="float" office:value="244500">
            <text:p>244500</text:p>
          </table:table-cell>
          <table:table-cell office:value-type="float" office:value="139000">
            <text:p>1390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2013-06-30</text:p>
          </table:table-cell>
          <table:table-cell office:value-type="float" office:value="611800">
            <text:p>611800</text:p>
          </table:table-cell>
          <table:table-cell office:value-type="float" office:value="332200">
            <text:p>332200</text:p>
          </table:table-cell>
          <table:table-cell office:value-type="float" office:value="294700">
            <text:p>294700</text:p>
          </table:table-cell>
          <table:table-cell office:value-type="float" office:value="248700">
            <text:p>248700</text:p>
          </table:table-cell>
          <table:table-cell office:value-type="float" office:value="141100">
            <text:p>141100</text:p>
          </table:table-cell>
          <table:table-cell office:value-type="float" office:value="121700">
            <text:p>121700</text:p>
          </table:table-cell>
        </table:table-row>
        <table:table-row table:style-name="ro1">
          <table:table-cell office:value-type="string">
            <text:p>2013-07-31</text:p>
          </table:table-cell>
          <table:table-cell office:value-type="float" office:value="626800">
            <text:p>626800</text:p>
          </table:table-cell>
          <table:table-cell office:value-type="float" office:value="338300">
            <text:p>338300</text:p>
          </table:table-cell>
          <table:table-cell office:value-type="float" office:value="302800">
            <text:p>302800</text:p>
          </table:table-cell>
          <table:table-cell office:value-type="float" office:value="254700">
            <text:p>254700</text:p>
          </table:table-cell>
          <table:table-cell office:value-type="float" office:value="142600">
            <text:p>142600</text:p>
          </table:table-cell>
          <table:table-cell office:value-type="float" office:value="125600">
            <text:p>125600</text:p>
          </table:table-cell>
        </table:table-row>
        <table:table-row table:style-name="ro1">
          <table:table-cell office:value-type="string">
            <text:p>2013-08-31</text:p>
          </table:table-cell>
          <table:table-cell office:value-type="float" office:value="629100">
            <text:p>629100</text:p>
          </table:table-cell>
          <table:table-cell office:value-type="float" office:value="341100">
            <text:p>341100</text:p>
          </table:table-cell>
          <table:table-cell office:value-type="float" office:value="306300">
            <text:p>306300</text:p>
          </table:table-cell>
          <table:table-cell office:value-type="float" office:value="258200">
            <text:p>258200</text:p>
          </table:table-cell>
          <table:table-cell office:value-type="float" office:value="144100">
            <text:p>144100</text:p>
          </table:table-cell>
          <table:table-cell office:value-type="float" office:value="127700">
            <text:p>127700</text:p>
          </table:table-cell>
        </table:table-row>
        <table:table-row table:style-name="ro1">
          <table:table-cell office:value-type="string">
            <text:p>2013-09-30</text:p>
          </table:table-cell>
          <table:table-cell office:value-type="float" office:value="630700">
            <text:p>630700</text:p>
          </table:table-cell>
          <table:table-cell office:value-type="float" office:value="342100">
            <text:p>342100</text:p>
          </table:table-cell>
          <table:table-cell office:value-type="float" office:value="306000">
            <text:p>306000</text:p>
          </table:table-cell>
          <table:table-cell office:value-type="float" office:value="258600">
            <text:p>258600</text:p>
          </table:table-cell>
          <table:table-cell office:value-type="float" office:value="143900">
            <text:p>143900</text:p>
          </table:table-cell>
          <table:table-cell office:value-type="float" office:value="128200">
            <text:p>128200</text:p>
          </table:table-cell>
        </table:table-row>
        <table:table-row table:style-name="ro1">
          <table:table-cell office:value-type="string">
            <text:p>2013-10-31</text:p>
          </table:table-cell>
          <table:table-cell office:value-type="float" office:value="636900">
            <text:p>636900</text:p>
          </table:table-cell>
          <table:table-cell office:value-type="float" office:value="343800">
            <text:p>343800</text:p>
          </table:table-cell>
          <table:table-cell office:value-type="float" office:value="306000">
            <text:p>306000</text:p>
          </table:table-cell>
          <table:table-cell office:value-type="float" office:value="258000">
            <text:p>258000</text:p>
          </table:table-cell>
          <table:table-cell office:value-type="float" office:value="142900">
            <text:p>142900</text:p>
          </table:table-cell>
          <table:table-cell office:value-type="float" office:value="128500">
            <text:p>128500</text:p>
          </table:table-cell>
        </table:table-row>
        <table:table-row table:style-name="ro1">
          <table:table-cell office:value-type="string">
            <text:p>2013-11-30</text:p>
          </table:table-cell>
          <table:table-cell office:value-type="float" office:value="637100">
            <text:p>637100</text:p>
          </table:table-cell>
          <table:table-cell office:value-type="float" office:value="349200">
            <text:p>349200</text:p>
          </table:table-cell>
          <table:table-cell office:value-type="float" office:value="308800">
            <text:p>308800</text:p>
          </table:table-cell>
          <table:table-cell office:value-type="float" office:value="258300">
            <text:p>258300</text:p>
          </table:table-cell>
          <table:table-cell office:value-type="float" office:value="143100">
            <text:p>143100</text:p>
          </table:table-cell>
          <table:table-cell office:value-type="float" office:value="135200">
            <text:p>135200</text:p>
          </table:table-cell>
        </table:table-row>
      </table:table>
      <table:named-expressions/>
      <table:database-ranges>
        <table:database-range table:name="__Anonymous_Sheet_DB__4" table:target-range-address="prices.K1:prices.K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5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percentage-style style:name="N135">
      <number:number number:decimal-places="1" number:min-integer-digits="1"/>
      <number:text>%</number:text>
    </number:percentag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1-24T06:47:24</meta:creation-date>
    <dc:date>2014-01-30T10:29:45</dc:date>
    <dc:creator>Lewis </dc:creator>
    <meta:editing-duration>PT11H48M1S</meta:editing-duration>
    <meta:editing-cycles>73</meta:editing-cycles>
    <meta:generator>LibreOffice/3.5$Linux_X86_64 LibreOffice_project/350m1$Build-2</meta:generator>
    <meta:document-statistic meta:table-count="5" meta:cell-count="2488" meta:object-count="0"/>
  </office:meta>
</office:document-meta>
</file>